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77.15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52.37mm"/>
    </style:style>
    <style:style style:name="co5" style:family="table-column">
      <style:table-column-properties fo:break-before="auto" style:column-width="44.73mm"/>
    </style:style>
    <style:style style:name="co6" style:family="table-column">
      <style:table-column-properties fo:break-before="auto" style:column-width="92.9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RIPout" table:style-name="ta1">
        <table:shapes>
          <draw:frame draw:z-index="0" draw:style-name="gr1" draw:text-style-name="P1" svg:width="198.79mm" svg:height="111.81mm" svg:x="444.07mm" svg:y="56.24mm">
            <draw:object draw:notify-on-update-of-ranges="DRIPout.A1:DRIPout.A1 DRIPout.A2:DRIPout.A222 DRIPout.E1:DRIPout.E1 DRIPout.E2:DRIPout.E222 DRIPout.A1:DRIPout.A1 DRIPout.A2:DRIPout.A222 DRIPout.I1:DRIPout.I1 DRIPout.I2:DRIPout.I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1" table:default-cell-style-name="Default"/>
        <table:table-column table:style-name="co4" table:default-cell-style-name="ce1"/>
        <table:table-column table:style-name="co7" table:default-cell-style-name="ce2"/>
        <table:table-row table:style-name="ro1">
          <table:table-cell table:style-name="Default" office:value-type="string" calcext:value-type="string">
            <text:p>Packet number</text:p>
          </table:table-cell>
          <table:table-cell office:value-type="string" calcext:value-type="string">
            <text:p>Switch 2</text:p>
          </table:table-cell>
          <table:table-cell/>
          <table:table-cell table:number-columns-repeated="2" office:value-type="string" calcext:value-type="string">
            <text:p>Queue time delta Switch 2</text:p>
          </table:table-cell>
          <table:table-cell office:value-type="string" calcext:value-type="string">
            <text:p>Switch 1</text:p>
          </table:table-cell>
          <table:table-cell/>
          <table:table-cell table:style-name="ce3" office:value-type="string" calcext:value-type="string">
            <text:p>Queue time delta (uS) Switch 1</text:p>
          </table:table-cell>
          <table:table-cell office:value-type="string" calcext:value-type="string">
            <text:p>Queue time delta Switch 1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];LEN([.B2]) - SEARCH(&quot;qtdelta=&quot;;[.B2])-7)" office:value-type="string" office:string-value="28 |&gt;" calcext:value-type="string">
            <text:p>28 |&gt;</text:p>
          </table:table-cell>
          <table:table-cell table:formula="of:=LEFT([.C2];LEN([.C2])-3)" office:value-type="string" office:string-value="28" calcext:value-type="string">
            <text:p>28</text:p>
          </table:table-cell>
          <table:table-cell table:formula="of:=VALUE([.D2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2];LEN([.F2]) - SEARCH(&quot;qtdelta=&quot;;[.F2])-7)" office:value-type="string" office:string-value="40 |&gt;] |&gt;" calcext:value-type="string">
            <text:p>40 |&gt;] |&gt;</text:p>
          </table:table-cell>
          <table:table-cell table:formula="of:=LEFT([.G2];LEN([.G2])-7)" office:value-type="string" office:string-value="40" calcext:value-type="string">
            <text:p>40</text:p>
          </table:table-cell>
          <table:table-cell table:formula="of:=VALUE([.H2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string" calcext:value-type="string">
            <text:p>&lt;SwitchTrace <text:s/>swid=2 qdepth=0 qtdelta=67 |&gt;</text:p>
          </table:table-cell>
          <table:table-cell table:formula="of:=RIGHT([.B3];LEN([.B3]) - SEARCH(&quot;qtdelta=&quot;;[.B3])-7)" office:value-type="string" office:string-value="67 |&gt;" calcext:value-type="string">
            <text:p>67 |&gt;</text:p>
          </table:table-cell>
          <table:table-cell table:formula="of:=LEFT([.C3];LEN([.C3])-3)" office:value-type="string" office:string-value="67" calcext:value-type="string">
            <text:p>67</text:p>
          </table:table-cell>
          <table:table-cell table:formula="of:=VALUE([.D3])" office:value-type="float" office:value="67" calcext:value-type="float">
            <text:p>6.7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3];LEN([.F3]) - SEARCH(&quot;qtdelta=&quot;;[.F3])-7)" office:value-type="string" office:string-value="38 |&gt;] |&gt;" calcext:value-type="string">
            <text:p>38 |&gt;] |&gt;</text:p>
          </table:table-cell>
          <table:table-cell table:formula="of:=LEFT([.G3];LEN([.G3])-7)" office:value-type="string" office:string-value="38" calcext:value-type="string">
            <text:p>38</text:p>
          </table:table-cell>
          <table:table-cell table:formula="of:=VALUE([.H3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4];LEN([.B4]) - SEARCH(&quot;qtdelta=&quot;;[.B4])-7)" office:value-type="string" office:string-value="35 |&gt;" calcext:value-type="string">
            <text:p>35 |&gt;</text:p>
          </table:table-cell>
          <table:table-cell table:formula="of:=LEFT([.C4];LEN([.C4])-3)" office:value-type="string" office:string-value="35" calcext:value-type="string">
            <text:p>35</text:p>
          </table:table-cell>
          <table:table-cell table:formula="of:=VALUE([.D4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4];LEN([.F4]) - SEARCH(&quot;qtdelta=&quot;;[.F4])-7)" office:value-type="string" office:string-value="29 |&gt;] |&gt;" calcext:value-type="string">
            <text:p>29 |&gt;] |&gt;</text:p>
          </table:table-cell>
          <table:table-cell table:formula="of:=LEFT([.G4];LEN([.G4])-7)" office:value-type="string" office:string-value="29" calcext:value-type="string">
            <text:p>29</text:p>
          </table:table-cell>
          <table:table-cell table:formula="of:=VALUE([.H4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5];LEN([.B5]) - SEARCH(&quot;qtdelta=&quot;;[.B5])-7)" office:value-type="string" office:string-value="35 |&gt;" calcext:value-type="string">
            <text:p>35 |&gt;</text:p>
          </table:table-cell>
          <table:table-cell table:formula="of:=LEFT([.C5];LEN([.C5])-3)" office:value-type="string" office:string-value="35" calcext:value-type="string">
            <text:p>35</text:p>
          </table:table-cell>
          <table:table-cell table:formula="of:=VALUE([.D5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5];LEN([.F5]) - SEARCH(&quot;qtdelta=&quot;;[.F5])-7)" office:value-type="string" office:string-value="37 |&gt;] |&gt;" calcext:value-type="string">
            <text:p>37 |&gt;] |&gt;</text:p>
          </table:table-cell>
          <table:table-cell table:formula="of:=LEFT([.G5];LEN([.G5])-7)" office:value-type="string" office:string-value="37" calcext:value-type="string">
            <text:p>37</text:p>
          </table:table-cell>
          <table:table-cell table:formula="of:=VALUE([.H5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6];LEN([.B6]) - SEARCH(&quot;qtdelta=&quot;;[.B6])-7)" office:value-type="string" office:string-value="33 |&gt;" calcext:value-type="string">
            <text:p>33 |&gt;</text:p>
          </table:table-cell>
          <table:table-cell table:formula="of:=LEFT([.C6];LEN([.C6])-3)" office:value-type="string" office:string-value="33" calcext:value-type="string">
            <text:p>33</text:p>
          </table:table-cell>
          <table:table-cell table:formula="of:=VALUE([.D6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6];LEN([.F6]) - SEARCH(&quot;qtdelta=&quot;;[.F6])-7)" office:value-type="string" office:string-value="40 |&gt;] |&gt;" calcext:value-type="string">
            <text:p>40 |&gt;] |&gt;</text:p>
          </table:table-cell>
          <table:table-cell table:formula="of:=LEFT([.G6];LEN([.G6])-7)" office:value-type="string" office:string-value="40" calcext:value-type="string">
            <text:p>40</text:p>
          </table:table-cell>
          <table:table-cell table:formula="of:=VALUE([.H6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7];LEN([.B7]) - SEARCH(&quot;qtdelta=&quot;;[.B7])-7)" office:value-type="string" office:string-value="29 |&gt;" calcext:value-type="string">
            <text:p>29 |&gt;</text:p>
          </table:table-cell>
          <table:table-cell table:formula="of:=LEFT([.C7];LEN([.C7])-3)" office:value-type="string" office:string-value="29" calcext:value-type="string">
            <text:p>29</text:p>
          </table:table-cell>
          <table:table-cell table:formula="of:=VALUE([.D7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51 |&gt;] |&gt;</text:p>
          </table:table-cell>
          <table:table-cell table:formula="of:=RIGHT([.F7];LEN([.F7]) - SEARCH(&quot;qtdelta=&quot;;[.F7])-7)" office:value-type="string" office:string-value="51 |&gt;] |&gt;" calcext:value-type="string">
            <text:p>51 |&gt;] |&gt;</text:p>
          </table:table-cell>
          <table:table-cell table:formula="of:=LEFT([.G7];LEN([.G7])-7)" office:value-type="string" office:string-value="51" calcext:value-type="string">
            <text:p>51</text:p>
          </table:table-cell>
          <table:table-cell table:formula="of:=VALUE([.H7])" office:value-type="float" office:value="51" calcext:value-type="float">
            <text:p>5.10E+01</text:p>
          </table:table-cell>
        </table:table-row>
        <table:table-row table:style-name="ro1">
          <table:table-cell office:value-type="float" office:value="7" calcext:value-type="float">
            <text:p>7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8];LEN([.B8]) - SEARCH(&quot;qtdelta=&quot;;[.B8])-7)" office:value-type="string" office:string-value="29 |&gt;" calcext:value-type="string">
            <text:p>29 |&gt;</text:p>
          </table:table-cell>
          <table:table-cell table:formula="of:=LEFT([.C8];LEN([.C8])-3)" office:value-type="string" office:string-value="29" calcext:value-type="string">
            <text:p>29</text:p>
          </table:table-cell>
          <table:table-cell table:formula="of:=VALUE([.D8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8];LEN([.F8]) - SEARCH(&quot;qtdelta=&quot;;[.F8])-7)" office:value-type="string" office:string-value="33 |&gt;] |&gt;" calcext:value-type="string">
            <text:p>33 |&gt;] |&gt;</text:p>
          </table:table-cell>
          <table:table-cell table:formula="of:=LEFT([.G8];LEN([.G8])-7)" office:value-type="string" office:string-value="33" calcext:value-type="string">
            <text:p>33</text:p>
          </table:table-cell>
          <table:table-cell table:formula="of:=VALUE([.H8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9];LEN([.B9]) - SEARCH(&quot;qtdelta=&quot;;[.B9])-7)" office:value-type="string" office:string-value="27 |&gt;" calcext:value-type="string">
            <text:p>27 |&gt;</text:p>
          </table:table-cell>
          <table:table-cell table:formula="of:=LEFT([.C9];LEN([.C9])-3)" office:value-type="string" office:string-value="27" calcext:value-type="string">
            <text:p>27</text:p>
          </table:table-cell>
          <table:table-cell table:formula="of:=VALUE([.D9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58 |&gt;] |&gt;</text:p>
          </table:table-cell>
          <table:table-cell table:formula="of:=RIGHT([.F9];LEN([.F9]) - SEARCH(&quot;qtdelta=&quot;;[.F9])-7)" office:value-type="string" office:string-value="58 |&gt;] |&gt;" calcext:value-type="string">
            <text:p>58 |&gt;] |&gt;</text:p>
          </table:table-cell>
          <table:table-cell table:formula="of:=LEFT([.G9];LEN([.G9])-7)" office:value-type="string" office:string-value="58" calcext:value-type="string">
            <text:p>58</text:p>
          </table:table-cell>
          <table:table-cell table:formula="of:=VALUE([.H9])" office:value-type="float" office:value="58" calcext:value-type="float">
            <text:p>5.80E+01</text:p>
          </table:table-cell>
        </table:table-row>
        <table:table-row table:style-name="ro1">
          <table:table-cell office:value-type="float" office:value="9" calcext:value-type="float">
            <text:p>9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0];LEN([.B10]) - SEARCH(&quot;qtdelta=&quot;;[.B10])-7)" office:value-type="string" office:string-value="26 |&gt;" calcext:value-type="string">
            <text:p>26 |&gt;</text:p>
          </table:table-cell>
          <table:table-cell table:formula="of:=LEFT([.C10];LEN([.C10])-3)" office:value-type="string" office:string-value="26" calcext:value-type="string">
            <text:p>26</text:p>
          </table:table-cell>
          <table:table-cell table:formula="of:=VALUE([.D10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0];LEN([.F10]) - SEARCH(&quot;qtdelta=&quot;;[.F10])-7)" office:value-type="string" office:string-value="30 |&gt;] |&gt;" calcext:value-type="string">
            <text:p>30 |&gt;] |&gt;</text:p>
          </table:table-cell>
          <table:table-cell table:formula="of:=LEFT([.G10];LEN([.G10])-7)" office:value-type="string" office:string-value="30" calcext:value-type="string">
            <text:p>30</text:p>
          </table:table-cell>
          <table:table-cell table:formula="of:=VALUE([.H10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11];LEN([.B11]) - SEARCH(&quot;qtdelta=&quot;;[.B11])-7)" office:value-type="string" office:string-value="25 |&gt;" calcext:value-type="string">
            <text:p>25 |&gt;</text:p>
          </table:table-cell>
          <table:table-cell table:formula="of:=LEFT([.C11];LEN([.C11])-3)" office:value-type="string" office:string-value="25" calcext:value-type="string">
            <text:p>25</text:p>
          </table:table-cell>
          <table:table-cell table:formula="of:=VALUE([.D11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100 |&gt;] |&gt;</text:p>
          </table:table-cell>
          <table:table-cell table:formula="of:=RIGHT([.F11];LEN([.F11]) - SEARCH(&quot;qtdelta=&quot;;[.F11])-7)" office:value-type="string" office:string-value="100 |&gt;] |&gt;" calcext:value-type="string">
            <text:p>100 |&gt;] |&gt;</text:p>
          </table:table-cell>
          <table:table-cell table:formula="of:=LEFT([.G11];LEN([.G11])-7)" office:value-type="string" office:string-value="100" calcext:value-type="string">
            <text:p>100</text:p>
          </table:table-cell>
          <table:table-cell table:formula="of:=VALUE([.H11])" office:value-type="float" office:value="100" calcext:value-type="float">
            <text:p>1.00E+02</text:p>
          </table:table-cell>
        </table:table-row>
        <table:table-row table:style-name="ro1">
          <table:table-cell office:value-type="float" office:value="11" calcext:value-type="float">
            <text:p>11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2];LEN([.B12]) - SEARCH(&quot;qtdelta=&quot;;[.B12])-7)" office:value-type="string" office:string-value="27 |&gt;" calcext:value-type="string">
            <text:p>27 |&gt;</text:p>
          </table:table-cell>
          <table:table-cell table:formula="of:=LEFT([.C12];LEN([.C12])-3)" office:value-type="string" office:string-value="27" calcext:value-type="string">
            <text:p>27</text:p>
          </table:table-cell>
          <table:table-cell table:formula="of:=VALUE([.D12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2];LEN([.F12]) - SEARCH(&quot;qtdelta=&quot;;[.F12])-7)" office:value-type="string" office:string-value="31 |&gt;] |&gt;" calcext:value-type="string">
            <text:p>31 |&gt;] |&gt;</text:p>
          </table:table-cell>
          <table:table-cell table:formula="of:=LEFT([.G12];LEN([.G12])-7)" office:value-type="string" office:string-value="31" calcext:value-type="string">
            <text:p>31</text:p>
          </table:table-cell>
          <table:table-cell table:formula="of:=VALUE([.H12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2" calcext:value-type="float">
            <text:p>12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3];LEN([.B13]) - SEARCH(&quot;qtdelta=&quot;;[.B13])-7)" office:value-type="string" office:string-value="33 |&gt;" calcext:value-type="string">
            <text:p>33 |&gt;</text:p>
          </table:table-cell>
          <table:table-cell table:formula="of:=LEFT([.C13];LEN([.C13])-3)" office:value-type="string" office:string-value="33" calcext:value-type="string">
            <text:p>33</text:p>
          </table:table-cell>
          <table:table-cell table:formula="of:=VALUE([.D13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53 |&gt;] |&gt;</text:p>
          </table:table-cell>
          <table:table-cell table:formula="of:=RIGHT([.F13];LEN([.F13]) - SEARCH(&quot;qtdelta=&quot;;[.F13])-7)" office:value-type="string" office:string-value="53 |&gt;] |&gt;" calcext:value-type="string">
            <text:p>53 |&gt;] |&gt;</text:p>
          </table:table-cell>
          <table:table-cell table:formula="of:=LEFT([.G13];LEN([.G13])-7)" office:value-type="string" office:string-value="53" calcext:value-type="string">
            <text:p>53</text:p>
          </table:table-cell>
          <table:table-cell table:formula="of:=VALUE([.H13])" office:value-type="float" office:value="53" calcext:value-type="float">
            <text:p>5.30E+01</text:p>
          </table:table-cell>
        </table:table-row>
        <table:table-row table:style-name="ro1">
          <table:table-cell office:value-type="float" office:value="13" calcext:value-type="float">
            <text:p>13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4];LEN([.B14]) - SEARCH(&quot;qtdelta=&quot;;[.B14])-7)" office:value-type="string" office:string-value="34 |&gt;" calcext:value-type="string">
            <text:p>34 |&gt;</text:p>
          </table:table-cell>
          <table:table-cell table:formula="of:=LEFT([.C14];LEN([.C14])-3)" office:value-type="string" office:string-value="34" calcext:value-type="string">
            <text:p>34</text:p>
          </table:table-cell>
          <table:table-cell table:formula="of:=VALUE([.D14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4];LEN([.F14]) - SEARCH(&quot;qtdelta=&quot;;[.F14])-7)" office:value-type="string" office:string-value="35 |&gt;] |&gt;" calcext:value-type="string">
            <text:p>35 |&gt;] |&gt;</text:p>
          </table:table-cell>
          <table:table-cell table:formula="of:=LEFT([.G14];LEN([.G14])-7)" office:value-type="string" office:string-value="35" calcext:value-type="string">
            <text:p>35</text:p>
          </table:table-cell>
          <table:table-cell table:formula="of:=VALUE([.H14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4" calcext:value-type="float">
            <text:p>14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5];LEN([.B15]) - SEARCH(&quot;qtdelta=&quot;;[.B15])-7)" office:value-type="string" office:string-value="28 |&gt;" calcext:value-type="string">
            <text:p>28 |&gt;</text:p>
          </table:table-cell>
          <table:table-cell table:formula="of:=LEFT([.C15];LEN([.C15])-3)" office:value-type="string" office:string-value="28" calcext:value-type="string">
            <text:p>28</text:p>
          </table:table-cell>
          <table:table-cell table:formula="of:=VALUE([.D15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49 |&gt;] |&gt;</text:p>
          </table:table-cell>
          <table:table-cell table:formula="of:=RIGHT([.F15];LEN([.F15]) - SEARCH(&quot;qtdelta=&quot;;[.F15])-7)" office:value-type="string" office:string-value="49 |&gt;] |&gt;" calcext:value-type="string">
            <text:p>49 |&gt;] |&gt;</text:p>
          </table:table-cell>
          <table:table-cell table:formula="of:=LEFT([.G15];LEN([.G15])-7)" office:value-type="string" office:string-value="49" calcext:value-type="string">
            <text:p>49</text:p>
          </table:table-cell>
          <table:table-cell table:formula="of:=VALUE([.H15])" office:value-type="float" office:value="49" calcext:value-type="float">
            <text:p>4.90E+01</text:p>
          </table:table-cell>
        </table:table-row>
        <table:table-row table:style-name="ro1">
          <table:table-cell office:value-type="float" office:value="15" calcext:value-type="float">
            <text:p>15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6];LEN([.B16]) - SEARCH(&quot;qtdelta=&quot;;[.B16])-7)" office:value-type="string" office:string-value="34 |&gt;" calcext:value-type="string">
            <text:p>34 |&gt;</text:p>
          </table:table-cell>
          <table:table-cell table:formula="of:=LEFT([.C16];LEN([.C16])-3)" office:value-type="string" office:string-value="34" calcext:value-type="string">
            <text:p>34</text:p>
          </table:table-cell>
          <table:table-cell table:formula="of:=VALUE([.D16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6];LEN([.F16]) - SEARCH(&quot;qtdelta=&quot;;[.F16])-7)" office:value-type="string" office:string-value="38 |&gt;] |&gt;" calcext:value-type="string">
            <text:p>38 |&gt;] |&gt;</text:p>
          </table:table-cell>
          <table:table-cell table:formula="of:=LEFT([.G16];LEN([.G16])-7)" office:value-type="string" office:string-value="38" calcext:value-type="string">
            <text:p>38</text:p>
          </table:table-cell>
          <table:table-cell table:formula="of:=VALUE([.H16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6" calcext:value-type="float">
            <text:p>16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7];LEN([.B17]) - SEARCH(&quot;qtdelta=&quot;;[.B17])-7)" office:value-type="string" office:string-value="34 |&gt;" calcext:value-type="string">
            <text:p>34 |&gt;</text:p>
          </table:table-cell>
          <table:table-cell table:formula="of:=LEFT([.C17];LEN([.C17])-3)" office:value-type="string" office:string-value="34" calcext:value-type="string">
            <text:p>34</text:p>
          </table:table-cell>
          <table:table-cell table:formula="of:=VALUE([.D17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7];LEN([.F17]) - SEARCH(&quot;qtdelta=&quot;;[.F17])-7)" office:value-type="string" office:string-value="35 |&gt;] |&gt;" calcext:value-type="string">
            <text:p>35 |&gt;] |&gt;</text:p>
          </table:table-cell>
          <table:table-cell table:formula="of:=LEFT([.G17];LEN([.G17])-7)" office:value-type="string" office:string-value="35" calcext:value-type="string">
            <text:p>35</text:p>
          </table:table-cell>
          <table:table-cell table:formula="of:=VALUE([.H17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7" calcext:value-type="float">
            <text:p>17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8];LEN([.B18]) - SEARCH(&quot;qtdelta=&quot;;[.B18])-7)" office:value-type="string" office:string-value="28 |&gt;" calcext:value-type="string">
            <text:p>28 |&gt;</text:p>
          </table:table-cell>
          <table:table-cell table:formula="of:=LEFT([.C18];LEN([.C18])-3)" office:value-type="string" office:string-value="28" calcext:value-type="string">
            <text:p>28</text:p>
          </table:table-cell>
          <table:table-cell table:formula="of:=VALUE([.D18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8];LEN([.F18]) - SEARCH(&quot;qtdelta=&quot;;[.F18])-7)" office:value-type="string" office:string-value="38 |&gt;] |&gt;" calcext:value-type="string">
            <text:p>38 |&gt;] |&gt;</text:p>
          </table:table-cell>
          <table:table-cell table:formula="of:=LEFT([.G18];LEN([.G18])-7)" office:value-type="string" office:string-value="38" calcext:value-type="string">
            <text:p>38</text:p>
          </table:table-cell>
          <table:table-cell table:formula="of:=VALUE([.H18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8" calcext:value-type="float">
            <text:p>18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9];LEN([.B19]) - SEARCH(&quot;qtdelta=&quot;;[.B19])-7)" office:value-type="string" office:string-value="29 |&gt;" calcext:value-type="string">
            <text:p>29 |&gt;</text:p>
          </table:table-cell>
          <table:table-cell table:formula="of:=LEFT([.C19];LEN([.C19])-3)" office:value-type="string" office:string-value="29" calcext:value-type="string">
            <text:p>29</text:p>
          </table:table-cell>
          <table:table-cell table:formula="of:=VALUE([.D19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9];LEN([.F19]) - SEARCH(&quot;qtdelta=&quot;;[.F19])-7)" office:value-type="string" office:string-value="36 |&gt;] |&gt;" calcext:value-type="string">
            <text:p>36 |&gt;] |&gt;</text:p>
          </table:table-cell>
          <table:table-cell table:formula="of:=LEFT([.G19];LEN([.G19])-7)" office:value-type="string" office:string-value="36" calcext:value-type="string">
            <text:p>36</text:p>
          </table:table-cell>
          <table:table-cell table:formula="of:=VALUE([.H19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9" calcext:value-type="float">
            <text:p>19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0];LEN([.B20]) - SEARCH(&quot;qtdelta=&quot;;[.B20])-7)" office:value-type="string" office:string-value="27 |&gt;" calcext:value-type="string">
            <text:p>27 |&gt;</text:p>
          </table:table-cell>
          <table:table-cell table:formula="of:=LEFT([.C20];LEN([.C20])-3)" office:value-type="string" office:string-value="27" calcext:value-type="string">
            <text:p>27</text:p>
          </table:table-cell>
          <table:table-cell table:formula="of:=VALUE([.D20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0];LEN([.F20]) - SEARCH(&quot;qtdelta=&quot;;[.F20])-7)" office:value-type="string" office:string-value="33 |&gt;] |&gt;" calcext:value-type="string">
            <text:p>33 |&gt;] |&gt;</text:p>
          </table:table-cell>
          <table:table-cell table:formula="of:=LEFT([.G20];LEN([.G20])-7)" office:value-type="string" office:string-value="33" calcext:value-type="string">
            <text:p>33</text:p>
          </table:table-cell>
          <table:table-cell table:formula="of:=VALUE([.H20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1];LEN([.B21]) - SEARCH(&quot;qtdelta=&quot;;[.B21])-7)" office:value-type="string" office:string-value="32 |&gt;" calcext:value-type="string">
            <text:p>32 |&gt;</text:p>
          </table:table-cell>
          <table:table-cell table:formula="of:=LEFT([.C21];LEN([.C21])-3)" office:value-type="string" office:string-value="32" calcext:value-type="string">
            <text:p>32</text:p>
          </table:table-cell>
          <table:table-cell table:formula="of:=VALUE([.D21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21];LEN([.F21]) - SEARCH(&quot;qtdelta=&quot;;[.F21])-7)" office:value-type="string" office:string-value="40 |&gt;] |&gt;" calcext:value-type="string">
            <text:p>40 |&gt;] |&gt;</text:p>
          </table:table-cell>
          <table:table-cell table:formula="of:=LEFT([.G21];LEN([.G21])-7)" office:value-type="string" office:string-value="40" calcext:value-type="string">
            <text:p>40</text:p>
          </table:table-cell>
          <table:table-cell table:formula="of:=VALUE([.H21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21" calcext:value-type="float">
            <text:p>21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22];LEN([.B22]) - SEARCH(&quot;qtdelta=&quot;;[.B22])-7)" office:value-type="string" office:string-value="38 |&gt;" calcext:value-type="string">
            <text:p>38 |&gt;</text:p>
          </table:table-cell>
          <table:table-cell table:formula="of:=LEFT([.C22];LEN([.C22])-3)" office:value-type="string" office:string-value="38" calcext:value-type="string">
            <text:p>38</text:p>
          </table:table-cell>
          <table:table-cell table:formula="of:=VALUE([.D22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42 |&gt;] |&gt;</text:p>
          </table:table-cell>
          <table:table-cell table:formula="of:=RIGHT([.F22];LEN([.F22]) - SEARCH(&quot;qtdelta=&quot;;[.F22])-7)" office:value-type="string" office:string-value="42 |&gt;] |&gt;" calcext:value-type="string">
            <text:p>42 |&gt;] |&gt;</text:p>
          </table:table-cell>
          <table:table-cell table:formula="of:=LEFT([.G22];LEN([.G22])-7)" office:value-type="string" office:string-value="42" calcext:value-type="string">
            <text:p>42</text:p>
          </table:table-cell>
          <table:table-cell table:formula="of:=VALUE([.H22])" office:value-type="float" office:value="42" calcext:value-type="float">
            <text:p>4.20E+01</text:p>
          </table:table-cell>
        </table:table-row>
        <table:table-row table:style-name="ro1">
          <table:table-cell office:value-type="float" office:value="22" calcext:value-type="float">
            <text:p>22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23];LEN([.B23]) - SEARCH(&quot;qtdelta=&quot;;[.B23])-7)" office:value-type="string" office:string-value="34 |&gt;" calcext:value-type="string">
            <text:p>34 |&gt;</text:p>
          </table:table-cell>
          <table:table-cell table:formula="of:=LEFT([.C23];LEN([.C23])-3)" office:value-type="string" office:string-value="34" calcext:value-type="string">
            <text:p>34</text:p>
          </table:table-cell>
          <table:table-cell table:formula="of:=VALUE([.D23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23];LEN([.F23]) - SEARCH(&quot;qtdelta=&quot;;[.F23])-7)" office:value-type="string" office:string-value="43 |&gt;] |&gt;" calcext:value-type="string">
            <text:p>43 |&gt;] |&gt;</text:p>
          </table:table-cell>
          <table:table-cell table:formula="of:=LEFT([.G23];LEN([.G23])-7)" office:value-type="string" office:string-value="43" calcext:value-type="string">
            <text:p>43</text:p>
          </table:table-cell>
          <table:table-cell table:formula="of:=VALUE([.H23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4];LEN([.B24]) - SEARCH(&quot;qtdelta=&quot;;[.B24])-7)" office:value-type="string" office:string-value="33 |&gt;" calcext:value-type="string">
            <text:p>33 |&gt;</text:p>
          </table:table-cell>
          <table:table-cell table:formula="of:=LEFT([.C24];LEN([.C24])-3)" office:value-type="string" office:string-value="33" calcext:value-type="string">
            <text:p>33</text:p>
          </table:table-cell>
          <table:table-cell table:formula="of:=VALUE([.D24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24];LEN([.F24]) - SEARCH(&quot;qtdelta=&quot;;[.F24])-7)" office:value-type="string" office:string-value="32 |&gt;] |&gt;" calcext:value-type="string">
            <text:p>32 |&gt;] |&gt;</text:p>
          </table:table-cell>
          <table:table-cell table:formula="of:=LEFT([.G24];LEN([.G24])-7)" office:value-type="string" office:string-value="32" calcext:value-type="string">
            <text:p>32</text:p>
          </table:table-cell>
          <table:table-cell table:formula="of:=VALUE([.H24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5];LEN([.B25]) - SEARCH(&quot;qtdelta=&quot;;[.B25])-7)" office:value-type="string" office:string-value="27 |&gt;" calcext:value-type="string">
            <text:p>27 |&gt;</text:p>
          </table:table-cell>
          <table:table-cell table:formula="of:=LEFT([.C25];LEN([.C25])-3)" office:value-type="string" office:string-value="27" calcext:value-type="string">
            <text:p>27</text:p>
          </table:table-cell>
          <table:table-cell table:formula="of:=VALUE([.D2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25];LEN([.F25]) - SEARCH(&quot;qtdelta=&quot;;[.F25])-7)" office:value-type="string" office:string-value="37 |&gt;] |&gt;" calcext:value-type="string">
            <text:p>37 |&gt;] |&gt;</text:p>
          </table:table-cell>
          <table:table-cell table:formula="of:=LEFT([.G25];LEN([.G25])-7)" office:value-type="string" office:string-value="37" calcext:value-type="string">
            <text:p>37</text:p>
          </table:table-cell>
          <table:table-cell table:formula="of:=VALUE([.H25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25" calcext:value-type="float">
            <text:p>25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6];LEN([.B26]) - SEARCH(&quot;qtdelta=&quot;;[.B26])-7)" office:value-type="string" office:string-value="33 |&gt;" calcext:value-type="string">
            <text:p>33 |&gt;</text:p>
          </table:table-cell>
          <table:table-cell table:formula="of:=LEFT([.C26];LEN([.C26])-3)" office:value-type="string" office:string-value="33" calcext:value-type="string">
            <text:p>33</text:p>
          </table:table-cell>
          <table:table-cell table:formula="of:=VALUE([.D26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6];LEN([.F26]) - SEARCH(&quot;qtdelta=&quot;;[.F26])-7)" office:value-type="string" office:string-value="34 |&gt;] |&gt;" calcext:value-type="string">
            <text:p>34 |&gt;] |&gt;</text:p>
          </table:table-cell>
          <table:table-cell table:formula="of:=LEFT([.G26];LEN([.G26])-7)" office:value-type="string" office:string-value="34" calcext:value-type="string">
            <text:p>34</text:p>
          </table:table-cell>
          <table:table-cell table:formula="of:=VALUE([.H26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7];LEN([.B27]) - SEARCH(&quot;qtdelta=&quot;;[.B27])-7)" office:value-type="string" office:string-value="28 |&gt;" calcext:value-type="string">
            <text:p>28 |&gt;</text:p>
          </table:table-cell>
          <table:table-cell table:formula="of:=LEFT([.C27];LEN([.C27])-3)" office:value-type="string" office:string-value="28" calcext:value-type="string">
            <text:p>28</text:p>
          </table:table-cell>
          <table:table-cell table:formula="of:=VALUE([.D27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7];LEN([.F27]) - SEARCH(&quot;qtdelta=&quot;;[.F27])-7)" office:value-type="string" office:string-value="35 |&gt;] |&gt;" calcext:value-type="string">
            <text:p>35 |&gt;] |&gt;</text:p>
          </table:table-cell>
          <table:table-cell table:formula="of:=LEFT([.G27];LEN([.G27])-7)" office:value-type="string" office:string-value="35" calcext:value-type="string">
            <text:p>35</text:p>
          </table:table-cell>
          <table:table-cell table:formula="of:=VALUE([.H27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7" calcext:value-type="float">
            <text:p>27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8];LEN([.B28]) - SEARCH(&quot;qtdelta=&quot;;[.B28])-7)" office:value-type="string" office:string-value="27 |&gt;" calcext:value-type="string">
            <text:p>27 |&gt;</text:p>
          </table:table-cell>
          <table:table-cell table:formula="of:=LEFT([.C28];LEN([.C28])-3)" office:value-type="string" office:string-value="27" calcext:value-type="string">
            <text:p>27</text:p>
          </table:table-cell>
          <table:table-cell table:formula="of:=VALUE([.D28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66 |&gt;] |&gt;</text:p>
          </table:table-cell>
          <table:table-cell table:formula="of:=RIGHT([.F28];LEN([.F28]) - SEARCH(&quot;qtdelta=&quot;;[.F28])-7)" office:value-type="string" office:string-value="66 |&gt;] |&gt;" calcext:value-type="string">
            <text:p>66 |&gt;] |&gt;</text:p>
          </table:table-cell>
          <table:table-cell table:formula="of:=LEFT([.G28];LEN([.G28])-7)" office:value-type="string" office:string-value="66" calcext:value-type="string">
            <text:p>66</text:p>
          </table:table-cell>
          <table:table-cell table:formula="of:=VALUE([.H28])" office:value-type="float" office:value="66" calcext:value-type="float">
            <text:p>6.60E+01</text:p>
          </table:table-cell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string" calcext:value-type="string">
            <text:p>&lt;SwitchTrace <text:s/>swid=2 qdepth=0 qtdelta=56 |&gt;</text:p>
          </table:table-cell>
          <table:table-cell table:formula="of:=RIGHT([.B29];LEN([.B29]) - SEARCH(&quot;qtdelta=&quot;;[.B29])-7)" office:value-type="string" office:string-value="56 |&gt;" calcext:value-type="string">
            <text:p>56 |&gt;</text:p>
          </table:table-cell>
          <table:table-cell table:formula="of:=LEFT([.C29];LEN([.C29])-3)" office:value-type="string" office:string-value="56" calcext:value-type="string">
            <text:p>56</text:p>
          </table:table-cell>
          <table:table-cell table:formula="of:=VALUE([.D29])" office:value-type="float" office:value="56" calcext:value-type="float">
            <text:p>5.6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29];LEN([.F29]) - SEARCH(&quot;qtdelta=&quot;;[.F29])-7)" office:value-type="string" office:string-value="36 |&gt;] |&gt;" calcext:value-type="string">
            <text:p>36 |&gt;] |&gt;</text:p>
          </table:table-cell>
          <table:table-cell table:formula="of:=LEFT([.G29];LEN([.G29])-7)" office:value-type="string" office:string-value="36" calcext:value-type="string">
            <text:p>36</text:p>
          </table:table-cell>
          <table:table-cell table:formula="of:=VALUE([.H29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29" calcext:value-type="float">
            <text:p>29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30];LEN([.B30]) - SEARCH(&quot;qtdelta=&quot;;[.B30])-7)" office:value-type="string" office:string-value="28 |&gt;" calcext:value-type="string">
            <text:p>28 |&gt;</text:p>
          </table:table-cell>
          <table:table-cell table:formula="of:=LEFT([.C30];LEN([.C30])-3)" office:value-type="string" office:string-value="28" calcext:value-type="string">
            <text:p>28</text:p>
          </table:table-cell>
          <table:table-cell table:formula="of:=VALUE([.D30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30];LEN([.F30]) - SEARCH(&quot;qtdelta=&quot;;[.F30])-7)" office:value-type="string" office:string-value="33 |&gt;] |&gt;" calcext:value-type="string">
            <text:p>33 |&gt;] |&gt;</text:p>
          </table:table-cell>
          <table:table-cell table:formula="of:=LEFT([.G30];LEN([.G30])-7)" office:value-type="string" office:string-value="33" calcext:value-type="string">
            <text:p>33</text:p>
          </table:table-cell>
          <table:table-cell table:formula="of:=VALUE([.H30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31];LEN([.B31]) - SEARCH(&quot;qtdelta=&quot;;[.B31])-7)" office:value-type="string" office:string-value="30 |&gt;" calcext:value-type="string">
            <text:p>30 |&gt;</text:p>
          </table:table-cell>
          <table:table-cell table:formula="of:=LEFT([.C31];LEN([.C31])-3)" office:value-type="string" office:string-value="30" calcext:value-type="string">
            <text:p>30</text:p>
          </table:table-cell>
          <table:table-cell table:formula="of:=VALUE([.D31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31];LEN([.F31]) - SEARCH(&quot;qtdelta=&quot;;[.F31])-7)" office:value-type="string" office:string-value="34 |&gt;] |&gt;" calcext:value-type="string">
            <text:p>34 |&gt;] |&gt;</text:p>
          </table:table-cell>
          <table:table-cell table:formula="of:=LEFT([.G31];LEN([.G31])-7)" office:value-type="string" office:string-value="34" calcext:value-type="string">
            <text:p>34</text:p>
          </table:table-cell>
          <table:table-cell table:formula="of:=VALUE([.H31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31" calcext:value-type="float">
            <text:p>31.00</text:p>
          </table:table-cell>
          <table:table-cell office:value-type="string" calcext:value-type="string">
            <text:p>&lt;SwitchTrace <text:s/>swid=2 qdepth=0 qtdelta=42 |&gt;</text:p>
          </table:table-cell>
          <table:table-cell table:formula="of:=RIGHT([.B32];LEN([.B32]) - SEARCH(&quot;qtdelta=&quot;;[.B32])-7)" office:value-type="string" office:string-value="42 |&gt;" calcext:value-type="string">
            <text:p>42 |&gt;</text:p>
          </table:table-cell>
          <table:table-cell table:formula="of:=LEFT([.C32];LEN([.C32])-3)" office:value-type="string" office:string-value="42" calcext:value-type="string">
            <text:p>42</text:p>
          </table:table-cell>
          <table:table-cell table:formula="of:=VALUE([.D32])" office:value-type="float" office:value="42" calcext:value-type="float">
            <text:p>4.2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32];LEN([.F32]) - SEARCH(&quot;qtdelta=&quot;;[.F32])-7)" office:value-type="string" office:string-value="32 |&gt;] |&gt;" calcext:value-type="string">
            <text:p>32 |&gt;] |&gt;</text:p>
          </table:table-cell>
          <table:table-cell table:formula="of:=LEFT([.G32];LEN([.G32])-7)" office:value-type="string" office:string-value="32" calcext:value-type="string">
            <text:p>32</text:p>
          </table:table-cell>
          <table:table-cell table:formula="of:=VALUE([.H32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32" calcext:value-type="float">
            <text:p>32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33];LEN([.B33]) - SEARCH(&quot;qtdelta=&quot;;[.B33])-7)" office:value-type="string" office:string-value="33 |&gt;" calcext:value-type="string">
            <text:p>33 |&gt;</text:p>
          </table:table-cell>
          <table:table-cell table:formula="of:=LEFT([.C33];LEN([.C33])-3)" office:value-type="string" office:string-value="33" calcext:value-type="string">
            <text:p>33</text:p>
          </table:table-cell>
          <table:table-cell table:formula="of:=VALUE([.D33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26 |&gt;] |&gt;</text:p>
          </table:table-cell>
          <table:table-cell table:formula="of:=RIGHT([.F33];LEN([.F33]) - SEARCH(&quot;qtdelta=&quot;;[.F33])-7)" office:value-type="string" office:string-value="26 |&gt;] |&gt;" calcext:value-type="string">
            <text:p>26 |&gt;] |&gt;</text:p>
          </table:table-cell>
          <table:table-cell table:formula="of:=LEFT([.G33];LEN([.G33])-7)" office:value-type="string" office:string-value="26" calcext:value-type="string">
            <text:p>26</text:p>
          </table:table-cell>
          <table:table-cell table:formula="of:=VALUE([.H33])" office:value-type="float" office:value="26" calcext:value-type="float">
            <text:p>2.60E+01</text:p>
          </table:table-cell>
        </table:table-row>
        <table:table-row table:style-name="ro1">
          <table:table-cell office:value-type="float" office:value="33" calcext:value-type="float">
            <text:p>33.00</text:p>
          </table:table-cell>
          <table:table-cell office:value-type="string" calcext:value-type="string">
            <text:p>&lt;SwitchTrace <text:s/>swid=2 qdepth=0 qtdelta=51 |&gt;</text:p>
          </table:table-cell>
          <table:table-cell table:formula="of:=RIGHT([.B34];LEN([.B34]) - SEARCH(&quot;qtdelta=&quot;;[.B34])-7)" office:value-type="string" office:string-value="51 |&gt;" calcext:value-type="string">
            <text:p>51 |&gt;</text:p>
          </table:table-cell>
          <table:table-cell table:formula="of:=LEFT([.C34];LEN([.C34])-3)" office:value-type="string" office:string-value="51" calcext:value-type="string">
            <text:p>51</text:p>
          </table:table-cell>
          <table:table-cell table:formula="of:=VALUE([.D34])" office:value-type="float" office:value="51" calcext:value-type="float">
            <text:p>5.1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34];LEN([.F34]) - SEARCH(&quot;qtdelta=&quot;;[.F34])-7)" office:value-type="string" office:string-value="28 |&gt;] |&gt;" calcext:value-type="string">
            <text:p>28 |&gt;] |&gt;</text:p>
          </table:table-cell>
          <table:table-cell table:formula="of:=LEFT([.G34];LEN([.G34])-7)" office:value-type="string" office:string-value="28" calcext:value-type="string">
            <text:p>28</text:p>
          </table:table-cell>
          <table:table-cell table:formula="of:=VALUE([.H34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34" calcext:value-type="float">
            <text:p>34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35];LEN([.B35]) - SEARCH(&quot;qtdelta=&quot;;[.B35])-7)" office:value-type="string" office:string-value="34 |&gt;" calcext:value-type="string">
            <text:p>34 |&gt;</text:p>
          </table:table-cell>
          <table:table-cell table:formula="of:=LEFT([.C35];LEN([.C35])-3)" office:value-type="string" office:string-value="34" calcext:value-type="string">
            <text:p>34</text:p>
          </table:table-cell>
          <table:table-cell table:formula="of:=VALUE([.D35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35];LEN([.F35]) - SEARCH(&quot;qtdelta=&quot;;[.F35])-7)" office:value-type="string" office:string-value="32 |&gt;] |&gt;" calcext:value-type="string">
            <text:p>32 |&gt;] |&gt;</text:p>
          </table:table-cell>
          <table:table-cell table:formula="of:=LEFT([.G35];LEN([.G35])-7)" office:value-type="string" office:string-value="32" calcext:value-type="string">
            <text:p>32</text:p>
          </table:table-cell>
          <table:table-cell table:formula="of:=VALUE([.H35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35" calcext:value-type="float">
            <text:p>35.00</text:p>
          </table:table-cell>
          <table:table-cell office:value-type="string" calcext:value-type="string">
            <text:p>&lt;SwitchTrace <text:s/>swid=2 qdepth=0 qtdelta=74 |&gt;</text:p>
          </table:table-cell>
          <table:table-cell table:formula="of:=RIGHT([.B36];LEN([.B36]) - SEARCH(&quot;qtdelta=&quot;;[.B36])-7)" office:value-type="string" office:string-value="74 |&gt;" calcext:value-type="string">
            <text:p>74 |&gt;</text:p>
          </table:table-cell>
          <table:table-cell table:formula="of:=LEFT([.C36];LEN([.C36])-3)" office:value-type="string" office:string-value="74" calcext:value-type="string">
            <text:p>74</text:p>
          </table:table-cell>
          <table:table-cell table:formula="of:=VALUE([.D36])" office:value-type="float" office:value="74" calcext:value-type="float">
            <text:p>7.40E+01</text:p>
          </table:table-cell>
          <table:table-cell office:value-type="string" calcext:value-type="string">
            <text:p><text:s/>&lt;SwitchTrace <text:s/>swid=1 qdepth=0 qtdelta=24 |&gt;] |&gt;</text:p>
          </table:table-cell>
          <table:table-cell table:formula="of:=RIGHT([.F36];LEN([.F36]) - SEARCH(&quot;qtdelta=&quot;;[.F36])-7)" office:value-type="string" office:string-value="24 |&gt;] |&gt;" calcext:value-type="string">
            <text:p>24 |&gt;] |&gt;</text:p>
          </table:table-cell>
          <table:table-cell table:formula="of:=LEFT([.G36];LEN([.G36])-7)" office:value-type="string" office:string-value="24" calcext:value-type="string">
            <text:p>24</text:p>
          </table:table-cell>
          <table:table-cell table:formula="of:=VALUE([.H36])" office:value-type="float" office:value="24" calcext:value-type="float">
            <text:p>2.40E+01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  <table:table-cell office:value-type="string" calcext:value-type="string">
            <text:p>&lt;SwitchTrace <text:s/>swid=2 qdepth=0 qtdelta=20 |&gt;</text:p>
          </table:table-cell>
          <table:table-cell table:formula="of:=RIGHT([.B37];LEN([.B37]) - SEARCH(&quot;qtdelta=&quot;;[.B37])-7)" office:value-type="string" office:string-value="20 |&gt;" calcext:value-type="string">
            <text:p>20 |&gt;</text:p>
          </table:table-cell>
          <table:table-cell table:formula="of:=LEFT([.C37];LEN([.C37])-3)" office:value-type="string" office:string-value="20" calcext:value-type="string">
            <text:p>20</text:p>
          </table:table-cell>
          <table:table-cell table:formula="of:=VALUE([.D37])" office:value-type="float" office:value="20" calcext:value-type="float">
            <text:p>2.00E+01</text:p>
          </table:table-cell>
          <table:table-cell office:value-type="string" calcext:value-type="string">
            <text:p><text:s/>&lt;SwitchTrace <text:s/>swid=1 qdepth=0 qtdelta=23 |&gt;] |&gt;</text:p>
          </table:table-cell>
          <table:table-cell table:formula="of:=RIGHT([.F37];LEN([.F37]) - SEARCH(&quot;qtdelta=&quot;;[.F37])-7)" office:value-type="string" office:string-value="23 |&gt;] |&gt;" calcext:value-type="string">
            <text:p>23 |&gt;] |&gt;</text:p>
          </table:table-cell>
          <table:table-cell table:formula="of:=LEFT([.G37];LEN([.G37])-7)" office:value-type="string" office:string-value="23" calcext:value-type="string">
            <text:p>23</text:p>
          </table:table-cell>
          <table:table-cell table:formula="of:=VALUE([.H37])" office:value-type="float" office:value="23" calcext:value-type="float">
            <text:p>2.30E+01</text:p>
          </table:table-cell>
        </table:table-row>
        <table:table-row table:style-name="ro1">
          <table:table-cell office:value-type="float" office:value="37" calcext:value-type="float">
            <text:p>37.00</text:p>
          </table:table-cell>
          <table:table-cell office:value-type="string" calcext:value-type="string">
            <text:p>&lt;SwitchTrace <text:s/>swid=2 qdepth=0 qtdelta=64 |&gt;</text:p>
          </table:table-cell>
          <table:table-cell table:formula="of:=RIGHT([.B38];LEN([.B38]) - SEARCH(&quot;qtdelta=&quot;;[.B38])-7)" office:value-type="string" office:string-value="64 |&gt;" calcext:value-type="string">
            <text:p>64 |&gt;</text:p>
          </table:table-cell>
          <table:table-cell table:formula="of:=LEFT([.C38];LEN([.C38])-3)" office:value-type="string" office:string-value="64" calcext:value-type="string">
            <text:p>64</text:p>
          </table:table-cell>
          <table:table-cell table:formula="of:=VALUE([.D38])" office:value-type="float" office:value="64" calcext:value-type="float">
            <text:p>6.40E+01</text:p>
          </table:table-cell>
          <table:table-cell office:value-type="string" calcext:value-type="string">
            <text:p><text:s/>&lt;SwitchTrace <text:s/>swid=1 qdepth=32 qtdelta=353160 |&gt;] |&gt;</text:p>
          </table:table-cell>
          <table:table-cell table:formula="of:=RIGHT([.F38];LEN([.F38]) - SEARCH(&quot;qtdelta=&quot;;[.F38])-7)" office:value-type="string" office:string-value="353160 |&gt;] |&gt;" calcext:value-type="string">
            <text:p>353160 |&gt;] |&gt;</text:p>
          </table:table-cell>
          <table:table-cell table:formula="of:=LEFT([.G38];LEN([.G38])-7)" office:value-type="string" office:string-value="353160" calcext:value-type="string">
            <text:p>353160</text:p>
          </table:table-cell>
          <table:table-cell table:formula="of:=VALUE([.H38])" office:value-type="float" office:value="353160" calcext:value-type="float">
            <text:p>3.53E+05</text:p>
          </table:table-cell>
        </table:table-row>
        <table:table-row table:style-name="ro1">
          <table:table-cell office:value-type="float" office:value="38" calcext:value-type="float">
            <text:p>38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39];LEN([.B39]) - SEARCH(&quot;qtdelta=&quot;;[.B39])-7)" office:value-type="string" office:string-value="35 |&gt;" calcext:value-type="string">
            <text:p>35 |&gt;</text:p>
          </table:table-cell>
          <table:table-cell table:formula="of:=LEFT([.C39];LEN([.C39])-3)" office:value-type="string" office:string-value="35" calcext:value-type="string">
            <text:p>35</text:p>
          </table:table-cell>
          <table:table-cell table:formula="of:=VALUE([.D39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56 qtdelta=928216 |&gt;] |&gt;</text:p>
          </table:table-cell>
          <table:table-cell table:formula="of:=RIGHT([.F39];LEN([.F39]) - SEARCH(&quot;qtdelta=&quot;;[.F39])-7)" office:value-type="string" office:string-value="928216 |&gt;] |&gt;" calcext:value-type="string">
            <text:p>928216 |&gt;] |&gt;</text:p>
          </table:table-cell>
          <table:table-cell table:formula="of:=LEFT([.G39];LEN([.G39])-7)" office:value-type="string" office:string-value="928216" calcext:value-type="string">
            <text:p>928216</text:p>
          </table:table-cell>
          <table:table-cell table:formula="of:=VALUE([.H39])" office:value-type="float" office:value="928216" calcext:value-type="float">
            <text:p>9.28E+05</text:p>
          </table:table-cell>
        </table:table-row>
        <table:table-row table:style-name="ro1">
          <table:table-cell office:value-type="float" office:value="39" calcext:value-type="float">
            <text:p>39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40];LEN([.B40]) - SEARCH(&quot;qtdelta=&quot;;[.B40])-7)" office:value-type="string" office:string-value="38 |&gt;" calcext:value-type="string">
            <text:p>38 |&gt;</text:p>
          </table:table-cell>
          <table:table-cell table:formula="of:=LEFT([.C40];LEN([.C40])-3)" office:value-type="string" office:string-value="38" calcext:value-type="string">
            <text:p>38</text:p>
          </table:table-cell>
          <table:table-cell table:formula="of:=VALUE([.D40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45 qtdelta=736820 |&gt;] |&gt;</text:p>
          </table:table-cell>
          <table:table-cell table:formula="of:=RIGHT([.F40];LEN([.F40]) - SEARCH(&quot;qtdelta=&quot;;[.F40])-7)" office:value-type="string" office:string-value="736820 |&gt;] |&gt;" calcext:value-type="string">
            <text:p>736820 |&gt;] |&gt;</text:p>
          </table:table-cell>
          <table:table-cell table:formula="of:=LEFT([.G40];LEN([.G40])-7)" office:value-type="string" office:string-value="736820" calcext:value-type="string">
            <text:p>736820</text:p>
          </table:table-cell>
          <table:table-cell table:formula="of:=VALUE([.H40])" office:value-type="float" office:value="736820" calcext:value-type="float">
            <text:p>7.37E+05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  <table:table-cell office:value-type="string" calcext:value-type="string">
            <text:p>&lt;SwitchTrace <text:s/>swid=2 qdepth=0 qtdelta=53 |&gt;</text:p>
          </table:table-cell>
          <table:table-cell table:formula="of:=RIGHT([.B41];LEN([.B41]) - SEARCH(&quot;qtdelta=&quot;;[.B41])-7)" office:value-type="string" office:string-value="53 |&gt;" calcext:value-type="string">
            <text:p>53 |&gt;</text:p>
          </table:table-cell>
          <table:table-cell table:formula="of:=LEFT([.C41];LEN([.C41])-3)" office:value-type="string" office:string-value="53" calcext:value-type="string">
            <text:p>53</text:p>
          </table:table-cell>
          <table:table-cell table:formula="of:=VALUE([.D41])" office:value-type="float" office:value="53" calcext:value-type="float">
            <text:p>5.30E+01</text:p>
          </table:table-cell>
          <table:table-cell office:value-type="string" calcext:value-type="string">
            <text:p><text:s/>&lt;SwitchTrace <text:s/>swid=1 qdepth=35 qtdelta=606591 |&gt;] |&gt;</text:p>
          </table:table-cell>
          <table:table-cell table:formula="of:=RIGHT([.F41];LEN([.F41]) - SEARCH(&quot;qtdelta=&quot;;[.F41])-7)" office:value-type="string" office:string-value="606591 |&gt;] |&gt;" calcext:value-type="string">
            <text:p>606591 |&gt;] |&gt;</text:p>
          </table:table-cell>
          <table:table-cell table:formula="of:=LEFT([.G41];LEN([.G41])-7)" office:value-type="string" office:string-value="606591" calcext:value-type="string">
            <text:p>606591</text:p>
          </table:table-cell>
          <table:table-cell table:formula="of:=VALUE([.H41])" office:value-type="float" office:value="606591" calcext:value-type="float">
            <text:p>6.07E+05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  <table:table-cell office:value-type="string" calcext:value-type="string">
            <text:p>&lt;SwitchTrace <text:s/>swid=2 qdepth=0 qtdelta=95 |&gt;</text:p>
          </table:table-cell>
          <table:table-cell table:formula="of:=RIGHT([.B42];LEN([.B42]) - SEARCH(&quot;qtdelta=&quot;;[.B42])-7)" office:value-type="string" office:string-value="95 |&gt;" calcext:value-type="string">
            <text:p>95 |&gt;</text:p>
          </table:table-cell>
          <table:table-cell table:formula="of:=LEFT([.C42];LEN([.C42])-3)" office:value-type="string" office:string-value="95" calcext:value-type="string">
            <text:p>95</text:p>
          </table:table-cell>
          <table:table-cell table:formula="of:=VALUE([.D42])" office:value-type="float" office:value="95" calcext:value-type="float">
            <text:p>9.50E+01</text:p>
          </table:table-cell>
          <table:table-cell office:value-type="string" calcext:value-type="string">
            <text:p><text:s/>&lt;SwitchTrace <text:s/>swid=1 qdepth=55 qtdelta=1131246 |&gt;] |&gt;</text:p>
          </table:table-cell>
          <table:table-cell table:formula="of:=RIGHT([.F42];LEN([.F42]) - SEARCH(&quot;qtdelta=&quot;;[.F42])-7)" office:value-type="string" office:string-value="1131246 |&gt;] |&gt;" calcext:value-type="string">
            <text:p>1131246 |&gt;] |&gt;</text:p>
          </table:table-cell>
          <table:table-cell table:formula="of:=LEFT([.G42];LEN([.G42])-7)" office:value-type="string" office:string-value="1131246" calcext:value-type="string">
            <text:p>1131246</text:p>
          </table:table-cell>
          <table:table-cell table:formula="of:=VALUE([.H42])" office:value-type="float" office:value="1131246" calcext:value-type="float">
            <text:p>1.13E+06</text:p>
          </table:table-cell>
        </table:table-row>
        <table:table-row table:style-name="ro1">
          <table:table-cell office:value-type="float" office:value="42" calcext:value-type="float">
            <text:p>42.00</text:p>
          </table:table-cell>
          <table:table-cell office:value-type="string" calcext:value-type="string">
            <text:p>&lt;SwitchTrace <text:s/>swid=2 qdepth=0 qtdelta=50 |&gt;</text:p>
          </table:table-cell>
          <table:table-cell table:formula="of:=RIGHT([.B43];LEN([.B43]) - SEARCH(&quot;qtdelta=&quot;;[.B43])-7)" office:value-type="string" office:string-value="50 |&gt;" calcext:value-type="string">
            <text:p>50 |&gt;</text:p>
          </table:table-cell>
          <table:table-cell table:formula="of:=LEFT([.C43];LEN([.C43])-3)" office:value-type="string" office:string-value="50" calcext:value-type="string">
            <text:p>50</text:p>
          </table:table-cell>
          <table:table-cell table:formula="of:=VALUE([.D43])" office:value-type="float" office:value="50" calcext:value-type="float">
            <text:p>5.00E+01</text:p>
          </table:table-cell>
          <table:table-cell office:value-type="string" calcext:value-type="string">
            <text:p><text:s/>&lt;SwitchTrace <text:s/>swid=1 qdepth=47 qtdelta=790916 |&gt;] |&gt;</text:p>
          </table:table-cell>
          <table:table-cell table:formula="of:=RIGHT([.F43];LEN([.F43]) - SEARCH(&quot;qtdelta=&quot;;[.F43])-7)" office:value-type="string" office:string-value="790916 |&gt;] |&gt;" calcext:value-type="string">
            <text:p>790916 |&gt;] |&gt;</text:p>
          </table:table-cell>
          <table:table-cell table:formula="of:=LEFT([.G43];LEN([.G43])-7)" office:value-type="string" office:string-value="790916" calcext:value-type="string">
            <text:p>790916</text:p>
          </table:table-cell>
          <table:table-cell table:formula="of:=VALUE([.H43])" office:value-type="float" office:value="790916" calcext:value-type="float">
            <text:p>7.91E+05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  <table:table-cell office:value-type="string" calcext:value-type="string">
            <text:p>&lt;SwitchTrace <text:s/>swid=2 qdepth=0 qtdelta=66 |&gt;</text:p>
          </table:table-cell>
          <table:table-cell table:formula="of:=RIGHT([.B44];LEN([.B44]) - SEARCH(&quot;qtdelta=&quot;;[.B44])-7)" office:value-type="string" office:string-value="66 |&gt;" calcext:value-type="string">
            <text:p>66 |&gt;</text:p>
          </table:table-cell>
          <table:table-cell table:formula="of:=LEFT([.C44];LEN([.C44])-3)" office:value-type="string" office:string-value="66" calcext:value-type="string">
            <text:p>66</text:p>
          </table:table-cell>
          <table:table-cell table:formula="of:=VALUE([.D44])" office:value-type="float" office:value="66" calcext:value-type="float">
            <text:p>6.60E+01</text:p>
          </table:table-cell>
          <table:table-cell office:value-type="string" calcext:value-type="string">
            <text:p><text:s/>&lt;SwitchTrace <text:s/>swid=1 qdepth=19 qtdelta=614485 |&gt;] |&gt;</text:p>
          </table:table-cell>
          <table:table-cell table:formula="of:=RIGHT([.F44];LEN([.F44]) - SEARCH(&quot;qtdelta=&quot;;[.F44])-7)" office:value-type="string" office:string-value="614485 |&gt;] |&gt;" calcext:value-type="string">
            <text:p>614485 |&gt;] |&gt;</text:p>
          </table:table-cell>
          <table:table-cell table:formula="of:=LEFT([.G44];LEN([.G44])-7)" office:value-type="string" office:string-value="614485" calcext:value-type="string">
            <text:p>614485</text:p>
          </table:table-cell>
          <table:table-cell table:formula="of:=VALUE([.H44])" office:value-type="float" office:value="614485" calcext:value-type="float">
            <text:p>6.14E+05</text:p>
          </table:table-cell>
        </table:table-row>
        <table:table-row table:style-name="ro1">
          <table:table-cell office:value-type="float" office:value="44" calcext:value-type="float">
            <text:p>44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45];LEN([.B45]) - SEARCH(&quot;qtdelta=&quot;;[.B45])-7)" office:value-type="string" office:string-value="36 |&gt;" calcext:value-type="string">
            <text:p>36 |&gt;</text:p>
          </table:table-cell>
          <table:table-cell table:formula="of:=LEFT([.C45];LEN([.C45])-3)" office:value-type="string" office:string-value="36" calcext:value-type="string">
            <text:p>36</text:p>
          </table:table-cell>
          <table:table-cell table:formula="of:=VALUE([.D45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1 qtdelta=360378 |&gt;] |&gt;</text:p>
          </table:table-cell>
          <table:table-cell table:formula="of:=RIGHT([.F45];LEN([.F45]) - SEARCH(&quot;qtdelta=&quot;;[.F45])-7)" office:value-type="string" office:string-value="360378 |&gt;] |&gt;" calcext:value-type="string">
            <text:p>360378 |&gt;] |&gt;</text:p>
          </table:table-cell>
          <table:table-cell table:formula="of:=LEFT([.G45];LEN([.G45])-7)" office:value-type="string" office:string-value="360378" calcext:value-type="string">
            <text:p>360378</text:p>
          </table:table-cell>
          <table:table-cell table:formula="of:=VALUE([.H45])" office:value-type="float" office:value="360378" calcext:value-type="float">
            <text:p>3.60E+05</text:p>
          </table:table-cell>
        </table:table-row>
        <table:table-row table:style-name="ro1">
          <table:table-cell office:value-type="float" office:value="45" calcext:value-type="float">
            <text:p>45.00</text:p>
          </table:table-cell>
          <table:table-cell office:value-type="string" calcext:value-type="string">
            <text:p>&lt;SwitchTrace <text:s/>swid=2 qdepth=0 qtdelta=23 |&gt;</text:p>
          </table:table-cell>
          <table:table-cell table:formula="of:=RIGHT([.B46];LEN([.B46]) - SEARCH(&quot;qtdelta=&quot;;[.B46])-7)" office:value-type="string" office:string-value="23 |&gt;" calcext:value-type="string">
            <text:p>23 |&gt;</text:p>
          </table:table-cell>
          <table:table-cell table:formula="of:=LEFT([.C46];LEN([.C46])-3)" office:value-type="string" office:string-value="23" calcext:value-type="string">
            <text:p>23</text:p>
          </table:table-cell>
          <table:table-cell table:formula="of:=VALUE([.D46])" office:value-type="float" office:value="23" calcext:value-type="float">
            <text:p>2.3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46];LEN([.F46]) - SEARCH(&quot;qtdelta=&quot;;[.F46])-7)" office:value-type="string" office:string-value="36 |&gt;] |&gt;" calcext:value-type="string">
            <text:p>36 |&gt;] |&gt;</text:p>
          </table:table-cell>
          <table:table-cell table:formula="of:=LEFT([.G46];LEN([.G46])-7)" office:value-type="string" office:string-value="36" calcext:value-type="string">
            <text:p>36</text:p>
          </table:table-cell>
          <table:table-cell table:formula="of:=VALUE([.H46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46" calcext:value-type="float">
            <text:p>46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47];LEN([.B47]) - SEARCH(&quot;qtdelta=&quot;;[.B47])-7)" office:value-type="string" office:string-value="34 |&gt;" calcext:value-type="string">
            <text:p>34 |&gt;</text:p>
          </table:table-cell>
          <table:table-cell table:formula="of:=LEFT([.C47];LEN([.C47])-3)" office:value-type="string" office:string-value="34" calcext:value-type="string">
            <text:p>34</text:p>
          </table:table-cell>
          <table:table-cell table:formula="of:=VALUE([.D47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50 |&gt;] |&gt;</text:p>
          </table:table-cell>
          <table:table-cell table:formula="of:=RIGHT([.F47];LEN([.F47]) - SEARCH(&quot;qtdelta=&quot;;[.F47])-7)" office:value-type="string" office:string-value="50 |&gt;] |&gt;" calcext:value-type="string">
            <text:p>50 |&gt;] |&gt;</text:p>
          </table:table-cell>
          <table:table-cell table:formula="of:=LEFT([.G47];LEN([.G47])-7)" office:value-type="string" office:string-value="50" calcext:value-type="string">
            <text:p>50</text:p>
          </table:table-cell>
          <table:table-cell table:formula="of:=VALUE([.H47])" office:value-type="float" office:value="50" calcext:value-type="float">
            <text:p>5.00E+01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48];LEN([.B48]) - SEARCH(&quot;qtdelta=&quot;;[.B48])-7)" office:value-type="string" office:string-value="29 |&gt;" calcext:value-type="string">
            <text:p>29 |&gt;</text:p>
          </table:table-cell>
          <table:table-cell table:formula="of:=LEFT([.C48];LEN([.C48])-3)" office:value-type="string" office:string-value="29" calcext:value-type="string">
            <text:p>29</text:p>
          </table:table-cell>
          <table:table-cell table:formula="of:=VALUE([.D48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264 |&gt;] |&gt;</text:p>
          </table:table-cell>
          <table:table-cell table:formula="of:=RIGHT([.F48];LEN([.F48]) - SEARCH(&quot;qtdelta=&quot;;[.F48])-7)" office:value-type="string" office:string-value="264 |&gt;] |&gt;" calcext:value-type="string">
            <text:p>264 |&gt;] |&gt;</text:p>
          </table:table-cell>
          <table:table-cell table:formula="of:=LEFT([.G48];LEN([.G48])-7)" office:value-type="string" office:string-value="264" calcext:value-type="string">
            <text:p>264</text:p>
          </table:table-cell>
          <table:table-cell table:formula="of:=VALUE([.H48])" office:value-type="float" office:value="264" calcext:value-type="float">
            <text:p>2.64E+02</text:p>
          </table:table-cell>
        </table:table-row>
        <table:table-row table:style-name="ro1">
          <table:table-cell office:value-type="float" office:value="48" calcext:value-type="float">
            <text:p>48.00</text:p>
          </table:table-cell>
          <table:table-cell office:value-type="string" calcext:value-type="string">
            <text:p>&lt;SwitchTrace <text:s/>swid=2 qdepth=0 qtdelta=39 |&gt;</text:p>
          </table:table-cell>
          <table:table-cell table:formula="of:=RIGHT([.B49];LEN([.B49]) - SEARCH(&quot;qtdelta=&quot;;[.B49])-7)" office:value-type="string" office:string-value="39 |&gt;" calcext:value-type="string">
            <text:p>39 |&gt;</text:p>
          </table:table-cell>
          <table:table-cell table:formula="of:=LEFT([.C49];LEN([.C49])-3)" office:value-type="string" office:string-value="39" calcext:value-type="string">
            <text:p>39</text:p>
          </table:table-cell>
          <table:table-cell table:formula="of:=VALUE([.D49])" office:value-type="float" office:value="39" calcext:value-type="float">
            <text:p>3.90E+01</text:p>
          </table:table-cell>
          <table:table-cell office:value-type="string" calcext:value-type="string">
            <text:p><text:s/>&lt;SwitchTrace <text:s/>swid=1 qdepth=0 qtdelta=71 |&gt;] |&gt;</text:p>
          </table:table-cell>
          <table:table-cell table:formula="of:=RIGHT([.F49];LEN([.F49]) - SEARCH(&quot;qtdelta=&quot;;[.F49])-7)" office:value-type="string" office:string-value="71 |&gt;] |&gt;" calcext:value-type="string">
            <text:p>71 |&gt;] |&gt;</text:p>
          </table:table-cell>
          <table:table-cell table:formula="of:=LEFT([.G49];LEN([.G49])-7)" office:value-type="string" office:string-value="71" calcext:value-type="string">
            <text:p>71</text:p>
          </table:table-cell>
          <table:table-cell table:formula="of:=VALUE([.H49])" office:value-type="float" office:value="71" calcext:value-type="float">
            <text:p>7.10E+01</text:p>
          </table:table-cell>
        </table:table-row>
        <table:table-row table:style-name="ro1">
          <table:table-cell office:value-type="float" office:value="49" calcext:value-type="float">
            <text:p>49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50];LEN([.B50]) - SEARCH(&quot;qtdelta=&quot;;[.B50])-7)" office:value-type="string" office:string-value="28 |&gt;" calcext:value-type="string">
            <text:p>28 |&gt;</text:p>
          </table:table-cell>
          <table:table-cell table:formula="of:=LEFT([.C50];LEN([.C50])-3)" office:value-type="string" office:string-value="28" calcext:value-type="string">
            <text:p>28</text:p>
          </table:table-cell>
          <table:table-cell table:formula="of:=VALUE([.D50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50];LEN([.F50]) - SEARCH(&quot;qtdelta=&quot;;[.F50])-7)" office:value-type="string" office:string-value="30 |&gt;] |&gt;" calcext:value-type="string">
            <text:p>30 |&gt;] |&gt;</text:p>
          </table:table-cell>
          <table:table-cell table:formula="of:=LEFT([.G50];LEN([.G50])-7)" office:value-type="string" office:string-value="30" calcext:value-type="string">
            <text:p>30</text:p>
          </table:table-cell>
          <table:table-cell table:formula="of:=VALUE([.H50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51];LEN([.B51]) - SEARCH(&quot;qtdelta=&quot;;[.B51])-7)" office:value-type="string" office:string-value="28 |&gt;" calcext:value-type="string">
            <text:p>28 |&gt;</text:p>
          </table:table-cell>
          <table:table-cell table:formula="of:=LEFT([.C51];LEN([.C51])-3)" office:value-type="string" office:string-value="28" calcext:value-type="string">
            <text:p>28</text:p>
          </table:table-cell>
          <table:table-cell table:formula="of:=VALUE([.D51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51];LEN([.F51]) - SEARCH(&quot;qtdelta=&quot;;[.F51])-7)" office:value-type="string" office:string-value="43 |&gt;] |&gt;" calcext:value-type="string">
            <text:p>43 |&gt;] |&gt;</text:p>
          </table:table-cell>
          <table:table-cell table:formula="of:=LEFT([.G51];LEN([.G51])-7)" office:value-type="string" office:string-value="43" calcext:value-type="string">
            <text:p>43</text:p>
          </table:table-cell>
          <table:table-cell table:formula="of:=VALUE([.H51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51" calcext:value-type="float">
            <text:p>51.00</text:p>
          </table:table-cell>
          <table:table-cell office:value-type="string" calcext:value-type="string">
            <text:p>&lt;SwitchTrace <text:s/>swid=2 qdepth=0 qtdelta=75 |&gt;</text:p>
          </table:table-cell>
          <table:table-cell table:formula="of:=RIGHT([.B52];LEN([.B52]) - SEARCH(&quot;qtdelta=&quot;;[.B52])-7)" office:value-type="string" office:string-value="75 |&gt;" calcext:value-type="string">
            <text:p>75 |&gt;</text:p>
          </table:table-cell>
          <table:table-cell table:formula="of:=LEFT([.C52];LEN([.C52])-3)" office:value-type="string" office:string-value="75" calcext:value-type="string">
            <text:p>75</text:p>
          </table:table-cell>
          <table:table-cell table:formula="of:=VALUE([.D52])" office:value-type="float" office:value="75" calcext:value-type="float">
            <text:p>7.5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52];LEN([.F52]) - SEARCH(&quot;qtdelta=&quot;;[.F52])-7)" office:value-type="string" office:string-value="37 |&gt;] |&gt;" calcext:value-type="string">
            <text:p>37 |&gt;] |&gt;</text:p>
          </table:table-cell>
          <table:table-cell table:formula="of:=LEFT([.G52];LEN([.G52])-7)" office:value-type="string" office:string-value="37" calcext:value-type="string">
            <text:p>37</text:p>
          </table:table-cell>
          <table:table-cell table:formula="of:=VALUE([.H52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52" calcext:value-type="float">
            <text:p>52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53];LEN([.B53]) - SEARCH(&quot;qtdelta=&quot;;[.B53])-7)" office:value-type="string" office:string-value="26 |&gt;" calcext:value-type="string">
            <text:p>26 |&gt;</text:p>
          </table:table-cell>
          <table:table-cell table:formula="of:=LEFT([.C53];LEN([.C53])-3)" office:value-type="string" office:string-value="26" calcext:value-type="string">
            <text:p>26</text:p>
          </table:table-cell>
          <table:table-cell table:formula="of:=VALUE([.D53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53];LEN([.F53]) - SEARCH(&quot;qtdelta=&quot;;[.F53])-7)" office:value-type="string" office:string-value="31 |&gt;] |&gt;" calcext:value-type="string">
            <text:p>31 |&gt;] |&gt;</text:p>
          </table:table-cell>
          <table:table-cell table:formula="of:=LEFT([.G53];LEN([.G53])-7)" office:value-type="string" office:string-value="31" calcext:value-type="string">
            <text:p>31</text:p>
          </table:table-cell>
          <table:table-cell table:formula="of:=VALUE([.H53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53" calcext:value-type="float">
            <text:p>53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54];LEN([.B54]) - SEARCH(&quot;qtdelta=&quot;;[.B54])-7)" office:value-type="string" office:string-value="33 |&gt;" calcext:value-type="string">
            <text:p>33 |&gt;</text:p>
          </table:table-cell>
          <table:table-cell table:formula="of:=LEFT([.C54];LEN([.C54])-3)" office:value-type="string" office:string-value="33" calcext:value-type="string">
            <text:p>33</text:p>
          </table:table-cell>
          <table:table-cell table:formula="of:=VALUE([.D54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4 |&gt;] |&gt;</text:p>
          </table:table-cell>
          <table:table-cell table:formula="of:=RIGHT([.F54];LEN([.F54]) - SEARCH(&quot;qtdelta=&quot;;[.F54])-7)" office:value-type="string" office:string-value="44 |&gt;] |&gt;" calcext:value-type="string">
            <text:p>44 |&gt;] |&gt;</text:p>
          </table:table-cell>
          <table:table-cell table:formula="of:=LEFT([.G54];LEN([.G54])-7)" office:value-type="string" office:string-value="44" calcext:value-type="string">
            <text:p>44</text:p>
          </table:table-cell>
          <table:table-cell table:formula="of:=VALUE([.H54])" office:value-type="float" office:value="44" calcext:value-type="float">
            <text:p>4.40E+01</text:p>
          </table:table-cell>
        </table:table-row>
        <table:table-row table:style-name="ro1">
          <table:table-cell office:value-type="float" office:value="54" calcext:value-type="float">
            <text:p>5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55];LEN([.B55]) - SEARCH(&quot;qtdelta=&quot;;[.B55])-7)" office:value-type="string" office:string-value="27 |&gt;" calcext:value-type="string">
            <text:p>27 |&gt;</text:p>
          </table:table-cell>
          <table:table-cell table:formula="of:=LEFT([.C55];LEN([.C55])-3)" office:value-type="string" office:string-value="27" calcext:value-type="string">
            <text:p>27</text:p>
          </table:table-cell>
          <table:table-cell table:formula="of:=VALUE([.D5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55];LEN([.F55]) - SEARCH(&quot;qtdelta=&quot;;[.F55])-7)" office:value-type="string" office:string-value="41 |&gt;] |&gt;" calcext:value-type="string">
            <text:p>41 |&gt;] |&gt;</text:p>
          </table:table-cell>
          <table:table-cell table:formula="of:=LEFT([.G55];LEN([.G55])-7)" office:value-type="string" office:string-value="41" calcext:value-type="string">
            <text:p>41</text:p>
          </table:table-cell>
          <table:table-cell table:formula="of:=VALUE([.H55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55" calcext:value-type="float">
            <text:p>55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56];LEN([.B56]) - SEARCH(&quot;qtdelta=&quot;;[.B56])-7)" office:value-type="string" office:string-value="26 |&gt;" calcext:value-type="string">
            <text:p>26 |&gt;</text:p>
          </table:table-cell>
          <table:table-cell table:formula="of:=LEFT([.C56];LEN([.C56])-3)" office:value-type="string" office:string-value="26" calcext:value-type="string">
            <text:p>26</text:p>
          </table:table-cell>
          <table:table-cell table:formula="of:=VALUE([.D56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56];LEN([.F56]) - SEARCH(&quot;qtdelta=&quot;;[.F56])-7)" office:value-type="string" office:string-value="27 |&gt;] |&gt;" calcext:value-type="string">
            <text:p>27 |&gt;] |&gt;</text:p>
          </table:table-cell>
          <table:table-cell table:formula="of:=LEFT([.G56];LEN([.G56])-7)" office:value-type="string" office:string-value="27" calcext:value-type="string">
            <text:p>27</text:p>
          </table:table-cell>
          <table:table-cell table:formula="of:=VALUE([.H56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56" calcext:value-type="float">
            <text:p>56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57];LEN([.B57]) - SEARCH(&quot;qtdelta=&quot;;[.B57])-7)" office:value-type="string" office:string-value="27 |&gt;" calcext:value-type="string">
            <text:p>27 |&gt;</text:p>
          </table:table-cell>
          <table:table-cell table:formula="of:=LEFT([.C57];LEN([.C57])-3)" office:value-type="string" office:string-value="27" calcext:value-type="string">
            <text:p>27</text:p>
          </table:table-cell>
          <table:table-cell table:formula="of:=VALUE([.D57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56 |&gt;] |&gt;</text:p>
          </table:table-cell>
          <table:table-cell table:formula="of:=RIGHT([.F57];LEN([.F57]) - SEARCH(&quot;qtdelta=&quot;;[.F57])-7)" office:value-type="string" office:string-value="56 |&gt;] |&gt;" calcext:value-type="string">
            <text:p>56 |&gt;] |&gt;</text:p>
          </table:table-cell>
          <table:table-cell table:formula="of:=LEFT([.G57];LEN([.G57])-7)" office:value-type="string" office:string-value="56" calcext:value-type="string">
            <text:p>56</text:p>
          </table:table-cell>
          <table:table-cell table:formula="of:=VALUE([.H57])" office:value-type="float" office:value="56" calcext:value-type="float">
            <text:p>5.60E+01</text:p>
          </table:table-cell>
        </table:table-row>
        <table:table-row table:style-name="ro1">
          <table:table-cell office:value-type="float" office:value="57" calcext:value-type="float">
            <text:p>57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58];LEN([.B58]) - SEARCH(&quot;qtdelta=&quot;;[.B58])-7)" office:value-type="string" office:string-value="36 |&gt;" calcext:value-type="string">
            <text:p>36 |&gt;</text:p>
          </table:table-cell>
          <table:table-cell table:formula="of:=LEFT([.C58];LEN([.C58])-3)" office:value-type="string" office:string-value="36" calcext:value-type="string">
            <text:p>36</text:p>
          </table:table-cell>
          <table:table-cell table:formula="of:=VALUE([.D58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58];LEN([.F58]) - SEARCH(&quot;qtdelta=&quot;;[.F58])-7)" office:value-type="string" office:string-value="30 |&gt;] |&gt;" calcext:value-type="string">
            <text:p>30 |&gt;] |&gt;</text:p>
          </table:table-cell>
          <table:table-cell table:formula="of:=LEFT([.G58];LEN([.G58])-7)" office:value-type="string" office:string-value="30" calcext:value-type="string">
            <text:p>30</text:p>
          </table:table-cell>
          <table:table-cell table:formula="of:=VALUE([.H58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58" calcext:value-type="float">
            <text:p>58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59];LEN([.B59]) - SEARCH(&quot;qtdelta=&quot;;[.B59])-7)" office:value-type="string" office:string-value="26 |&gt;" calcext:value-type="string">
            <text:p>26 |&gt;</text:p>
          </table:table-cell>
          <table:table-cell table:formula="of:=LEFT([.C59];LEN([.C59])-3)" office:value-type="string" office:string-value="26" calcext:value-type="string">
            <text:p>26</text:p>
          </table:table-cell>
          <table:table-cell table:formula="of:=VALUE([.D59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59];LEN([.F59]) - SEARCH(&quot;qtdelta=&quot;;[.F59])-7)" office:value-type="string" office:string-value="33 |&gt;] |&gt;" calcext:value-type="string">
            <text:p>33 |&gt;] |&gt;</text:p>
          </table:table-cell>
          <table:table-cell table:formula="of:=LEFT([.G59];LEN([.G59])-7)" office:value-type="string" office:string-value="33" calcext:value-type="string">
            <text:p>33</text:p>
          </table:table-cell>
          <table:table-cell table:formula="of:=VALUE([.H59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59" calcext:value-type="float">
            <text:p>59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60];LEN([.B60]) - SEARCH(&quot;qtdelta=&quot;;[.B60])-7)" office:value-type="string" office:string-value="30 |&gt;" calcext:value-type="string">
            <text:p>30 |&gt;</text:p>
          </table:table-cell>
          <table:table-cell table:formula="of:=LEFT([.C60];LEN([.C60])-3)" office:value-type="string" office:string-value="30" calcext:value-type="string">
            <text:p>30</text:p>
          </table:table-cell>
          <table:table-cell table:formula="of:=VALUE([.D60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60];LEN([.F60]) - SEARCH(&quot;qtdelta=&quot;;[.F60])-7)" office:value-type="string" office:string-value="34 |&gt;] |&gt;" calcext:value-type="string">
            <text:p>34 |&gt;] |&gt;</text:p>
          </table:table-cell>
          <table:table-cell table:formula="of:=LEFT([.G60];LEN([.G60])-7)" office:value-type="string" office:string-value="34" calcext:value-type="string">
            <text:p>34</text:p>
          </table:table-cell>
          <table:table-cell table:formula="of:=VALUE([.H60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60" calcext:value-type="float">
            <text:p>60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61];LEN([.B61]) - SEARCH(&quot;qtdelta=&quot;;[.B61])-7)" office:value-type="string" office:string-value="32 |&gt;" calcext:value-type="string">
            <text:p>32 |&gt;</text:p>
          </table:table-cell>
          <table:table-cell table:formula="of:=LEFT([.C61];LEN([.C61])-3)" office:value-type="string" office:string-value="32" calcext:value-type="string">
            <text:p>32</text:p>
          </table:table-cell>
          <table:table-cell table:formula="of:=VALUE([.D61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75 |&gt;] |&gt;</text:p>
          </table:table-cell>
          <table:table-cell table:formula="of:=RIGHT([.F61];LEN([.F61]) - SEARCH(&quot;qtdelta=&quot;;[.F61])-7)" office:value-type="string" office:string-value="75 |&gt;] |&gt;" calcext:value-type="string">
            <text:p>75 |&gt;] |&gt;</text:p>
          </table:table-cell>
          <table:table-cell table:formula="of:=LEFT([.G61];LEN([.G61])-7)" office:value-type="string" office:string-value="75" calcext:value-type="string">
            <text:p>75</text:p>
          </table:table-cell>
          <table:table-cell table:formula="of:=VALUE([.H61])" office:value-type="float" office:value="75" calcext:value-type="float">
            <text:p>7.50E+01</text:p>
          </table:table-cell>
        </table:table-row>
        <table:table-row table:style-name="ro1">
          <table:table-cell office:value-type="float" office:value="61" calcext:value-type="float">
            <text:p>61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62];LEN([.B62]) - SEARCH(&quot;qtdelta=&quot;;[.B62])-7)" office:value-type="string" office:string-value="35 |&gt;" calcext:value-type="string">
            <text:p>35 |&gt;</text:p>
          </table:table-cell>
          <table:table-cell table:formula="of:=LEFT([.C62];LEN([.C62])-3)" office:value-type="string" office:string-value="35" calcext:value-type="string">
            <text:p>35</text:p>
          </table:table-cell>
          <table:table-cell table:formula="of:=VALUE([.D62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62];LEN([.F62]) - SEARCH(&quot;qtdelta=&quot;;[.F62])-7)" office:value-type="string" office:string-value="35 |&gt;] |&gt;" calcext:value-type="string">
            <text:p>35 |&gt;] |&gt;</text:p>
          </table:table-cell>
          <table:table-cell table:formula="of:=LEFT([.G62];LEN([.G62])-7)" office:value-type="string" office:string-value="35" calcext:value-type="string">
            <text:p>35</text:p>
          </table:table-cell>
          <table:table-cell table:formula="of:=VALUE([.H62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62" calcext:value-type="float">
            <text:p>62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63];LEN([.B63]) - SEARCH(&quot;qtdelta=&quot;;[.B63])-7)" office:value-type="string" office:string-value="30 |&gt;" calcext:value-type="string">
            <text:p>30 |&gt;</text:p>
          </table:table-cell>
          <table:table-cell table:formula="of:=LEFT([.C63];LEN([.C63])-3)" office:value-type="string" office:string-value="30" calcext:value-type="string">
            <text:p>30</text:p>
          </table:table-cell>
          <table:table-cell table:formula="of:=VALUE([.D63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26 |&gt;] |&gt;</text:p>
          </table:table-cell>
          <table:table-cell table:formula="of:=RIGHT([.F63];LEN([.F63]) - SEARCH(&quot;qtdelta=&quot;;[.F63])-7)" office:value-type="string" office:string-value="26 |&gt;] |&gt;" calcext:value-type="string">
            <text:p>26 |&gt;] |&gt;</text:p>
          </table:table-cell>
          <table:table-cell table:formula="of:=LEFT([.G63];LEN([.G63])-7)" office:value-type="string" office:string-value="26" calcext:value-type="string">
            <text:p>26</text:p>
          </table:table-cell>
          <table:table-cell table:formula="of:=VALUE([.H63])" office:value-type="float" office:value="26" calcext:value-type="float">
            <text:p>2.60E+01</text:p>
          </table:table-cell>
        </table:table-row>
        <table:table-row table:style-name="ro1">
          <table:table-cell office:value-type="float" office:value="63" calcext:value-type="float">
            <text:p>63.00</text:p>
          </table:table-cell>
          <table:table-cell office:value-type="string" calcext:value-type="string">
            <text:p>&lt;SwitchTrace <text:s/>swid=2 qdepth=0 qtdelta=23 |&gt;</text:p>
          </table:table-cell>
          <table:table-cell table:formula="of:=RIGHT([.B64];LEN([.B64]) - SEARCH(&quot;qtdelta=&quot;;[.B64])-7)" office:value-type="string" office:string-value="23 |&gt;" calcext:value-type="string">
            <text:p>23 |&gt;</text:p>
          </table:table-cell>
          <table:table-cell table:formula="of:=LEFT([.C64];LEN([.C64])-3)" office:value-type="string" office:string-value="23" calcext:value-type="string">
            <text:p>23</text:p>
          </table:table-cell>
          <table:table-cell table:formula="of:=VALUE([.D64])" office:value-type="float" office:value="23" calcext:value-type="float">
            <text:p>2.3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64];LEN([.F64]) - SEARCH(&quot;qtdelta=&quot;;[.F64])-7)" office:value-type="string" office:string-value="33 |&gt;] |&gt;" calcext:value-type="string">
            <text:p>33 |&gt;] |&gt;</text:p>
          </table:table-cell>
          <table:table-cell table:formula="of:=LEFT([.G64];LEN([.G64])-7)" office:value-type="string" office:string-value="33" calcext:value-type="string">
            <text:p>33</text:p>
          </table:table-cell>
          <table:table-cell table:formula="of:=VALUE([.H64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64" calcext:value-type="float">
            <text:p>64.00</text:p>
          </table:table-cell>
          <table:table-cell office:value-type="string" calcext:value-type="string">
            <text:p>&lt;SwitchTrace <text:s/>swid=2 qdepth=0 qtdelta=45 |&gt;</text:p>
          </table:table-cell>
          <table:table-cell table:formula="of:=RIGHT([.B65];LEN([.B65]) - SEARCH(&quot;qtdelta=&quot;;[.B65])-7)" office:value-type="string" office:string-value="45 |&gt;" calcext:value-type="string">
            <text:p>45 |&gt;</text:p>
          </table:table-cell>
          <table:table-cell table:formula="of:=LEFT([.C65];LEN([.C65])-3)" office:value-type="string" office:string-value="45" calcext:value-type="string">
            <text:p>45</text:p>
          </table:table-cell>
          <table:table-cell table:formula="of:=VALUE([.D65])" office:value-type="float" office:value="45" calcext:value-type="float">
            <text:p>4.5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65];LEN([.F65]) - SEARCH(&quot;qtdelta=&quot;;[.F65])-7)" office:value-type="string" office:string-value="34 |&gt;] |&gt;" calcext:value-type="string">
            <text:p>34 |&gt;] |&gt;</text:p>
          </table:table-cell>
          <table:table-cell table:formula="of:=LEFT([.G65];LEN([.G65])-7)" office:value-type="string" office:string-value="34" calcext:value-type="string">
            <text:p>34</text:p>
          </table:table-cell>
          <table:table-cell table:formula="of:=VALUE([.H65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65" calcext:value-type="float">
            <text:p>65.00</text:p>
          </table:table-cell>
          <table:table-cell office:value-type="string" calcext:value-type="string">
            <text:p>&lt;SwitchTrace <text:s/>swid=2 qdepth=0 qtdelta=84 |&gt;</text:p>
          </table:table-cell>
          <table:table-cell table:formula="of:=RIGHT([.B66];LEN([.B66]) - SEARCH(&quot;qtdelta=&quot;;[.B66])-7)" office:value-type="string" office:string-value="84 |&gt;" calcext:value-type="string">
            <text:p>84 |&gt;</text:p>
          </table:table-cell>
          <table:table-cell table:formula="of:=LEFT([.C66];LEN([.C66])-3)" office:value-type="string" office:string-value="84" calcext:value-type="string">
            <text:p>84</text:p>
          </table:table-cell>
          <table:table-cell table:formula="of:=VALUE([.D66])" office:value-type="float" office:value="84" calcext:value-type="float">
            <text:p>8.40E+01</text:p>
          </table:table-cell>
          <table:table-cell office:value-type="string" calcext:value-type="string">
            <text:p><text:s/>&lt;SwitchTrace <text:s/>swid=1 qdepth=0 qtdelta=23 |&gt;] |&gt;</text:p>
          </table:table-cell>
          <table:table-cell table:formula="of:=RIGHT([.F66];LEN([.F66]) - SEARCH(&quot;qtdelta=&quot;;[.F66])-7)" office:value-type="string" office:string-value="23 |&gt;] |&gt;" calcext:value-type="string">
            <text:p>23 |&gt;] |&gt;</text:p>
          </table:table-cell>
          <table:table-cell table:formula="of:=LEFT([.G66];LEN([.G66])-7)" office:value-type="string" office:string-value="23" calcext:value-type="string">
            <text:p>23</text:p>
          </table:table-cell>
          <table:table-cell table:formula="of:=VALUE([.H66])" office:value-type="float" office:value="23" calcext:value-type="float">
            <text:p>2.30E+01</text:p>
          </table:table-cell>
        </table:table-row>
        <table:table-row table:style-name="ro1">
          <table:table-cell office:value-type="float" office:value="66" calcext:value-type="float">
            <text:p>66.00</text:p>
          </table:table-cell>
          <table:table-cell office:value-type="string" calcext:value-type="string">
            <text:p>&lt;SwitchTrace <text:s/>swid=2 qdepth=0 qtdelta=55 |&gt;</text:p>
          </table:table-cell>
          <table:table-cell table:formula="of:=RIGHT([.B67];LEN([.B67]) - SEARCH(&quot;qtdelta=&quot;;[.B67])-7)" office:value-type="string" office:string-value="55 |&gt;" calcext:value-type="string">
            <text:p>55 |&gt;</text:p>
          </table:table-cell>
          <table:table-cell table:formula="of:=LEFT([.C67];LEN([.C67])-3)" office:value-type="string" office:string-value="55" calcext:value-type="string">
            <text:p>55</text:p>
          </table:table-cell>
          <table:table-cell table:formula="of:=VALUE([.D67])" office:value-type="float" office:value="55" calcext:value-type="float">
            <text:p>5.5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67];LEN([.F67]) - SEARCH(&quot;qtdelta=&quot;;[.F67])-7)" office:value-type="string" office:string-value="32 |&gt;] |&gt;" calcext:value-type="string">
            <text:p>32 |&gt;] |&gt;</text:p>
          </table:table-cell>
          <table:table-cell table:formula="of:=LEFT([.G67];LEN([.G67])-7)" office:value-type="string" office:string-value="32" calcext:value-type="string">
            <text:p>32</text:p>
          </table:table-cell>
          <table:table-cell table:formula="of:=VALUE([.H67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67" calcext:value-type="float">
            <text:p>67.00</text:p>
          </table:table-cell>
          <table:table-cell office:value-type="string" calcext:value-type="string">
            <text:p>&lt;SwitchTrace <text:s/>swid=2 qdepth=0 qtdelta=41 |&gt;</text:p>
          </table:table-cell>
          <table:table-cell table:formula="of:=RIGHT([.B68];LEN([.B68]) - SEARCH(&quot;qtdelta=&quot;;[.B68])-7)" office:value-type="string" office:string-value="41 |&gt;" calcext:value-type="string">
            <text:p>41 |&gt;</text:p>
          </table:table-cell>
          <table:table-cell table:formula="of:=LEFT([.C68];LEN([.C68])-3)" office:value-type="string" office:string-value="41" calcext:value-type="string">
            <text:p>41</text:p>
          </table:table-cell>
          <table:table-cell table:formula="of:=VALUE([.D68])" office:value-type="float" office:value="41" calcext:value-type="float">
            <text:p>4.1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68];LEN([.F68]) - SEARCH(&quot;qtdelta=&quot;;[.F68])-7)" office:value-type="string" office:string-value="36 |&gt;] |&gt;" calcext:value-type="string">
            <text:p>36 |&gt;] |&gt;</text:p>
          </table:table-cell>
          <table:table-cell table:formula="of:=LEFT([.G68];LEN([.G68])-7)" office:value-type="string" office:string-value="36" calcext:value-type="string">
            <text:p>36</text:p>
          </table:table-cell>
          <table:table-cell table:formula="of:=VALUE([.H68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68" calcext:value-type="float">
            <text:p>68.00</text:p>
          </table:table-cell>
          <table:table-cell office:value-type="string" calcext:value-type="string">
            <text:p>&lt;SwitchTrace <text:s/>swid=2 qdepth=0 qtdelta=66 |&gt;</text:p>
          </table:table-cell>
          <table:table-cell table:formula="of:=RIGHT([.B69];LEN([.B69]) - SEARCH(&quot;qtdelta=&quot;;[.B69])-7)" office:value-type="string" office:string-value="66 |&gt;" calcext:value-type="string">
            <text:p>66 |&gt;</text:p>
          </table:table-cell>
          <table:table-cell table:formula="of:=LEFT([.C69];LEN([.C69])-3)" office:value-type="string" office:string-value="66" calcext:value-type="string">
            <text:p>66</text:p>
          </table:table-cell>
          <table:table-cell table:formula="of:=VALUE([.D69])" office:value-type="float" office:value="66" calcext:value-type="float">
            <text:p>6.60E+01</text:p>
          </table:table-cell>
          <table:table-cell office:value-type="string" calcext:value-type="string">
            <text:p><text:s/>&lt;SwitchTrace <text:s/>swid=1 qdepth=39 qtdelta=434957 |&gt;] |&gt;</text:p>
          </table:table-cell>
          <table:table-cell table:formula="of:=RIGHT([.F69];LEN([.F69]) - SEARCH(&quot;qtdelta=&quot;;[.F69])-7)" office:value-type="string" office:string-value="434957 |&gt;] |&gt;" calcext:value-type="string">
            <text:p>434957 |&gt;] |&gt;</text:p>
          </table:table-cell>
          <table:table-cell table:formula="of:=LEFT([.G69];LEN([.G69])-7)" office:value-type="string" office:string-value="434957" calcext:value-type="string">
            <text:p>434957</text:p>
          </table:table-cell>
          <table:table-cell table:formula="of:=VALUE([.H69])" office:value-type="float" office:value="434957" calcext:value-type="float">
            <text:p>4.35E+05</text:p>
          </table:table-cell>
        </table:table-row>
        <table:table-row table:style-name="ro1">
          <table:table-cell office:value-type="float" office:value="69" calcext:value-type="float">
            <text:p>69.00</text:p>
          </table:table-cell>
          <table:table-cell office:value-type="string" calcext:value-type="string">
            <text:p>&lt;SwitchTrace <text:s/>swid=2 qdepth=0 qtdelta=39 |&gt;</text:p>
          </table:table-cell>
          <table:table-cell table:formula="of:=RIGHT([.B70];LEN([.B70]) - SEARCH(&quot;qtdelta=&quot;;[.B70])-7)" office:value-type="string" office:string-value="39 |&gt;" calcext:value-type="string">
            <text:p>39 |&gt;</text:p>
          </table:table-cell>
          <table:table-cell table:formula="of:=LEFT([.C70];LEN([.C70])-3)" office:value-type="string" office:string-value="39" calcext:value-type="string">
            <text:p>39</text:p>
          </table:table-cell>
          <table:table-cell table:formula="of:=VALUE([.D70])" office:value-type="float" office:value="39" calcext:value-type="float">
            <text:p>3.90E+01</text:p>
          </table:table-cell>
          <table:table-cell office:value-type="string" calcext:value-type="string">
            <text:p><text:s/>&lt;SwitchTrace <text:s/>swid=1 qdepth=23 qtdelta=233789 |&gt;] |&gt;</text:p>
          </table:table-cell>
          <table:table-cell table:formula="of:=RIGHT([.F70];LEN([.F70]) - SEARCH(&quot;qtdelta=&quot;;[.F70])-7)" office:value-type="string" office:string-value="233789 |&gt;] |&gt;" calcext:value-type="string">
            <text:p>233789 |&gt;] |&gt;</text:p>
          </table:table-cell>
          <table:table-cell table:formula="of:=LEFT([.G70];LEN([.G70])-7)" office:value-type="string" office:string-value="233789" calcext:value-type="string">
            <text:p>233789</text:p>
          </table:table-cell>
          <table:table-cell table:formula="of:=VALUE([.H70])" office:value-type="float" office:value="233789" calcext:value-type="float">
            <text:p>2.34E+05</text:p>
          </table:table-cell>
        </table:table-row>
        <table:table-row table:style-name="ro1">
          <table:table-cell office:value-type="float" office:value="70" calcext:value-type="float">
            <text:p>70.00</text:p>
          </table:table-cell>
          <table:table-cell office:value-type="string" calcext:value-type="string">
            <text:p>&lt;SwitchTrace <text:s/>swid=2 qdepth=0 qtdelta=48 |&gt;</text:p>
          </table:table-cell>
          <table:table-cell table:formula="of:=RIGHT([.B71];LEN([.B71]) - SEARCH(&quot;qtdelta=&quot;;[.B71])-7)" office:value-type="string" office:string-value="48 |&gt;" calcext:value-type="string">
            <text:p>48 |&gt;</text:p>
          </table:table-cell>
          <table:table-cell table:formula="of:=LEFT([.C71];LEN([.C71])-3)" office:value-type="string" office:string-value="48" calcext:value-type="string">
            <text:p>48</text:p>
          </table:table-cell>
          <table:table-cell table:formula="of:=VALUE([.D71])" office:value-type="float" office:value="48" calcext:value-type="float">
            <text:p>4.80E+01</text:p>
          </table:table-cell>
          <table:table-cell office:value-type="string" calcext:value-type="string">
            <text:p><text:s/>&lt;SwitchTrace <text:s/>swid=1 qdepth=50 qtdelta=781019 |&gt;] |&gt;</text:p>
          </table:table-cell>
          <table:table-cell table:formula="of:=RIGHT([.F71];LEN([.F71]) - SEARCH(&quot;qtdelta=&quot;;[.F71])-7)" office:value-type="string" office:string-value="781019 |&gt;] |&gt;" calcext:value-type="string">
            <text:p>781019 |&gt;] |&gt;</text:p>
          </table:table-cell>
          <table:table-cell table:formula="of:=LEFT([.G71];LEN([.G71])-7)" office:value-type="string" office:string-value="781019" calcext:value-type="string">
            <text:p>781019</text:p>
          </table:table-cell>
          <table:table-cell table:formula="of:=VALUE([.H71])" office:value-type="float" office:value="781019" calcext:value-type="float">
            <text:p>7.81E+05</text:p>
          </table:table-cell>
        </table:table-row>
        <table:table-row table:style-name="ro1">
          <table:table-cell office:value-type="float" office:value="71" calcext:value-type="float">
            <text:p>71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72];LEN([.B72]) - SEARCH(&quot;qtdelta=&quot;;[.B72])-7)" office:value-type="string" office:string-value="26 |&gt;" calcext:value-type="string">
            <text:p>26 |&gt;</text:p>
          </table:table-cell>
          <table:table-cell table:formula="of:=LEFT([.C72];LEN([.C72])-3)" office:value-type="string" office:string-value="26" calcext:value-type="string">
            <text:p>26</text:p>
          </table:table-cell>
          <table:table-cell table:formula="of:=VALUE([.D72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34 qtdelta=574252 |&gt;] |&gt;</text:p>
          </table:table-cell>
          <table:table-cell table:formula="of:=RIGHT([.F72];LEN([.F72]) - SEARCH(&quot;qtdelta=&quot;;[.F72])-7)" office:value-type="string" office:string-value="574252 |&gt;] |&gt;" calcext:value-type="string">
            <text:p>574252 |&gt;] |&gt;</text:p>
          </table:table-cell>
          <table:table-cell table:formula="of:=LEFT([.G72];LEN([.G72])-7)" office:value-type="string" office:string-value="574252" calcext:value-type="string">
            <text:p>574252</text:p>
          </table:table-cell>
          <table:table-cell table:formula="of:=VALUE([.H72])" office:value-type="float" office:value="574252" calcext:value-type="float">
            <text:p>5.74E+05</text:p>
          </table:table-cell>
        </table:table-row>
        <table:table-row table:style-name="ro1">
          <table:table-cell office:value-type="float" office:value="72" calcext:value-type="float">
            <text:p>72.00</text:p>
          </table:table-cell>
          <table:table-cell office:value-type="string" calcext:value-type="string">
            <text:p>&lt;SwitchTrace <text:s/>swid=2 qdepth=0 qtdelta=211 |&gt;</text:p>
          </table:table-cell>
          <table:table-cell table:formula="of:=RIGHT([.B73];LEN([.B73]) - SEARCH(&quot;qtdelta=&quot;;[.B73])-7)" office:value-type="string" office:string-value="211 |&gt;" calcext:value-type="string">
            <text:p>211 |&gt;</text:p>
          </table:table-cell>
          <table:table-cell table:formula="of:=LEFT([.C73];LEN([.C73])-3)" office:value-type="string" office:string-value="211" calcext:value-type="string">
            <text:p>211</text:p>
          </table:table-cell>
          <table:table-cell table:formula="of:=VALUE([.D73])" office:value-type="float" office:value="211" calcext:value-type="float">
            <text:p>2.11E+02</text:p>
          </table:table-cell>
          <table:table-cell office:value-type="string" calcext:value-type="string">
            <text:p><text:s/>&lt;SwitchTrace <text:s/>swid=1 qdepth=25 qtdelta=624907 |&gt;] |&gt;</text:p>
          </table:table-cell>
          <table:table-cell table:formula="of:=RIGHT([.F73];LEN([.F73]) - SEARCH(&quot;qtdelta=&quot;;[.F73])-7)" office:value-type="string" office:string-value="624907 |&gt;] |&gt;" calcext:value-type="string">
            <text:p>624907 |&gt;] |&gt;</text:p>
          </table:table-cell>
          <table:table-cell table:formula="of:=LEFT([.G73];LEN([.G73])-7)" office:value-type="string" office:string-value="624907" calcext:value-type="string">
            <text:p>624907</text:p>
          </table:table-cell>
          <table:table-cell table:formula="of:=VALUE([.H73])" office:value-type="float" office:value="624907" calcext:value-type="float">
            <text:p>6.25E+05</text:p>
          </table:table-cell>
        </table:table-row>
        <table:table-row table:style-name="ro1">
          <table:table-cell office:value-type="float" office:value="73" calcext:value-type="float">
            <text:p>73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74];LEN([.B74]) - SEARCH(&quot;qtdelta=&quot;;[.B74])-7)" office:value-type="string" office:string-value="30 |&gt;" calcext:value-type="string">
            <text:p>30 |&gt;</text:p>
          </table:table-cell>
          <table:table-cell table:formula="of:=LEFT([.C74];LEN([.C74])-3)" office:value-type="string" office:string-value="30" calcext:value-type="string">
            <text:p>30</text:p>
          </table:table-cell>
          <table:table-cell table:formula="of:=VALUE([.D74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55 qtdelta=1103497 |&gt;] |&gt;</text:p>
          </table:table-cell>
          <table:table-cell table:formula="of:=RIGHT([.F74];LEN([.F74]) - SEARCH(&quot;qtdelta=&quot;;[.F74])-7)" office:value-type="string" office:string-value="1103497 |&gt;] |&gt;" calcext:value-type="string">
            <text:p>1103497 |&gt;] |&gt;</text:p>
          </table:table-cell>
          <table:table-cell table:formula="of:=LEFT([.G74];LEN([.G74])-7)" office:value-type="string" office:string-value="1103497" calcext:value-type="string">
            <text:p>1103497</text:p>
          </table:table-cell>
          <table:table-cell table:formula="of:=VALUE([.H74])" office:value-type="float" office:value="1103497" calcext:value-type="float">
            <text:p>1.10E+06</text:p>
          </table:table-cell>
        </table:table-row>
        <table:table-row table:style-name="ro1">
          <table:table-cell office:value-type="float" office:value="74" calcext:value-type="float">
            <text:p>74.00</text:p>
          </table:table-cell>
          <table:table-cell office:value-type="string" calcext:value-type="string">
            <text:p>&lt;SwitchTrace <text:s/>swid=2 qdepth=0 qtdelta=55 |&gt;</text:p>
          </table:table-cell>
          <table:table-cell table:formula="of:=RIGHT([.B75];LEN([.B75]) - SEARCH(&quot;qtdelta=&quot;;[.B75])-7)" office:value-type="string" office:string-value="55 |&gt;" calcext:value-type="string">
            <text:p>55 |&gt;</text:p>
          </table:table-cell>
          <table:table-cell table:formula="of:=LEFT([.C75];LEN([.C75])-3)" office:value-type="string" office:string-value="55" calcext:value-type="string">
            <text:p>55</text:p>
          </table:table-cell>
          <table:table-cell table:formula="of:=VALUE([.D75])" office:value-type="float" office:value="55" calcext:value-type="float">
            <text:p>5.50E+01</text:p>
          </table:table-cell>
          <table:table-cell office:value-type="string" calcext:value-type="string">
            <text:p><text:s/>&lt;SwitchTrace <text:s/>swid=1 qdepth=39 qtdelta=762856 |&gt;] |&gt;</text:p>
          </table:table-cell>
          <table:table-cell table:formula="of:=RIGHT([.F75];LEN([.F75]) - SEARCH(&quot;qtdelta=&quot;;[.F75])-7)" office:value-type="string" office:string-value="762856 |&gt;] |&gt;" calcext:value-type="string">
            <text:p>762856 |&gt;] |&gt;</text:p>
          </table:table-cell>
          <table:table-cell table:formula="of:=LEFT([.G75];LEN([.G75])-7)" office:value-type="string" office:string-value="762856" calcext:value-type="string">
            <text:p>762856</text:p>
          </table:table-cell>
          <table:table-cell table:formula="of:=VALUE([.H75])" office:value-type="float" office:value="762856" calcext:value-type="float">
            <text:p>7.63E+05</text:p>
          </table:table-cell>
        </table:table-row>
        <table:table-row table:style-name="ro1">
          <table:table-cell office:value-type="float" office:value="75" calcext:value-type="float">
            <text:p>75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76];LEN([.B76]) - SEARCH(&quot;qtdelta=&quot;;[.B76])-7)" office:value-type="string" office:string-value="32 |&gt;" calcext:value-type="string">
            <text:p>32 |&gt;</text:p>
          </table:table-cell>
          <table:table-cell table:formula="of:=LEFT([.C76];LEN([.C76])-3)" office:value-type="string" office:string-value="32" calcext:value-type="string">
            <text:p>32</text:p>
          </table:table-cell>
          <table:table-cell table:formula="of:=VALUE([.D76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2 qtdelta=533104 |&gt;] |&gt;</text:p>
          </table:table-cell>
          <table:table-cell table:formula="of:=RIGHT([.F76];LEN([.F76]) - SEARCH(&quot;qtdelta=&quot;;[.F76])-7)" office:value-type="string" office:string-value="533104 |&gt;] |&gt;" calcext:value-type="string">
            <text:p>533104 |&gt;] |&gt;</text:p>
          </table:table-cell>
          <table:table-cell table:formula="of:=LEFT([.G76];LEN([.G76])-7)" office:value-type="string" office:string-value="533104" calcext:value-type="string">
            <text:p>533104</text:p>
          </table:table-cell>
          <table:table-cell table:formula="of:=VALUE([.H76])" office:value-type="float" office:value="533104" calcext:value-type="float">
            <text:p>5.33E+05</text:p>
          </table:table-cell>
        </table:table-row>
        <table:table-row table:style-name="ro1">
          <table:table-cell office:value-type="float" office:value="76" calcext:value-type="float">
            <text:p>76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77];LEN([.B77]) - SEARCH(&quot;qtdelta=&quot;;[.B77])-7)" office:value-type="string" office:string-value="32 |&gt;" calcext:value-type="string">
            <text:p>32 |&gt;</text:p>
          </table:table-cell>
          <table:table-cell table:formula="of:=LEFT([.C77];LEN([.C77])-3)" office:value-type="string" office:string-value="32" calcext:value-type="string">
            <text:p>32</text:p>
          </table:table-cell>
          <table:table-cell table:formula="of:=VALUE([.D77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77];LEN([.F77]) - SEARCH(&quot;qtdelta=&quot;;[.F77])-7)" office:value-type="string" office:string-value="40 |&gt;] |&gt;" calcext:value-type="string">
            <text:p>40 |&gt;] |&gt;</text:p>
          </table:table-cell>
          <table:table-cell table:formula="of:=LEFT([.G77];LEN([.G77])-7)" office:value-type="string" office:string-value="40" calcext:value-type="string">
            <text:p>40</text:p>
          </table:table-cell>
          <table:table-cell table:formula="of:=VALUE([.H77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77" calcext:value-type="float">
            <text:p>77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78];LEN([.B78]) - SEARCH(&quot;qtdelta=&quot;;[.B78])-7)" office:value-type="string" office:string-value="28 |&gt;" calcext:value-type="string">
            <text:p>28 |&gt;</text:p>
          </table:table-cell>
          <table:table-cell table:formula="of:=LEFT([.C78];LEN([.C78])-3)" office:value-type="string" office:string-value="28" calcext:value-type="string">
            <text:p>28</text:p>
          </table:table-cell>
          <table:table-cell table:formula="of:=VALUE([.D78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78];LEN([.F78]) - SEARCH(&quot;qtdelta=&quot;;[.F78])-7)" office:value-type="string" office:string-value="36 |&gt;] |&gt;" calcext:value-type="string">
            <text:p>36 |&gt;] |&gt;</text:p>
          </table:table-cell>
          <table:table-cell table:formula="of:=LEFT([.G78];LEN([.G78])-7)" office:value-type="string" office:string-value="36" calcext:value-type="string">
            <text:p>36</text:p>
          </table:table-cell>
          <table:table-cell table:formula="of:=VALUE([.H78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78" calcext:value-type="float">
            <text:p>78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79];LEN([.B79]) - SEARCH(&quot;qtdelta=&quot;;[.B79])-7)" office:value-type="string" office:string-value="27 |&gt;" calcext:value-type="string">
            <text:p>27 |&gt;</text:p>
          </table:table-cell>
          <table:table-cell table:formula="of:=LEFT([.C79];LEN([.C79])-3)" office:value-type="string" office:string-value="27" calcext:value-type="string">
            <text:p>27</text:p>
          </table:table-cell>
          <table:table-cell table:formula="of:=VALUE([.D79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79];LEN([.F79]) - SEARCH(&quot;qtdelta=&quot;;[.F79])-7)" office:value-type="string" office:string-value="29 |&gt;] |&gt;" calcext:value-type="string">
            <text:p>29 |&gt;] |&gt;</text:p>
          </table:table-cell>
          <table:table-cell table:formula="of:=LEFT([.G79];LEN([.G79])-7)" office:value-type="string" office:string-value="29" calcext:value-type="string">
            <text:p>29</text:p>
          </table:table-cell>
          <table:table-cell table:formula="of:=VALUE([.H79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79" calcext:value-type="float">
            <text:p>79.00</text:p>
          </table:table-cell>
          <table:table-cell office:value-type="string" calcext:value-type="string">
            <text:p>&lt;SwitchTrace <text:s/>swid=2 qdepth=0 qtdelta=54 |&gt;</text:p>
          </table:table-cell>
          <table:table-cell table:formula="of:=RIGHT([.B80];LEN([.B80]) - SEARCH(&quot;qtdelta=&quot;;[.B80])-7)" office:value-type="string" office:string-value="54 |&gt;" calcext:value-type="string">
            <text:p>54 |&gt;</text:p>
          </table:table-cell>
          <table:table-cell table:formula="of:=LEFT([.C80];LEN([.C80])-3)" office:value-type="string" office:string-value="54" calcext:value-type="string">
            <text:p>54</text:p>
          </table:table-cell>
          <table:table-cell table:formula="of:=VALUE([.D80])" office:value-type="float" office:value="54" calcext:value-type="float">
            <text:p>5.40E+01</text:p>
          </table:table-cell>
          <table:table-cell office:value-type="string" calcext:value-type="string">
            <text:p><text:s/>&lt;SwitchTrace <text:s/>swid=1 qdepth=0 qtdelta=110 |&gt;] |&gt;</text:p>
          </table:table-cell>
          <table:table-cell table:formula="of:=RIGHT([.F80];LEN([.F80]) - SEARCH(&quot;qtdelta=&quot;;[.F80])-7)" office:value-type="string" office:string-value="110 |&gt;] |&gt;" calcext:value-type="string">
            <text:p>110 |&gt;] |&gt;</text:p>
          </table:table-cell>
          <table:table-cell table:formula="of:=LEFT([.G80];LEN([.G80])-7)" office:value-type="string" office:string-value="110" calcext:value-type="string">
            <text:p>110</text:p>
          </table:table-cell>
          <table:table-cell table:formula="of:=VALUE([.H80])" office:value-type="float" office:value="110" calcext:value-type="float">
            <text:p>1.10E+02</text:p>
          </table:table-cell>
        </table:table-row>
        <table:table-row table:style-name="ro1">
          <table:table-cell office:value-type="float" office:value="80" calcext:value-type="float">
            <text:p>80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81];LEN([.B81]) - SEARCH(&quot;qtdelta=&quot;;[.B81])-7)" office:value-type="string" office:string-value="33 |&gt;" calcext:value-type="string">
            <text:p>33 |&gt;</text:p>
          </table:table-cell>
          <table:table-cell table:formula="of:=LEFT([.C81];LEN([.C81])-3)" office:value-type="string" office:string-value="33" calcext:value-type="string">
            <text:p>33</text:p>
          </table:table-cell>
          <table:table-cell table:formula="of:=VALUE([.D81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81];LEN([.F81]) - SEARCH(&quot;qtdelta=&quot;;[.F81])-7)" office:value-type="string" office:string-value="41 |&gt;] |&gt;" calcext:value-type="string">
            <text:p>41 |&gt;] |&gt;</text:p>
          </table:table-cell>
          <table:table-cell table:formula="of:=LEFT([.G81];LEN([.G81])-7)" office:value-type="string" office:string-value="41" calcext:value-type="string">
            <text:p>41</text:p>
          </table:table-cell>
          <table:table-cell table:formula="of:=VALUE([.H81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81" calcext:value-type="float">
            <text:p>81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82];LEN([.B82]) - SEARCH(&quot;qtdelta=&quot;;[.B82])-7)" office:value-type="string" office:string-value="28 |&gt;" calcext:value-type="string">
            <text:p>28 |&gt;</text:p>
          </table:table-cell>
          <table:table-cell table:formula="of:=LEFT([.C82];LEN([.C82])-3)" office:value-type="string" office:string-value="28" calcext:value-type="string">
            <text:p>28</text:p>
          </table:table-cell>
          <table:table-cell table:formula="of:=VALUE([.D82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82];LEN([.F82]) - SEARCH(&quot;qtdelta=&quot;;[.F82])-7)" office:value-type="string" office:string-value="30 |&gt;] |&gt;" calcext:value-type="string">
            <text:p>30 |&gt;] |&gt;</text:p>
          </table:table-cell>
          <table:table-cell table:formula="of:=LEFT([.G82];LEN([.G82])-7)" office:value-type="string" office:string-value="30" calcext:value-type="string">
            <text:p>30</text:p>
          </table:table-cell>
          <table:table-cell table:formula="of:=VALUE([.H82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82" calcext:value-type="float">
            <text:p>82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83];LEN([.B83]) - SEARCH(&quot;qtdelta=&quot;;[.B83])-7)" office:value-type="string" office:string-value="33 |&gt;" calcext:value-type="string">
            <text:p>33 |&gt;</text:p>
          </table:table-cell>
          <table:table-cell table:formula="of:=LEFT([.C83];LEN([.C83])-3)" office:value-type="string" office:string-value="33" calcext:value-type="string">
            <text:p>33</text:p>
          </table:table-cell>
          <table:table-cell table:formula="of:=VALUE([.D83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83];LEN([.F83]) - SEARCH(&quot;qtdelta=&quot;;[.F83])-7)" office:value-type="string" office:string-value="31 |&gt;] |&gt;" calcext:value-type="string">
            <text:p>31 |&gt;] |&gt;</text:p>
          </table:table-cell>
          <table:table-cell table:formula="of:=LEFT([.G83];LEN([.G83])-7)" office:value-type="string" office:string-value="31" calcext:value-type="string">
            <text:p>31</text:p>
          </table:table-cell>
          <table:table-cell table:formula="of:=VALUE([.H83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83" calcext:value-type="float">
            <text:p>83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84];LEN([.B84]) - SEARCH(&quot;qtdelta=&quot;;[.B84])-7)" office:value-type="string" office:string-value="32 |&gt;" calcext:value-type="string">
            <text:p>32 |&gt;</text:p>
          </table:table-cell>
          <table:table-cell table:formula="of:=LEFT([.C84];LEN([.C84])-3)" office:value-type="string" office:string-value="32" calcext:value-type="string">
            <text:p>32</text:p>
          </table:table-cell>
          <table:table-cell table:formula="of:=VALUE([.D84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84];LEN([.F84]) - SEARCH(&quot;qtdelta=&quot;;[.F84])-7)" office:value-type="string" office:string-value="37 |&gt;] |&gt;" calcext:value-type="string">
            <text:p>37 |&gt;] |&gt;</text:p>
          </table:table-cell>
          <table:table-cell table:formula="of:=LEFT([.G84];LEN([.G84])-7)" office:value-type="string" office:string-value="37" calcext:value-type="string">
            <text:p>37</text:p>
          </table:table-cell>
          <table:table-cell table:formula="of:=VALUE([.H84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84" calcext:value-type="float">
            <text:p>84.00</text:p>
          </table:table-cell>
          <table:table-cell office:value-type="string" calcext:value-type="string">
            <text:p>&lt;SwitchTrace <text:s/>swid=2 qdepth=0 qtdelta=65 |&gt;</text:p>
          </table:table-cell>
          <table:table-cell table:formula="of:=RIGHT([.B85];LEN([.B85]) - SEARCH(&quot;qtdelta=&quot;;[.B85])-7)" office:value-type="string" office:string-value="65 |&gt;" calcext:value-type="string">
            <text:p>65 |&gt;</text:p>
          </table:table-cell>
          <table:table-cell table:formula="of:=LEFT([.C85];LEN([.C85])-3)" office:value-type="string" office:string-value="65" calcext:value-type="string">
            <text:p>65</text:p>
          </table:table-cell>
          <table:table-cell table:formula="of:=VALUE([.D85])" office:value-type="float" office:value="65" calcext:value-type="float">
            <text:p>6.50E+01</text:p>
          </table:table-cell>
          <table:table-cell office:value-type="string" calcext:value-type="string">
            <text:p><text:s/>&lt;SwitchTrace <text:s/>swid=1 qdepth=0 qtdelta=57 |&gt;] |&gt;</text:p>
          </table:table-cell>
          <table:table-cell table:formula="of:=RIGHT([.F85];LEN([.F85]) - SEARCH(&quot;qtdelta=&quot;;[.F85])-7)" office:value-type="string" office:string-value="57 |&gt;] |&gt;" calcext:value-type="string">
            <text:p>57 |&gt;] |&gt;</text:p>
          </table:table-cell>
          <table:table-cell table:formula="of:=LEFT([.G85];LEN([.G85])-7)" office:value-type="string" office:string-value="57" calcext:value-type="string">
            <text:p>57</text:p>
          </table:table-cell>
          <table:table-cell table:formula="of:=VALUE([.H85])" office:value-type="float" office:value="57" calcext:value-type="float">
            <text:p>5.70E+01</text:p>
          </table:table-cell>
        </table:table-row>
        <table:table-row table:style-name="ro1">
          <table:table-cell office:value-type="float" office:value="85" calcext:value-type="float">
            <text:p>85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86];LEN([.B86]) - SEARCH(&quot;qtdelta=&quot;;[.B86])-7)" office:value-type="string" office:string-value="28 |&gt;" calcext:value-type="string">
            <text:p>28 |&gt;</text:p>
          </table:table-cell>
          <table:table-cell table:formula="of:=LEFT([.C86];LEN([.C86])-3)" office:value-type="string" office:string-value="28" calcext:value-type="string">
            <text:p>28</text:p>
          </table:table-cell>
          <table:table-cell table:formula="of:=VALUE([.D86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86];LEN([.F86]) - SEARCH(&quot;qtdelta=&quot;;[.F86])-7)" office:value-type="string" office:string-value="40 |&gt;] |&gt;" calcext:value-type="string">
            <text:p>40 |&gt;] |&gt;</text:p>
          </table:table-cell>
          <table:table-cell table:formula="of:=LEFT([.G86];LEN([.G86])-7)" office:value-type="string" office:string-value="40" calcext:value-type="string">
            <text:p>40</text:p>
          </table:table-cell>
          <table:table-cell table:formula="of:=VALUE([.H86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86" calcext:value-type="float">
            <text:p>86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87];LEN([.B87]) - SEARCH(&quot;qtdelta=&quot;;[.B87])-7)" office:value-type="string" office:string-value="31 |&gt;" calcext:value-type="string">
            <text:p>31 |&gt;</text:p>
          </table:table-cell>
          <table:table-cell table:formula="of:=LEFT([.C87];LEN([.C87])-3)" office:value-type="string" office:string-value="31" calcext:value-type="string">
            <text:p>31</text:p>
          </table:table-cell>
          <table:table-cell table:formula="of:=VALUE([.D87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87];LEN([.F87]) - SEARCH(&quot;qtdelta=&quot;;[.F87])-7)" office:value-type="string" office:string-value="43 |&gt;] |&gt;" calcext:value-type="string">
            <text:p>43 |&gt;] |&gt;</text:p>
          </table:table-cell>
          <table:table-cell table:formula="of:=LEFT([.G87];LEN([.G87])-7)" office:value-type="string" office:string-value="43" calcext:value-type="string">
            <text:p>43</text:p>
          </table:table-cell>
          <table:table-cell table:formula="of:=VALUE([.H87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87" calcext:value-type="float">
            <text:p>87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88];LEN([.B88]) - SEARCH(&quot;qtdelta=&quot;;[.B88])-7)" office:value-type="string" office:string-value="34 |&gt;" calcext:value-type="string">
            <text:p>34 |&gt;</text:p>
          </table:table-cell>
          <table:table-cell table:formula="of:=LEFT([.C88];LEN([.C88])-3)" office:value-type="string" office:string-value="34" calcext:value-type="string">
            <text:p>34</text:p>
          </table:table-cell>
          <table:table-cell table:formula="of:=VALUE([.D88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88];LEN([.F88]) - SEARCH(&quot;qtdelta=&quot;;[.F88])-7)" office:value-type="string" office:string-value="39 |&gt;] |&gt;" calcext:value-type="string">
            <text:p>39 |&gt;] |&gt;</text:p>
          </table:table-cell>
          <table:table-cell table:formula="of:=LEFT([.G88];LEN([.G88])-7)" office:value-type="string" office:string-value="39" calcext:value-type="string">
            <text:p>39</text:p>
          </table:table-cell>
          <table:table-cell table:formula="of:=VALUE([.H88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88" calcext:value-type="float">
            <text:p>88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89];LEN([.B89]) - SEARCH(&quot;qtdelta=&quot;;[.B89])-7)" office:value-type="string" office:string-value="29 |&gt;" calcext:value-type="string">
            <text:p>29 |&gt;</text:p>
          </table:table-cell>
          <table:table-cell table:formula="of:=LEFT([.C89];LEN([.C89])-3)" office:value-type="string" office:string-value="29" calcext:value-type="string">
            <text:p>29</text:p>
          </table:table-cell>
          <table:table-cell table:formula="of:=VALUE([.D89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89];LEN([.F89]) - SEARCH(&quot;qtdelta=&quot;;[.F89])-7)" office:value-type="string" office:string-value="33 |&gt;] |&gt;" calcext:value-type="string">
            <text:p>33 |&gt;] |&gt;</text:p>
          </table:table-cell>
          <table:table-cell table:formula="of:=LEFT([.G89];LEN([.G89])-7)" office:value-type="string" office:string-value="33" calcext:value-type="string">
            <text:p>33</text:p>
          </table:table-cell>
          <table:table-cell table:formula="of:=VALUE([.H89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89" calcext:value-type="float">
            <text:p>89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90];LEN([.B90]) - SEARCH(&quot;qtdelta=&quot;;[.B90])-7)" office:value-type="string" office:string-value="32 |&gt;" calcext:value-type="string">
            <text:p>32 |&gt;</text:p>
          </table:table-cell>
          <table:table-cell table:formula="of:=LEFT([.C90];LEN([.C90])-3)" office:value-type="string" office:string-value="32" calcext:value-type="string">
            <text:p>32</text:p>
          </table:table-cell>
          <table:table-cell table:formula="of:=VALUE([.D90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44 |&gt;] |&gt;</text:p>
          </table:table-cell>
          <table:table-cell table:formula="of:=RIGHT([.F90];LEN([.F90]) - SEARCH(&quot;qtdelta=&quot;;[.F90])-7)" office:value-type="string" office:string-value="44 |&gt;] |&gt;" calcext:value-type="string">
            <text:p>44 |&gt;] |&gt;</text:p>
          </table:table-cell>
          <table:table-cell table:formula="of:=LEFT([.G90];LEN([.G90])-7)" office:value-type="string" office:string-value="44" calcext:value-type="string">
            <text:p>44</text:p>
          </table:table-cell>
          <table:table-cell table:formula="of:=VALUE([.H90])" office:value-type="float" office:value="44" calcext:value-type="float">
            <text:p>4.40E+01</text:p>
          </table:table-cell>
        </table:table-row>
        <table:table-row table:style-name="ro1">
          <table:table-cell office:value-type="float" office:value="90" calcext:value-type="float">
            <text:p>90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91];LEN([.B91]) - SEARCH(&quot;qtdelta=&quot;;[.B91])-7)" office:value-type="string" office:string-value="35 |&gt;" calcext:value-type="string">
            <text:p>35 |&gt;</text:p>
          </table:table-cell>
          <table:table-cell table:formula="of:=LEFT([.C91];LEN([.C91])-3)" office:value-type="string" office:string-value="35" calcext:value-type="string">
            <text:p>35</text:p>
          </table:table-cell>
          <table:table-cell table:formula="of:=VALUE([.D91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91];LEN([.F91]) - SEARCH(&quot;qtdelta=&quot;;[.F91])-7)" office:value-type="string" office:string-value="40 |&gt;] |&gt;" calcext:value-type="string">
            <text:p>40 |&gt;] |&gt;</text:p>
          </table:table-cell>
          <table:table-cell table:formula="of:=LEFT([.G91];LEN([.G91])-7)" office:value-type="string" office:string-value="40" calcext:value-type="string">
            <text:p>40</text:p>
          </table:table-cell>
          <table:table-cell table:formula="of:=VALUE([.H91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91" calcext:value-type="float">
            <text:p>91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92];LEN([.B92]) - SEARCH(&quot;qtdelta=&quot;;[.B92])-7)" office:value-type="string" office:string-value="34 |&gt;" calcext:value-type="string">
            <text:p>34 |&gt;</text:p>
          </table:table-cell>
          <table:table-cell table:formula="of:=LEFT([.C92];LEN([.C92])-3)" office:value-type="string" office:string-value="34" calcext:value-type="string">
            <text:p>34</text:p>
          </table:table-cell>
          <table:table-cell table:formula="of:=VALUE([.D92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47 |&gt;] |&gt;</text:p>
          </table:table-cell>
          <table:table-cell table:formula="of:=RIGHT([.F92];LEN([.F92]) - SEARCH(&quot;qtdelta=&quot;;[.F92])-7)" office:value-type="string" office:string-value="47 |&gt;] |&gt;" calcext:value-type="string">
            <text:p>47 |&gt;] |&gt;</text:p>
          </table:table-cell>
          <table:table-cell table:formula="of:=LEFT([.G92];LEN([.G92])-7)" office:value-type="string" office:string-value="47" calcext:value-type="string">
            <text:p>47</text:p>
          </table:table-cell>
          <table:table-cell table:formula="of:=VALUE([.H92])" office:value-type="float" office:value="47" calcext:value-type="float">
            <text:p>4.70E+01</text:p>
          </table:table-cell>
        </table:table-row>
        <table:table-row table:style-name="ro1">
          <table:table-cell office:value-type="float" office:value="92" calcext:value-type="float">
            <text:p>92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93];LEN([.B93]) - SEARCH(&quot;qtdelta=&quot;;[.B93])-7)" office:value-type="string" office:string-value="33 |&gt;" calcext:value-type="string">
            <text:p>33 |&gt;</text:p>
          </table:table-cell>
          <table:table-cell table:formula="of:=LEFT([.C93];LEN([.C93])-3)" office:value-type="string" office:string-value="33" calcext:value-type="string">
            <text:p>33</text:p>
          </table:table-cell>
          <table:table-cell table:formula="of:=VALUE([.D93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2 |&gt;] |&gt;</text:p>
          </table:table-cell>
          <table:table-cell table:formula="of:=RIGHT([.F93];LEN([.F93]) - SEARCH(&quot;qtdelta=&quot;;[.F93])-7)" office:value-type="string" office:string-value="42 |&gt;] |&gt;" calcext:value-type="string">
            <text:p>42 |&gt;] |&gt;</text:p>
          </table:table-cell>
          <table:table-cell table:formula="of:=LEFT([.G93];LEN([.G93])-7)" office:value-type="string" office:string-value="42" calcext:value-type="string">
            <text:p>42</text:p>
          </table:table-cell>
          <table:table-cell table:formula="of:=VALUE([.H93])" office:value-type="float" office:value="42" calcext:value-type="float">
            <text:p>4.20E+01</text:p>
          </table:table-cell>
        </table:table-row>
        <table:table-row table:style-name="ro1">
          <table:table-cell office:value-type="float" office:value="93" calcext:value-type="float">
            <text:p>93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94];LEN([.B94]) - SEARCH(&quot;qtdelta=&quot;;[.B94])-7)" office:value-type="string" office:string-value="27 |&gt;" calcext:value-type="string">
            <text:p>27 |&gt;</text:p>
          </table:table-cell>
          <table:table-cell table:formula="of:=LEFT([.C94];LEN([.C94])-3)" office:value-type="string" office:string-value="27" calcext:value-type="string">
            <text:p>27</text:p>
          </table:table-cell>
          <table:table-cell table:formula="of:=VALUE([.D94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94];LEN([.F94]) - SEARCH(&quot;qtdelta=&quot;;[.F94])-7)" office:value-type="string" office:string-value="41 |&gt;] |&gt;" calcext:value-type="string">
            <text:p>41 |&gt;] |&gt;</text:p>
          </table:table-cell>
          <table:table-cell table:formula="of:=LEFT([.G94];LEN([.G94])-7)" office:value-type="string" office:string-value="41" calcext:value-type="string">
            <text:p>41</text:p>
          </table:table-cell>
          <table:table-cell table:formula="of:=VALUE([.H94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94" calcext:value-type="float">
            <text:p>9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95];LEN([.B95]) - SEARCH(&quot;qtdelta=&quot;;[.B95])-7)" office:value-type="string" office:string-value="27 |&gt;" calcext:value-type="string">
            <text:p>27 |&gt;</text:p>
          </table:table-cell>
          <table:table-cell table:formula="of:=LEFT([.C95];LEN([.C95])-3)" office:value-type="string" office:string-value="27" calcext:value-type="string">
            <text:p>27</text:p>
          </table:table-cell>
          <table:table-cell table:formula="of:=VALUE([.D9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95];LEN([.F95]) - SEARCH(&quot;qtdelta=&quot;;[.F95])-7)" office:value-type="string" office:string-value="32 |&gt;] |&gt;" calcext:value-type="string">
            <text:p>32 |&gt;] |&gt;</text:p>
          </table:table-cell>
          <table:table-cell table:formula="of:=LEFT([.G95];LEN([.G95])-7)" office:value-type="string" office:string-value="32" calcext:value-type="string">
            <text:p>32</text:p>
          </table:table-cell>
          <table:table-cell table:formula="of:=VALUE([.H95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95" calcext:value-type="float">
            <text:p>95.00</text:p>
          </table:table-cell>
          <table:table-cell office:value-type="string" calcext:value-type="string">
            <text:p>&lt;SwitchTrace <text:s/>swid=2 qdepth=0 qtdelta=40 |&gt;</text:p>
          </table:table-cell>
          <table:table-cell table:formula="of:=RIGHT([.B96];LEN([.B96]) - SEARCH(&quot;qtdelta=&quot;;[.B96])-7)" office:value-type="string" office:string-value="40 |&gt;" calcext:value-type="string">
            <text:p>40 |&gt;</text:p>
          </table:table-cell>
          <table:table-cell table:formula="of:=LEFT([.C96];LEN([.C96])-3)" office:value-type="string" office:string-value="40" calcext:value-type="string">
            <text:p>40</text:p>
          </table:table-cell>
          <table:table-cell table:formula="of:=VALUE([.D96])" office:value-type="float" office:value="40" calcext:value-type="float">
            <text:p>4.0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96];LEN([.F96]) - SEARCH(&quot;qtdelta=&quot;;[.F96])-7)" office:value-type="string" office:string-value="32 |&gt;] |&gt;" calcext:value-type="string">
            <text:p>32 |&gt;] |&gt;</text:p>
          </table:table-cell>
          <table:table-cell table:formula="of:=LEFT([.G96];LEN([.G96])-7)" office:value-type="string" office:string-value="32" calcext:value-type="string">
            <text:p>32</text:p>
          </table:table-cell>
          <table:table-cell table:formula="of:=VALUE([.H96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96" calcext:value-type="float">
            <text:p>96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97];LEN([.B97]) - SEARCH(&quot;qtdelta=&quot;;[.B97])-7)" office:value-type="string" office:string-value="26 |&gt;" calcext:value-type="string">
            <text:p>26 |&gt;</text:p>
          </table:table-cell>
          <table:table-cell table:formula="of:=LEFT([.C97];LEN([.C97])-3)" office:value-type="string" office:string-value="26" calcext:value-type="string">
            <text:p>26</text:p>
          </table:table-cell>
          <table:table-cell table:formula="of:=VALUE([.D97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81 |&gt;] |&gt;</text:p>
          </table:table-cell>
          <table:table-cell table:formula="of:=RIGHT([.F97];LEN([.F97]) - SEARCH(&quot;qtdelta=&quot;;[.F97])-7)" office:value-type="string" office:string-value="81 |&gt;] |&gt;" calcext:value-type="string">
            <text:p>81 |&gt;] |&gt;</text:p>
          </table:table-cell>
          <table:table-cell table:formula="of:=LEFT([.G97];LEN([.G97])-7)" office:value-type="string" office:string-value="81" calcext:value-type="string">
            <text:p>81</text:p>
          </table:table-cell>
          <table:table-cell table:formula="of:=VALUE([.H97])" office:value-type="float" office:value="81" calcext:value-type="float">
            <text:p>8.10E+01</text:p>
          </table:table-cell>
        </table:table-row>
        <table:table-row table:style-name="ro1">
          <table:table-cell office:value-type="float" office:value="97" calcext:value-type="float">
            <text:p>97.00</text:p>
          </table:table-cell>
          <table:table-cell office:value-type="string" calcext:value-type="string">
            <text:p>&lt;SwitchTrace <text:s/>swid=2 qdepth=0 qtdelta=39 |&gt;</text:p>
          </table:table-cell>
          <table:table-cell table:formula="of:=RIGHT([.B98];LEN([.B98]) - SEARCH(&quot;qtdelta=&quot;;[.B98])-7)" office:value-type="string" office:string-value="39 |&gt;" calcext:value-type="string">
            <text:p>39 |&gt;</text:p>
          </table:table-cell>
          <table:table-cell table:formula="of:=LEFT([.C98];LEN([.C98])-3)" office:value-type="string" office:string-value="39" calcext:value-type="string">
            <text:p>39</text:p>
          </table:table-cell>
          <table:table-cell table:formula="of:=VALUE([.D98])" office:value-type="float" office:value="39" calcext:value-type="float">
            <text:p>3.90E+01</text:p>
          </table:table-cell>
          <table:table-cell office:value-type="string" calcext:value-type="string">
            <text:p><text:s/>&lt;SwitchTrace <text:s/>swid=1 qdepth=0 qtdelta=24 |&gt;] |&gt;</text:p>
          </table:table-cell>
          <table:table-cell table:formula="of:=RIGHT([.F98];LEN([.F98]) - SEARCH(&quot;qtdelta=&quot;;[.F98])-7)" office:value-type="string" office:string-value="24 |&gt;] |&gt;" calcext:value-type="string">
            <text:p>24 |&gt;] |&gt;</text:p>
          </table:table-cell>
          <table:table-cell table:formula="of:=LEFT([.G98];LEN([.G98])-7)" office:value-type="string" office:string-value="24" calcext:value-type="string">
            <text:p>24</text:p>
          </table:table-cell>
          <table:table-cell table:formula="of:=VALUE([.H98])" office:value-type="float" office:value="24" calcext:value-type="float">
            <text:p>2.40E+01</text:p>
          </table:table-cell>
        </table:table-row>
        <table:table-row table:style-name="ro1">
          <table:table-cell office:value-type="float" office:value="98" calcext:value-type="float">
            <text:p>98.00</text:p>
          </table:table-cell>
          <table:table-cell office:value-type="string" calcext:value-type="string">
            <text:p>&lt;SwitchTrace <text:s/>swid=2 qdepth=0 qtdelta=22 |&gt;</text:p>
          </table:table-cell>
          <table:table-cell table:formula="of:=RIGHT([.B99];LEN([.B99]) - SEARCH(&quot;qtdelta=&quot;;[.B99])-7)" office:value-type="string" office:string-value="22 |&gt;" calcext:value-type="string">
            <text:p>22 |&gt;</text:p>
          </table:table-cell>
          <table:table-cell table:formula="of:=LEFT([.C99];LEN([.C99])-3)" office:value-type="string" office:string-value="22" calcext:value-type="string">
            <text:p>22</text:p>
          </table:table-cell>
          <table:table-cell table:formula="of:=VALUE([.D99])" office:value-type="float" office:value="22" calcext:value-type="float">
            <text:p>2.20E+01</text:p>
          </table:table-cell>
          <table:table-cell office:value-type="string" calcext:value-type="string">
            <text:p><text:s/>&lt;SwitchTrace <text:s/>swid=1 qdepth=0 qtdelta=23 |&gt;] |&gt;</text:p>
          </table:table-cell>
          <table:table-cell table:formula="of:=RIGHT([.F99];LEN([.F99]) - SEARCH(&quot;qtdelta=&quot;;[.F99])-7)" office:value-type="string" office:string-value="23 |&gt;] |&gt;" calcext:value-type="string">
            <text:p>23 |&gt;] |&gt;</text:p>
          </table:table-cell>
          <table:table-cell table:formula="of:=LEFT([.G99];LEN([.G99])-7)" office:value-type="string" office:string-value="23" calcext:value-type="string">
            <text:p>23</text:p>
          </table:table-cell>
          <table:table-cell table:formula="of:=VALUE([.H99])" office:value-type="float" office:value="23" calcext:value-type="float">
            <text:p>2.30E+01</text:p>
          </table:table-cell>
        </table:table-row>
        <table:table-row table:style-name="ro1">
          <table:table-cell office:value-type="float" office:value="99" calcext:value-type="float">
            <text:p>99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00];LEN([.B100]) - SEARCH(&quot;qtdelta=&quot;;[.B100])-7)" office:value-type="string" office:string-value="32 |&gt;" calcext:value-type="string">
            <text:p>32 |&gt;</text:p>
          </table:table-cell>
          <table:table-cell table:formula="of:=LEFT([.C100];LEN([.C100])-3)" office:value-type="string" office:string-value="32" calcext:value-type="string">
            <text:p>32</text:p>
          </table:table-cell>
          <table:table-cell table:formula="of:=VALUE([.D100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100];LEN([.F100]) - SEARCH(&quot;qtdelta=&quot;;[.F100])-7)" office:value-type="string" office:string-value="39 |&gt;] |&gt;" calcext:value-type="string">
            <text:p>39 |&gt;] |&gt;</text:p>
          </table:table-cell>
          <table:table-cell table:formula="of:=LEFT([.G100];LEN([.G100])-7)" office:value-type="string" office:string-value="39" calcext:value-type="string">
            <text:p>39</text:p>
          </table:table-cell>
          <table:table-cell table:formula="of:=VALUE([.H100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01];LEN([.B101]) - SEARCH(&quot;qtdelta=&quot;;[.B101])-7)" office:value-type="string" office:string-value="28 |&gt;" calcext:value-type="string">
            <text:p>28 |&gt;</text:p>
          </table:table-cell>
          <table:table-cell table:formula="of:=LEFT([.C101];LEN([.C101])-3)" office:value-type="string" office:string-value="28" calcext:value-type="string">
            <text:p>28</text:p>
          </table:table-cell>
          <table:table-cell table:formula="of:=VALUE([.D101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22 |&gt;] |&gt;</text:p>
          </table:table-cell>
          <table:table-cell table:formula="of:=RIGHT([.F101];LEN([.F101]) - SEARCH(&quot;qtdelta=&quot;;[.F101])-7)" office:value-type="string" office:string-value="22 |&gt;] |&gt;" calcext:value-type="string">
            <text:p>22 |&gt;] |&gt;</text:p>
          </table:table-cell>
          <table:table-cell table:formula="of:=LEFT([.G101];LEN([.G101])-7)" office:value-type="string" office:string-value="22" calcext:value-type="string">
            <text:p>22</text:p>
          </table:table-cell>
          <table:table-cell table:formula="of:=VALUE([.H101])" office:value-type="float" office:value="22" calcext:value-type="float">
            <text:p>2.20E+01</text:p>
          </table:table-cell>
        </table:table-row>
        <table:table-row table:style-name="ro1">
          <table:table-cell office:value-type="float" office:value="101" calcext:value-type="float">
            <text:p>101.00</text:p>
          </table:table-cell>
          <table:table-cell office:value-type="string" calcext:value-type="string">
            <text:p>&lt;SwitchTrace <text:s/>swid=2 qdepth=0 qtdelta=53 |&gt;</text:p>
          </table:table-cell>
          <table:table-cell table:formula="of:=RIGHT([.B102];LEN([.B102]) - SEARCH(&quot;qtdelta=&quot;;[.B102])-7)" office:value-type="string" office:string-value="53 |&gt;" calcext:value-type="string">
            <text:p>53 |&gt;</text:p>
          </table:table-cell>
          <table:table-cell table:formula="of:=LEFT([.C102];LEN([.C102])-3)" office:value-type="string" office:string-value="53" calcext:value-type="string">
            <text:p>53</text:p>
          </table:table-cell>
          <table:table-cell table:formula="of:=VALUE([.D102])" office:value-type="float" office:value="53" calcext:value-type="float">
            <text:p>5.30E+01</text:p>
          </table:table-cell>
          <table:table-cell office:value-type="string" calcext:value-type="string">
            <text:p><text:s/>&lt;SwitchTrace <text:s/>swid=1 qdepth=0 qtdelta=24 |&gt;] |&gt;</text:p>
          </table:table-cell>
          <table:table-cell table:formula="of:=RIGHT([.F102];LEN([.F102]) - SEARCH(&quot;qtdelta=&quot;;[.F102])-7)" office:value-type="string" office:string-value="24 |&gt;] |&gt;" calcext:value-type="string">
            <text:p>24 |&gt;] |&gt;</text:p>
          </table:table-cell>
          <table:table-cell table:formula="of:=LEFT([.G102];LEN([.G102])-7)" office:value-type="string" office:string-value="24" calcext:value-type="string">
            <text:p>24</text:p>
          </table:table-cell>
          <table:table-cell table:formula="of:=VALUE([.H102])" office:value-type="float" office:value="24" calcext:value-type="float">
            <text:p>2.40E+01</text:p>
          </table:table-cell>
        </table:table-row>
        <table:table-row table:style-name="ro1">
          <table:table-cell office:value-type="float" office:value="102" calcext:value-type="float">
            <text:p>102.00</text:p>
          </table:table-cell>
          <table:table-cell office:value-type="string" calcext:value-type="string">
            <text:p>&lt;SwitchTrace <text:s/>swid=2 qdepth=0 qtdelta=79 |&gt;</text:p>
          </table:table-cell>
          <table:table-cell table:formula="of:=RIGHT([.B103];LEN([.B103]) - SEARCH(&quot;qtdelta=&quot;;[.B103])-7)" office:value-type="string" office:string-value="79 |&gt;" calcext:value-type="string">
            <text:p>79 |&gt;</text:p>
          </table:table-cell>
          <table:table-cell table:formula="of:=LEFT([.C103];LEN([.C103])-3)" office:value-type="string" office:string-value="79" calcext:value-type="string">
            <text:p>79</text:p>
          </table:table-cell>
          <table:table-cell table:formula="of:=VALUE([.D103])" office:value-type="float" office:value="79" calcext:value-type="float">
            <text:p>7.90E+01</text:p>
          </table:table-cell>
          <table:table-cell office:value-type="string" calcext:value-type="string">
            <text:p><text:s/>&lt;SwitchTrace <text:s/>swid=1 qdepth=0 qtdelta=63 |&gt;] |&gt;</text:p>
          </table:table-cell>
          <table:table-cell table:formula="of:=RIGHT([.F103];LEN([.F103]) - SEARCH(&quot;qtdelta=&quot;;[.F103])-7)" office:value-type="string" office:string-value="63 |&gt;] |&gt;" calcext:value-type="string">
            <text:p>63 |&gt;] |&gt;</text:p>
          </table:table-cell>
          <table:table-cell table:formula="of:=LEFT([.G103];LEN([.G103])-7)" office:value-type="string" office:string-value="63" calcext:value-type="string">
            <text:p>63</text:p>
          </table:table-cell>
          <table:table-cell table:formula="of:=VALUE([.H103])" office:value-type="float" office:value="63" calcext:value-type="float">
            <text:p>6.30E+01</text:p>
          </table:table-cell>
        </table:table-row>
        <table:table-row table:style-name="ro1">
          <table:table-cell office:value-type="float" office:value="103" calcext:value-type="float">
            <text:p>103.00</text:p>
          </table:table-cell>
          <table:table-cell office:value-type="string" calcext:value-type="string">
            <text:p>&lt;SwitchTrace <text:s/>swid=2 qdepth=0 qtdelta=84 |&gt;</text:p>
          </table:table-cell>
          <table:table-cell table:formula="of:=RIGHT([.B104];LEN([.B104]) - SEARCH(&quot;qtdelta=&quot;;[.B104])-7)" office:value-type="string" office:string-value="84 |&gt;" calcext:value-type="string">
            <text:p>84 |&gt;</text:p>
          </table:table-cell>
          <table:table-cell table:formula="of:=LEFT([.C104];LEN([.C104])-3)" office:value-type="string" office:string-value="84" calcext:value-type="string">
            <text:p>84</text:p>
          </table:table-cell>
          <table:table-cell table:formula="of:=VALUE([.D104])" office:value-type="float" office:value="84" calcext:value-type="float">
            <text:p>8.4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04];LEN([.F104]) - SEARCH(&quot;qtdelta=&quot;;[.F104])-7)" office:value-type="string" office:string-value="36 |&gt;] |&gt;" calcext:value-type="string">
            <text:p>36 |&gt;] |&gt;</text:p>
          </table:table-cell>
          <table:table-cell table:formula="of:=LEFT([.G104];LEN([.G104])-7)" office:value-type="string" office:string-value="36" calcext:value-type="string">
            <text:p>36</text:p>
          </table:table-cell>
          <table:table-cell table:formula="of:=VALUE([.H104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04" calcext:value-type="float">
            <text:p>104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05];LEN([.B105]) - SEARCH(&quot;qtdelta=&quot;;[.B105])-7)" office:value-type="string" office:string-value="26 |&gt;" calcext:value-type="string">
            <text:p>26 |&gt;</text:p>
          </table:table-cell>
          <table:table-cell table:formula="of:=LEFT([.C105];LEN([.C105])-3)" office:value-type="string" office:string-value="26" calcext:value-type="string">
            <text:p>26</text:p>
          </table:table-cell>
          <table:table-cell table:formula="of:=VALUE([.D105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5 |&gt;] |&gt;</text:p>
          </table:table-cell>
          <table:table-cell table:formula="of:=RIGHT([.F105];LEN([.F105]) - SEARCH(&quot;qtdelta=&quot;;[.F105])-7)" office:value-type="string" office:string-value="25 |&gt;] |&gt;" calcext:value-type="string">
            <text:p>25 |&gt;] |&gt;</text:p>
          </table:table-cell>
          <table:table-cell table:formula="of:=LEFT([.G105];LEN([.G105])-7)" office:value-type="string" office:string-value="25" calcext:value-type="string">
            <text:p>25</text:p>
          </table:table-cell>
          <table:table-cell table:formula="of:=VALUE([.H105])" office:value-type="float" office:value="25" calcext:value-type="float">
            <text:p>2.50E+01</text:p>
          </table:table-cell>
        </table:table-row>
        <table:table-row table:style-name="ro1">
          <table:table-cell office:value-type="float" office:value="105" calcext:value-type="float">
            <text:p>105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06];LEN([.B106]) - SEARCH(&quot;qtdelta=&quot;;[.B106])-7)" office:value-type="string" office:string-value="34 |&gt;" calcext:value-type="string">
            <text:p>34 |&gt;</text:p>
          </table:table-cell>
          <table:table-cell table:formula="of:=LEFT([.C106];LEN([.C106])-3)" office:value-type="string" office:string-value="34" calcext:value-type="string">
            <text:p>34</text:p>
          </table:table-cell>
          <table:table-cell table:formula="of:=VALUE([.D106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47 qtdelta=550375 |&gt;] |&gt;</text:p>
          </table:table-cell>
          <table:table-cell table:formula="of:=RIGHT([.F106];LEN([.F106]) - SEARCH(&quot;qtdelta=&quot;;[.F106])-7)" office:value-type="string" office:string-value="550375 |&gt;] |&gt;" calcext:value-type="string">
            <text:p>550375 |&gt;] |&gt;</text:p>
          </table:table-cell>
          <table:table-cell table:formula="of:=LEFT([.G106];LEN([.G106])-7)" office:value-type="string" office:string-value="550375" calcext:value-type="string">
            <text:p>550375</text:p>
          </table:table-cell>
          <table:table-cell table:formula="of:=VALUE([.H106])" office:value-type="float" office:value="550375" calcext:value-type="float">
            <text:p>5.50E+05</text:p>
          </table:table-cell>
        </table:table-row>
        <table:table-row table:style-name="ro1">
          <table:table-cell office:value-type="float" office:value="106" calcext:value-type="float">
            <text:p>106.00</text:p>
          </table:table-cell>
          <table:table-cell office:value-type="string" calcext:value-type="string">
            <text:p>&lt;SwitchTrace <text:s/>swid=2 qdepth=0 qtdelta=53 |&gt;</text:p>
          </table:table-cell>
          <table:table-cell table:formula="of:=RIGHT([.B107];LEN([.B107]) - SEARCH(&quot;qtdelta=&quot;;[.B107])-7)" office:value-type="string" office:string-value="53 |&gt;" calcext:value-type="string">
            <text:p>53 |&gt;</text:p>
          </table:table-cell>
          <table:table-cell table:formula="of:=LEFT([.C107];LEN([.C107])-3)" office:value-type="string" office:string-value="53" calcext:value-type="string">
            <text:p>53</text:p>
          </table:table-cell>
          <table:table-cell table:formula="of:=VALUE([.D107])" office:value-type="float" office:value="53" calcext:value-type="float">
            <text:p>5.30E+01</text:p>
          </table:table-cell>
          <table:table-cell office:value-type="string" calcext:value-type="string">
            <text:p><text:s/>&lt;SwitchTrace <text:s/>swid=1 qdepth=55 qtdelta=1128351 |&gt;] |&gt;</text:p>
          </table:table-cell>
          <table:table-cell table:formula="of:=RIGHT([.F107];LEN([.F107]) - SEARCH(&quot;qtdelta=&quot;;[.F107])-7)" office:value-type="string" office:string-value="1128351 |&gt;] |&gt;" calcext:value-type="string">
            <text:p>1128351 |&gt;] |&gt;</text:p>
          </table:table-cell>
          <table:table-cell table:formula="of:=LEFT([.G107];LEN([.G107])-7)" office:value-type="string" office:string-value="1128351" calcext:value-type="string">
            <text:p>1128351</text:p>
          </table:table-cell>
          <table:table-cell table:formula="of:=VALUE([.H107])" office:value-type="float" office:value="1128351" calcext:value-type="float">
            <text:p>1.13E+06</text:p>
          </table:table-cell>
        </table:table-row>
        <table:table-row table:style-name="ro1">
          <table:table-cell office:value-type="float" office:value="107" calcext:value-type="float">
            <text:p>107.00</text:p>
          </table:table-cell>
          <table:table-cell office:value-type="string" calcext:value-type="string">
            <text:p>&lt;SwitchTrace <text:s/>swid=2 qdepth=0 qtdelta=40 |&gt;</text:p>
          </table:table-cell>
          <table:table-cell table:formula="of:=RIGHT([.B108];LEN([.B108]) - SEARCH(&quot;qtdelta=&quot;;[.B108])-7)" office:value-type="string" office:string-value="40 |&gt;" calcext:value-type="string">
            <text:p>40 |&gt;</text:p>
          </table:table-cell>
          <table:table-cell table:formula="of:=LEFT([.C108];LEN([.C108])-3)" office:value-type="string" office:string-value="40" calcext:value-type="string">
            <text:p>40</text:p>
          </table:table-cell>
          <table:table-cell table:formula="of:=VALUE([.D108])" office:value-type="float" office:value="40" calcext:value-type="float">
            <text:p>4.00E+01</text:p>
          </table:table-cell>
          <table:table-cell office:value-type="string" calcext:value-type="string">
            <text:p><text:s/>&lt;SwitchTrace <text:s/>swid=1 qdepth=45 qtdelta=740977 |&gt;] |&gt;</text:p>
          </table:table-cell>
          <table:table-cell table:formula="of:=RIGHT([.F108];LEN([.F108]) - SEARCH(&quot;qtdelta=&quot;;[.F108])-7)" office:value-type="string" office:string-value="740977 |&gt;] |&gt;" calcext:value-type="string">
            <text:p>740977 |&gt;] |&gt;</text:p>
          </table:table-cell>
          <table:table-cell table:formula="of:=LEFT([.G108];LEN([.G108])-7)" office:value-type="string" office:string-value="740977" calcext:value-type="string">
            <text:p>740977</text:p>
          </table:table-cell>
          <table:table-cell table:formula="of:=VALUE([.H108])" office:value-type="float" office:value="740977" calcext:value-type="float">
            <text:p>7.41E+05</text:p>
          </table:table-cell>
        </table:table-row>
        <table:table-row table:style-name="ro1">
          <table:table-cell office:value-type="float" office:value="108" calcext:value-type="float">
            <text:p>108.00</text:p>
          </table:table-cell>
          <table:table-cell office:value-type="string" calcext:value-type="string">
            <text:p>&lt;SwitchTrace <text:s/>swid=2 qdepth=0 qtdelta=40 |&gt;</text:p>
          </table:table-cell>
          <table:table-cell table:formula="of:=RIGHT([.B109];LEN([.B109]) - SEARCH(&quot;qtdelta=&quot;;[.B109])-7)" office:value-type="string" office:string-value="40 |&gt;" calcext:value-type="string">
            <text:p>40 |&gt;</text:p>
          </table:table-cell>
          <table:table-cell table:formula="of:=LEFT([.C109];LEN([.C109])-3)" office:value-type="string" office:string-value="40" calcext:value-type="string">
            <text:p>40</text:p>
          </table:table-cell>
          <table:table-cell table:formula="of:=VALUE([.D109])" office:value-type="float" office:value="40" calcext:value-type="float">
            <text:p>4.00E+01</text:p>
          </table:table-cell>
          <table:table-cell office:value-type="string" calcext:value-type="string">
            <text:p><text:s/>&lt;SwitchTrace <text:s/>swid=1 qdepth=29 qtdelta=552975 |&gt;] |&gt;</text:p>
          </table:table-cell>
          <table:table-cell table:formula="of:=RIGHT([.F109];LEN([.F109]) - SEARCH(&quot;qtdelta=&quot;;[.F109])-7)" office:value-type="string" office:string-value="552975 |&gt;] |&gt;" calcext:value-type="string">
            <text:p>552975 |&gt;] |&gt;</text:p>
          </table:table-cell>
          <table:table-cell table:formula="of:=LEFT([.G109];LEN([.G109])-7)" office:value-type="string" office:string-value="552975" calcext:value-type="string">
            <text:p>552975</text:p>
          </table:table-cell>
          <table:table-cell table:formula="of:=VALUE([.H109])" office:value-type="float" office:value="552975" calcext:value-type="float">
            <text:p>5.53E+05</text:p>
          </table:table-cell>
        </table:table-row>
        <table:table-row table:style-name="ro1">
          <table:table-cell office:value-type="float" office:value="109" calcext:value-type="float">
            <text:p>109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10];LEN([.B110]) - SEARCH(&quot;qtdelta=&quot;;[.B110])-7)" office:value-type="string" office:string-value="34 |&gt;" calcext:value-type="string">
            <text:p>34 |&gt;</text:p>
          </table:table-cell>
          <table:table-cell table:formula="of:=LEFT([.C110];LEN([.C110])-3)" office:value-type="string" office:string-value="34" calcext:value-type="string">
            <text:p>34</text:p>
          </table:table-cell>
          <table:table-cell table:formula="of:=VALUE([.D110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56 qtdelta=1127526 |&gt;] |&gt;</text:p>
          </table:table-cell>
          <table:table-cell table:formula="of:=RIGHT([.F110];LEN([.F110]) - SEARCH(&quot;qtdelta=&quot;;[.F110])-7)" office:value-type="string" office:string-value="1127526 |&gt;] |&gt;" calcext:value-type="string">
            <text:p>1127526 |&gt;] |&gt;</text:p>
          </table:table-cell>
          <table:table-cell table:formula="of:=LEFT([.G110];LEN([.G110])-7)" office:value-type="string" office:string-value="1127526" calcext:value-type="string">
            <text:p>1127526</text:p>
          </table:table-cell>
          <table:table-cell table:formula="of:=VALUE([.H110])" office:value-type="float" office:value="1127526" calcext:value-type="float">
            <text:p>1.13E+06</text:p>
          </table:table-cell>
        </table:table-row>
        <table:table-row table:style-name="ro1">
          <table:table-cell office:value-type="float" office:value="110" calcext:value-type="float">
            <text:p>110.00</text:p>
          </table:table-cell>
          <table:table-cell office:value-type="string" calcext:value-type="string">
            <text:p>&lt;SwitchTrace <text:s/>swid=2 qdepth=0 qtdelta=40 |&gt;</text:p>
          </table:table-cell>
          <table:table-cell table:formula="of:=RIGHT([.B111];LEN([.B111]) - SEARCH(&quot;qtdelta=&quot;;[.B111])-7)" office:value-type="string" office:string-value="40 |&gt;" calcext:value-type="string">
            <text:p>40 |&gt;</text:p>
          </table:table-cell>
          <table:table-cell table:formula="of:=LEFT([.C111];LEN([.C111])-3)" office:value-type="string" office:string-value="40" calcext:value-type="string">
            <text:p>40</text:p>
          </table:table-cell>
          <table:table-cell table:formula="of:=VALUE([.D111])" office:value-type="float" office:value="40" calcext:value-type="float">
            <text:p>4.00E+01</text:p>
          </table:table-cell>
          <table:table-cell office:value-type="string" calcext:value-type="string">
            <text:p><text:s/>&lt;SwitchTrace <text:s/>swid=1 qdepth=3 qtdelta=746087 |&gt;] |&gt;</text:p>
          </table:table-cell>
          <table:table-cell table:formula="of:=RIGHT([.F111];LEN([.F111]) - SEARCH(&quot;qtdelta=&quot;;[.F111])-7)" office:value-type="string" office:string-value="746087 |&gt;] |&gt;" calcext:value-type="string">
            <text:p>746087 |&gt;] |&gt;</text:p>
          </table:table-cell>
          <table:table-cell table:formula="of:=LEFT([.G111];LEN([.G111])-7)" office:value-type="string" office:string-value="746087" calcext:value-type="string">
            <text:p>746087</text:p>
          </table:table-cell>
          <table:table-cell table:formula="of:=VALUE([.H111])" office:value-type="float" office:value="746087" calcext:value-type="float">
            <text:p>7.46E+05</text:p>
          </table:table-cell>
        </table:table-row>
        <table:table-row table:style-name="ro1">
          <table:table-cell office:value-type="float" office:value="111" calcext:value-type="float">
            <text:p>111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12];LEN([.B112]) - SEARCH(&quot;qtdelta=&quot;;[.B112])-7)" office:value-type="string" office:string-value="27 |&gt;" calcext:value-type="string">
            <text:p>27 |&gt;</text:p>
          </table:table-cell>
          <table:table-cell table:formula="of:=LEFT([.C112];LEN([.C112])-3)" office:value-type="string" office:string-value="27" calcext:value-type="string">
            <text:p>27</text:p>
          </table:table-cell>
          <table:table-cell table:formula="of:=VALUE([.D112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112];LEN([.F112]) - SEARCH(&quot;qtdelta=&quot;;[.F112])-7)" office:value-type="string" office:string-value="39 |&gt;] |&gt;" calcext:value-type="string">
            <text:p>39 |&gt;] |&gt;</text:p>
          </table:table-cell>
          <table:table-cell table:formula="of:=LEFT([.G112];LEN([.G112])-7)" office:value-type="string" office:string-value="39" calcext:value-type="string">
            <text:p>39</text:p>
          </table:table-cell>
          <table:table-cell table:formula="of:=VALUE([.H112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112" calcext:value-type="float">
            <text:p>112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13];LEN([.B113]) - SEARCH(&quot;qtdelta=&quot;;[.B113])-7)" office:value-type="string" office:string-value="26 |&gt;" calcext:value-type="string">
            <text:p>26 |&gt;</text:p>
          </table:table-cell>
          <table:table-cell table:formula="of:=LEFT([.C113];LEN([.C113])-3)" office:value-type="string" office:string-value="26" calcext:value-type="string">
            <text:p>26</text:p>
          </table:table-cell>
          <table:table-cell table:formula="of:=VALUE([.D113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70 |&gt;] |&gt;</text:p>
          </table:table-cell>
          <table:table-cell table:formula="of:=RIGHT([.F113];LEN([.F113]) - SEARCH(&quot;qtdelta=&quot;;[.F113])-7)" office:value-type="string" office:string-value="70 |&gt;] |&gt;" calcext:value-type="string">
            <text:p>70 |&gt;] |&gt;</text:p>
          </table:table-cell>
          <table:table-cell table:formula="of:=LEFT([.G113];LEN([.G113])-7)" office:value-type="string" office:string-value="70" calcext:value-type="string">
            <text:p>70</text:p>
          </table:table-cell>
          <table:table-cell table:formula="of:=VALUE([.H113])" office:value-type="float" office:value="70" calcext:value-type="float">
            <text:p>7.00E+01</text:p>
          </table:table-cell>
        </table:table-row>
        <table:table-row table:style-name="ro1">
          <table:table-cell office:value-type="float" office:value="113" calcext:value-type="float">
            <text:p>113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14];LEN([.B114]) - SEARCH(&quot;qtdelta=&quot;;[.B114])-7)" office:value-type="string" office:string-value="28 |&gt;" calcext:value-type="string">
            <text:p>28 |&gt;</text:p>
          </table:table-cell>
          <table:table-cell table:formula="of:=LEFT([.C114];LEN([.C114])-3)" office:value-type="string" office:string-value="28" calcext:value-type="string">
            <text:p>28</text:p>
          </table:table-cell>
          <table:table-cell table:formula="of:=VALUE([.D114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114];LEN([.F114]) - SEARCH(&quot;qtdelta=&quot;;[.F114])-7)" office:value-type="string" office:string-value="40 |&gt;] |&gt;" calcext:value-type="string">
            <text:p>40 |&gt;] |&gt;</text:p>
          </table:table-cell>
          <table:table-cell table:formula="of:=LEFT([.G114];LEN([.G114])-7)" office:value-type="string" office:string-value="40" calcext:value-type="string">
            <text:p>40</text:p>
          </table:table-cell>
          <table:table-cell table:formula="of:=VALUE([.H114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114" calcext:value-type="float">
            <text:p>114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15];LEN([.B115]) - SEARCH(&quot;qtdelta=&quot;;[.B115])-7)" office:value-type="string" office:string-value="35 |&gt;" calcext:value-type="string">
            <text:p>35 |&gt;</text:p>
          </table:table-cell>
          <table:table-cell table:formula="of:=LEFT([.C115];LEN([.C115])-3)" office:value-type="string" office:string-value="35" calcext:value-type="string">
            <text:p>35</text:p>
          </table:table-cell>
          <table:table-cell table:formula="of:=VALUE([.D115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15];LEN([.F115]) - SEARCH(&quot;qtdelta=&quot;;[.F115])-7)" office:value-type="string" office:string-value="33 |&gt;] |&gt;" calcext:value-type="string">
            <text:p>33 |&gt;] |&gt;</text:p>
          </table:table-cell>
          <table:table-cell table:formula="of:=LEFT([.G115];LEN([.G115])-7)" office:value-type="string" office:string-value="33" calcext:value-type="string">
            <text:p>33</text:p>
          </table:table-cell>
          <table:table-cell table:formula="of:=VALUE([.H115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15" calcext:value-type="float">
            <text:p>115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16];LEN([.B116]) - SEARCH(&quot;qtdelta=&quot;;[.B116])-7)" office:value-type="string" office:string-value="28 |&gt;" calcext:value-type="string">
            <text:p>28 |&gt;</text:p>
          </table:table-cell>
          <table:table-cell table:formula="of:=LEFT([.C116];LEN([.C116])-3)" office:value-type="string" office:string-value="28" calcext:value-type="string">
            <text:p>28</text:p>
          </table:table-cell>
          <table:table-cell table:formula="of:=VALUE([.D116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16];LEN([.F116]) - SEARCH(&quot;qtdelta=&quot;;[.F116])-7)" office:value-type="string" office:string-value="33 |&gt;] |&gt;" calcext:value-type="string">
            <text:p>33 |&gt;] |&gt;</text:p>
          </table:table-cell>
          <table:table-cell table:formula="of:=LEFT([.G116];LEN([.G116])-7)" office:value-type="string" office:string-value="33" calcext:value-type="string">
            <text:p>33</text:p>
          </table:table-cell>
          <table:table-cell table:formula="of:=VALUE([.H116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16" calcext:value-type="float">
            <text:p>116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17];LEN([.B117]) - SEARCH(&quot;qtdelta=&quot;;[.B117])-7)" office:value-type="string" office:string-value="28 |&gt;" calcext:value-type="string">
            <text:p>28 |&gt;</text:p>
          </table:table-cell>
          <table:table-cell table:formula="of:=LEFT([.C117];LEN([.C117])-3)" office:value-type="string" office:string-value="28" calcext:value-type="string">
            <text:p>28</text:p>
          </table:table-cell>
          <table:table-cell table:formula="of:=VALUE([.D117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17];LEN([.F117]) - SEARCH(&quot;qtdelta=&quot;;[.F117])-7)" office:value-type="string" office:string-value="29 |&gt;] |&gt;" calcext:value-type="string">
            <text:p>29 |&gt;] |&gt;</text:p>
          </table:table-cell>
          <table:table-cell table:formula="of:=LEFT([.G117];LEN([.G117])-7)" office:value-type="string" office:string-value="29" calcext:value-type="string">
            <text:p>29</text:p>
          </table:table-cell>
          <table:table-cell table:formula="of:=VALUE([.H117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17" calcext:value-type="float">
            <text:p>117.00</text:p>
          </table:table-cell>
          <table:table-cell office:value-type="string" calcext:value-type="string">
            <text:p>&lt;SwitchTrace <text:s/>swid=2 qdepth=0 qtdelta=39 |&gt;</text:p>
          </table:table-cell>
          <table:table-cell table:formula="of:=RIGHT([.B118];LEN([.B118]) - SEARCH(&quot;qtdelta=&quot;;[.B118])-7)" office:value-type="string" office:string-value="39 |&gt;" calcext:value-type="string">
            <text:p>39 |&gt;</text:p>
          </table:table-cell>
          <table:table-cell table:formula="of:=LEFT([.C118];LEN([.C118])-3)" office:value-type="string" office:string-value="39" calcext:value-type="string">
            <text:p>39</text:p>
          </table:table-cell>
          <table:table-cell table:formula="of:=VALUE([.D118])" office:value-type="float" office:value="39" calcext:value-type="float">
            <text:p>3.9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18];LEN([.F118]) - SEARCH(&quot;qtdelta=&quot;;[.F118])-7)" office:value-type="string" office:string-value="37 |&gt;] |&gt;" calcext:value-type="string">
            <text:p>37 |&gt;] |&gt;</text:p>
          </table:table-cell>
          <table:table-cell table:formula="of:=LEFT([.G118];LEN([.G118])-7)" office:value-type="string" office:string-value="37" calcext:value-type="string">
            <text:p>37</text:p>
          </table:table-cell>
          <table:table-cell table:formula="of:=VALUE([.H118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18" calcext:value-type="float">
            <text:p>118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119];LEN([.B119]) - SEARCH(&quot;qtdelta=&quot;;[.B119])-7)" office:value-type="string" office:string-value="25 |&gt;" calcext:value-type="string">
            <text:p>25 |&gt;</text:p>
          </table:table-cell>
          <table:table-cell table:formula="of:=LEFT([.C119];LEN([.C119])-3)" office:value-type="string" office:string-value="25" calcext:value-type="string">
            <text:p>25</text:p>
          </table:table-cell>
          <table:table-cell table:formula="of:=VALUE([.D119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19];LEN([.F119]) - SEARCH(&quot;qtdelta=&quot;;[.F119])-7)" office:value-type="string" office:string-value="29 |&gt;] |&gt;" calcext:value-type="string">
            <text:p>29 |&gt;] |&gt;</text:p>
          </table:table-cell>
          <table:table-cell table:formula="of:=LEFT([.G119];LEN([.G119])-7)" office:value-type="string" office:string-value="29" calcext:value-type="string">
            <text:p>29</text:p>
          </table:table-cell>
          <table:table-cell table:formula="of:=VALUE([.H119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19" calcext:value-type="float">
            <text:p>119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120];LEN([.B120]) - SEARCH(&quot;qtdelta=&quot;;[.B120])-7)" office:value-type="string" office:string-value="36 |&gt;" calcext:value-type="string">
            <text:p>36 |&gt;</text:p>
          </table:table-cell>
          <table:table-cell table:formula="of:=LEFT([.C120];LEN([.C120])-3)" office:value-type="string" office:string-value="36" calcext:value-type="string">
            <text:p>36</text:p>
          </table:table-cell>
          <table:table-cell table:formula="of:=VALUE([.D120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20];LEN([.F120]) - SEARCH(&quot;qtdelta=&quot;;[.F120])-7)" office:value-type="string" office:string-value="31 |&gt;] |&gt;" calcext:value-type="string">
            <text:p>31 |&gt;] |&gt;</text:p>
          </table:table-cell>
          <table:table-cell table:formula="of:=LEFT([.G120];LEN([.G120])-7)" office:value-type="string" office:string-value="31" calcext:value-type="string">
            <text:p>31</text:p>
          </table:table-cell>
          <table:table-cell table:formula="of:=VALUE([.H120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20" calcext:value-type="float">
            <text:p>120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121];LEN([.B121]) - SEARCH(&quot;qtdelta=&quot;;[.B121])-7)" office:value-type="string" office:string-value="36 |&gt;" calcext:value-type="string">
            <text:p>36 |&gt;</text:p>
          </table:table-cell>
          <table:table-cell table:formula="of:=LEFT([.C121];LEN([.C121])-3)" office:value-type="string" office:string-value="36" calcext:value-type="string">
            <text:p>36</text:p>
          </table:table-cell>
          <table:table-cell table:formula="of:=VALUE([.D121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121];LEN([.F121]) - SEARCH(&quot;qtdelta=&quot;;[.F121])-7)" office:value-type="string" office:string-value="35 |&gt;] |&gt;" calcext:value-type="string">
            <text:p>35 |&gt;] |&gt;</text:p>
          </table:table-cell>
          <table:table-cell table:formula="of:=LEFT([.G121];LEN([.G121])-7)" office:value-type="string" office:string-value="35" calcext:value-type="string">
            <text:p>35</text:p>
          </table:table-cell>
          <table:table-cell table:formula="of:=VALUE([.H121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121" calcext:value-type="float">
            <text:p>121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22];LEN([.B122]) - SEARCH(&quot;qtdelta=&quot;;[.B122])-7)" office:value-type="string" office:string-value="29 |&gt;" calcext:value-type="string">
            <text:p>29 |&gt;</text:p>
          </table:table-cell>
          <table:table-cell table:formula="of:=LEFT([.C122];LEN([.C122])-3)" office:value-type="string" office:string-value="29" calcext:value-type="string">
            <text:p>29</text:p>
          </table:table-cell>
          <table:table-cell table:formula="of:=VALUE([.D122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122];LEN([.F122]) - SEARCH(&quot;qtdelta=&quot;;[.F122])-7)" office:value-type="string" office:string-value="39 |&gt;] |&gt;" calcext:value-type="string">
            <text:p>39 |&gt;] |&gt;</text:p>
          </table:table-cell>
          <table:table-cell table:formula="of:=LEFT([.G122];LEN([.G122])-7)" office:value-type="string" office:string-value="39" calcext:value-type="string">
            <text:p>39</text:p>
          </table:table-cell>
          <table:table-cell table:formula="of:=VALUE([.H122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122" calcext:value-type="float">
            <text:p>122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23];LEN([.B123]) - SEARCH(&quot;qtdelta=&quot;;[.B123])-7)" office:value-type="string" office:string-value="27 |&gt;" calcext:value-type="string">
            <text:p>27 |&gt;</text:p>
          </table:table-cell>
          <table:table-cell table:formula="of:=LEFT([.C123];LEN([.C123])-3)" office:value-type="string" office:string-value="27" calcext:value-type="string">
            <text:p>27</text:p>
          </table:table-cell>
          <table:table-cell table:formula="of:=VALUE([.D123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23];LEN([.F123]) - SEARCH(&quot;qtdelta=&quot;;[.F123])-7)" office:value-type="string" office:string-value="33 |&gt;] |&gt;" calcext:value-type="string">
            <text:p>33 |&gt;] |&gt;</text:p>
          </table:table-cell>
          <table:table-cell table:formula="of:=LEFT([.G123];LEN([.G123])-7)" office:value-type="string" office:string-value="33" calcext:value-type="string">
            <text:p>33</text:p>
          </table:table-cell>
          <table:table-cell table:formula="of:=VALUE([.H123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23" calcext:value-type="float">
            <text:p>123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24];LEN([.B124]) - SEARCH(&quot;qtdelta=&quot;;[.B124])-7)" office:value-type="string" office:string-value="29 |&gt;" calcext:value-type="string">
            <text:p>29 |&gt;</text:p>
          </table:table-cell>
          <table:table-cell table:formula="of:=LEFT([.C124];LEN([.C124])-3)" office:value-type="string" office:string-value="29" calcext:value-type="string">
            <text:p>29</text:p>
          </table:table-cell>
          <table:table-cell table:formula="of:=VALUE([.D124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24];LEN([.F124]) - SEARCH(&quot;qtdelta=&quot;;[.F124])-7)" office:value-type="string" office:string-value="33 |&gt;] |&gt;" calcext:value-type="string">
            <text:p>33 |&gt;] |&gt;</text:p>
          </table:table-cell>
          <table:table-cell table:formula="of:=LEFT([.G124];LEN([.G124])-7)" office:value-type="string" office:string-value="33" calcext:value-type="string">
            <text:p>33</text:p>
          </table:table-cell>
          <table:table-cell table:formula="of:=VALUE([.H124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24" calcext:value-type="float">
            <text:p>124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25];LEN([.B125]) - SEARCH(&quot;qtdelta=&quot;;[.B125])-7)" office:value-type="string" office:string-value="28 |&gt;" calcext:value-type="string">
            <text:p>28 |&gt;</text:p>
          </table:table-cell>
          <table:table-cell table:formula="of:=LEFT([.C125];LEN([.C125])-3)" office:value-type="string" office:string-value="28" calcext:value-type="string">
            <text:p>28</text:p>
          </table:table-cell>
          <table:table-cell table:formula="of:=VALUE([.D125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25];LEN([.F125]) - SEARCH(&quot;qtdelta=&quot;;[.F125])-7)" office:value-type="string" office:string-value="34 |&gt;] |&gt;" calcext:value-type="string">
            <text:p>34 |&gt;] |&gt;</text:p>
          </table:table-cell>
          <table:table-cell table:formula="of:=LEFT([.G125];LEN([.G125])-7)" office:value-type="string" office:string-value="34" calcext:value-type="string">
            <text:p>34</text:p>
          </table:table-cell>
          <table:table-cell table:formula="of:=VALUE([.H125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25" calcext:value-type="float">
            <text:p>125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26];LEN([.B126]) - SEARCH(&quot;qtdelta=&quot;;[.B126])-7)" office:value-type="string" office:string-value="26 |&gt;" calcext:value-type="string">
            <text:p>26 |&gt;</text:p>
          </table:table-cell>
          <table:table-cell table:formula="of:=LEFT([.C126];LEN([.C126])-3)" office:value-type="string" office:string-value="26" calcext:value-type="string">
            <text:p>26</text:p>
          </table:table-cell>
          <table:table-cell table:formula="of:=VALUE([.D126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26];LEN([.F126]) - SEARCH(&quot;qtdelta=&quot;;[.F126])-7)" office:value-type="string" office:string-value="31 |&gt;] |&gt;" calcext:value-type="string">
            <text:p>31 |&gt;] |&gt;</text:p>
          </table:table-cell>
          <table:table-cell table:formula="of:=LEFT([.G126];LEN([.G126])-7)" office:value-type="string" office:string-value="31" calcext:value-type="string">
            <text:p>31</text:p>
          </table:table-cell>
          <table:table-cell table:formula="of:=VALUE([.H126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26" calcext:value-type="float">
            <text:p>126.00</text:p>
          </table:table-cell>
          <table:table-cell office:value-type="string" calcext:value-type="string">
            <text:p>&lt;SwitchTrace <text:s/>swid=2 qdepth=0 qtdelta=37 |&gt;</text:p>
          </table:table-cell>
          <table:table-cell table:formula="of:=RIGHT([.B127];LEN([.B127]) - SEARCH(&quot;qtdelta=&quot;;[.B127])-7)" office:value-type="string" office:string-value="37 |&gt;" calcext:value-type="string">
            <text:p>37 |&gt;</text:p>
          </table:table-cell>
          <table:table-cell table:formula="of:=LEFT([.C127];LEN([.C127])-3)" office:value-type="string" office:string-value="37" calcext:value-type="string">
            <text:p>37</text:p>
          </table:table-cell>
          <table:table-cell table:formula="of:=VALUE([.D127])" office:value-type="float" office:value="37" calcext:value-type="float">
            <text:p>3.7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27];LEN([.F127]) - SEARCH(&quot;qtdelta=&quot;;[.F127])-7)" office:value-type="string" office:string-value="30 |&gt;] |&gt;" calcext:value-type="string">
            <text:p>30 |&gt;] |&gt;</text:p>
          </table:table-cell>
          <table:table-cell table:formula="of:=LEFT([.G127];LEN([.G127])-7)" office:value-type="string" office:string-value="30" calcext:value-type="string">
            <text:p>30</text:p>
          </table:table-cell>
          <table:table-cell table:formula="of:=VALUE([.H127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27" calcext:value-type="float">
            <text:p>127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28];LEN([.B128]) - SEARCH(&quot;qtdelta=&quot;;[.B128])-7)" office:value-type="string" office:string-value="29 |&gt;" calcext:value-type="string">
            <text:p>29 |&gt;</text:p>
          </table:table-cell>
          <table:table-cell table:formula="of:=LEFT([.C128];LEN([.C128])-3)" office:value-type="string" office:string-value="29" calcext:value-type="string">
            <text:p>29</text:p>
          </table:table-cell>
          <table:table-cell table:formula="of:=VALUE([.D128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28];LEN([.F128]) - SEARCH(&quot;qtdelta=&quot;;[.F128])-7)" office:value-type="string" office:string-value="32 |&gt;] |&gt;" calcext:value-type="string">
            <text:p>32 |&gt;] |&gt;</text:p>
          </table:table-cell>
          <table:table-cell table:formula="of:=LEFT([.G128];LEN([.G128])-7)" office:value-type="string" office:string-value="32" calcext:value-type="string">
            <text:p>32</text:p>
          </table:table-cell>
          <table:table-cell table:formula="of:=VALUE([.H128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28" calcext:value-type="float">
            <text:p>128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29];LEN([.B129]) - SEARCH(&quot;qtdelta=&quot;;[.B129])-7)" office:value-type="string" office:string-value="26 |&gt;" calcext:value-type="string">
            <text:p>26 |&gt;</text:p>
          </table:table-cell>
          <table:table-cell table:formula="of:=LEFT([.C129];LEN([.C129])-3)" office:value-type="string" office:string-value="26" calcext:value-type="string">
            <text:p>26</text:p>
          </table:table-cell>
          <table:table-cell table:formula="of:=VALUE([.D129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56 |&gt;] |&gt;</text:p>
          </table:table-cell>
          <table:table-cell table:formula="of:=RIGHT([.F129];LEN([.F129]) - SEARCH(&quot;qtdelta=&quot;;[.F129])-7)" office:value-type="string" office:string-value="56 |&gt;] |&gt;" calcext:value-type="string">
            <text:p>56 |&gt;] |&gt;</text:p>
          </table:table-cell>
          <table:table-cell table:formula="of:=LEFT([.G129];LEN([.G129])-7)" office:value-type="string" office:string-value="56" calcext:value-type="string">
            <text:p>56</text:p>
          </table:table-cell>
          <table:table-cell table:formula="of:=VALUE([.H129])" office:value-type="float" office:value="56" calcext:value-type="float">
            <text:p>5.60E+01</text:p>
          </table:table-cell>
        </table:table-row>
        <table:table-row table:style-name="ro1">
          <table:table-cell office:value-type="float" office:value="129" calcext:value-type="float">
            <text:p>129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30];LEN([.B130]) - SEARCH(&quot;qtdelta=&quot;;[.B130])-7)" office:value-type="string" office:string-value="32 |&gt;" calcext:value-type="string">
            <text:p>32 |&gt;</text:p>
          </table:table-cell>
          <table:table-cell table:formula="of:=LEFT([.C130];LEN([.C130])-3)" office:value-type="string" office:string-value="32" calcext:value-type="string">
            <text:p>32</text:p>
          </table:table-cell>
          <table:table-cell table:formula="of:=VALUE([.D130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30];LEN([.F130]) - SEARCH(&quot;qtdelta=&quot;;[.F130])-7)" office:value-type="string" office:string-value="33 |&gt;] |&gt;" calcext:value-type="string">
            <text:p>33 |&gt;] |&gt;</text:p>
          </table:table-cell>
          <table:table-cell table:formula="of:=LEFT([.G130];LEN([.G130])-7)" office:value-type="string" office:string-value="33" calcext:value-type="string">
            <text:p>33</text:p>
          </table:table-cell>
          <table:table-cell table:formula="of:=VALUE([.H130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30" calcext:value-type="float">
            <text:p>130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131];LEN([.B131]) - SEARCH(&quot;qtdelta=&quot;;[.B131])-7)" office:value-type="string" office:string-value="35 |&gt;" calcext:value-type="string">
            <text:p>35 |&gt;</text:p>
          </table:table-cell>
          <table:table-cell table:formula="of:=LEFT([.C131];LEN([.C131])-3)" office:value-type="string" office:string-value="35" calcext:value-type="string">
            <text:p>35</text:p>
          </table:table-cell>
          <table:table-cell table:formula="of:=VALUE([.D131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31];LEN([.F131]) - SEARCH(&quot;qtdelta=&quot;;[.F131])-7)" office:value-type="string" office:string-value="41 |&gt;] |&gt;" calcext:value-type="string">
            <text:p>41 |&gt;] |&gt;</text:p>
          </table:table-cell>
          <table:table-cell table:formula="of:=LEFT([.G131];LEN([.G131])-7)" office:value-type="string" office:string-value="41" calcext:value-type="string">
            <text:p>41</text:p>
          </table:table-cell>
          <table:table-cell table:formula="of:=VALUE([.H131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31" calcext:value-type="float">
            <text:p>131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32];LEN([.B132]) - SEARCH(&quot;qtdelta=&quot;;[.B132])-7)" office:value-type="string" office:string-value="33 |&gt;" calcext:value-type="string">
            <text:p>33 |&gt;</text:p>
          </table:table-cell>
          <table:table-cell table:formula="of:=LEFT([.C132];LEN([.C132])-3)" office:value-type="string" office:string-value="33" calcext:value-type="string">
            <text:p>33</text:p>
          </table:table-cell>
          <table:table-cell table:formula="of:=VALUE([.D132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32];LEN([.F132]) - SEARCH(&quot;qtdelta=&quot;;[.F132])-7)" office:value-type="string" office:string-value="37 |&gt;] |&gt;" calcext:value-type="string">
            <text:p>37 |&gt;] |&gt;</text:p>
          </table:table-cell>
          <table:table-cell table:formula="of:=LEFT([.G132];LEN([.G132])-7)" office:value-type="string" office:string-value="37" calcext:value-type="string">
            <text:p>37</text:p>
          </table:table-cell>
          <table:table-cell table:formula="of:=VALUE([.H132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32" calcext:value-type="float">
            <text:p>132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33];LEN([.B133]) - SEARCH(&quot;qtdelta=&quot;;[.B133])-7)" office:value-type="string" office:string-value="33 |&gt;" calcext:value-type="string">
            <text:p>33 |&gt;</text:p>
          </table:table-cell>
          <table:table-cell table:formula="of:=LEFT([.C133];LEN([.C133])-3)" office:value-type="string" office:string-value="33" calcext:value-type="string">
            <text:p>33</text:p>
          </table:table-cell>
          <table:table-cell table:formula="of:=VALUE([.D133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7 |&gt;] |&gt;</text:p>
          </table:table-cell>
          <table:table-cell table:formula="of:=RIGHT([.F133];LEN([.F133]) - SEARCH(&quot;qtdelta=&quot;;[.F133])-7)" office:value-type="string" office:string-value="47 |&gt;] |&gt;" calcext:value-type="string">
            <text:p>47 |&gt;] |&gt;</text:p>
          </table:table-cell>
          <table:table-cell table:formula="of:=LEFT([.G133];LEN([.G133])-7)" office:value-type="string" office:string-value="47" calcext:value-type="string">
            <text:p>47</text:p>
          </table:table-cell>
          <table:table-cell table:formula="of:=VALUE([.H133])" office:value-type="float" office:value="47" calcext:value-type="float">
            <text:p>4.70E+01</text:p>
          </table:table-cell>
        </table:table-row>
        <table:table-row table:style-name="ro1">
          <table:table-cell office:value-type="float" office:value="133" calcext:value-type="float">
            <text:p>133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134];LEN([.B134]) - SEARCH(&quot;qtdelta=&quot;;[.B134])-7)" office:value-type="string" office:string-value="30 |&gt;" calcext:value-type="string">
            <text:p>30 |&gt;</text:p>
          </table:table-cell>
          <table:table-cell table:formula="of:=LEFT([.C134];LEN([.C134])-3)" office:value-type="string" office:string-value="30" calcext:value-type="string">
            <text:p>30</text:p>
          </table:table-cell>
          <table:table-cell table:formula="of:=VALUE([.D134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34];LEN([.F134]) - SEARCH(&quot;qtdelta=&quot;;[.F134])-7)" office:value-type="string" office:string-value="37 |&gt;] |&gt;" calcext:value-type="string">
            <text:p>37 |&gt;] |&gt;</text:p>
          </table:table-cell>
          <table:table-cell table:formula="of:=LEFT([.G134];LEN([.G134])-7)" office:value-type="string" office:string-value="37" calcext:value-type="string">
            <text:p>37</text:p>
          </table:table-cell>
          <table:table-cell table:formula="of:=VALUE([.H134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34" calcext:value-type="float">
            <text:p>134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35];LEN([.B135]) - SEARCH(&quot;qtdelta=&quot;;[.B135])-7)" office:value-type="string" office:string-value="26 |&gt;" calcext:value-type="string">
            <text:p>26 |&gt;</text:p>
          </table:table-cell>
          <table:table-cell table:formula="of:=LEFT([.C135];LEN([.C135])-3)" office:value-type="string" office:string-value="26" calcext:value-type="string">
            <text:p>26</text:p>
          </table:table-cell>
          <table:table-cell table:formula="of:=VALUE([.D135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35];LEN([.F135]) - SEARCH(&quot;qtdelta=&quot;;[.F135])-7)" office:value-type="string" office:string-value="29 |&gt;] |&gt;" calcext:value-type="string">
            <text:p>29 |&gt;] |&gt;</text:p>
          </table:table-cell>
          <table:table-cell table:formula="of:=LEFT([.G135];LEN([.G135])-7)" office:value-type="string" office:string-value="29" calcext:value-type="string">
            <text:p>29</text:p>
          </table:table-cell>
          <table:table-cell table:formula="of:=VALUE([.H135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35" calcext:value-type="float">
            <text:p>135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36];LEN([.B136]) - SEARCH(&quot;qtdelta=&quot;;[.B136])-7)" office:value-type="string" office:string-value="33 |&gt;" calcext:value-type="string">
            <text:p>33 |&gt;</text:p>
          </table:table-cell>
          <table:table-cell table:formula="of:=LEFT([.C136];LEN([.C136])-3)" office:value-type="string" office:string-value="33" calcext:value-type="string">
            <text:p>33</text:p>
          </table:table-cell>
          <table:table-cell table:formula="of:=VALUE([.D136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36];LEN([.F136]) - SEARCH(&quot;qtdelta=&quot;;[.F136])-7)" office:value-type="string" office:string-value="41 |&gt;] |&gt;" calcext:value-type="string">
            <text:p>41 |&gt;] |&gt;</text:p>
          </table:table-cell>
          <table:table-cell table:formula="of:=LEFT([.G136];LEN([.G136])-7)" office:value-type="string" office:string-value="41" calcext:value-type="string">
            <text:p>41</text:p>
          </table:table-cell>
          <table:table-cell table:formula="of:=VALUE([.H136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36" calcext:value-type="float">
            <text:p>136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37];LEN([.B137]) - SEARCH(&quot;qtdelta=&quot;;[.B137])-7)" office:value-type="string" office:string-value="28 |&gt;" calcext:value-type="string">
            <text:p>28 |&gt;</text:p>
          </table:table-cell>
          <table:table-cell table:formula="of:=LEFT([.C137];LEN([.C137])-3)" office:value-type="string" office:string-value="28" calcext:value-type="string">
            <text:p>28</text:p>
          </table:table-cell>
          <table:table-cell table:formula="of:=VALUE([.D137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37];LEN([.F137]) - SEARCH(&quot;qtdelta=&quot;;[.F137])-7)" office:value-type="string" office:string-value="33 |&gt;] |&gt;" calcext:value-type="string">
            <text:p>33 |&gt;] |&gt;</text:p>
          </table:table-cell>
          <table:table-cell table:formula="of:=LEFT([.G137];LEN([.G137])-7)" office:value-type="string" office:string-value="33" calcext:value-type="string">
            <text:p>33</text:p>
          </table:table-cell>
          <table:table-cell table:formula="of:=VALUE([.H137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37" calcext:value-type="float">
            <text:p>137.00</text:p>
          </table:table-cell>
          <table:table-cell office:value-type="string" calcext:value-type="string">
            <text:p>&lt;SwitchTrace <text:s/>swid=2 qdepth=0 qtdelta=51 |&gt;</text:p>
          </table:table-cell>
          <table:table-cell table:formula="of:=RIGHT([.B138];LEN([.B138]) - SEARCH(&quot;qtdelta=&quot;;[.B138])-7)" office:value-type="string" office:string-value="51 |&gt;" calcext:value-type="string">
            <text:p>51 |&gt;</text:p>
          </table:table-cell>
          <table:table-cell table:formula="of:=LEFT([.C138];LEN([.C138])-3)" office:value-type="string" office:string-value="51" calcext:value-type="string">
            <text:p>51</text:p>
          </table:table-cell>
          <table:table-cell table:formula="of:=VALUE([.D138])" office:value-type="float" office:value="51" calcext:value-type="float">
            <text:p>5.1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38];LEN([.F138]) - SEARCH(&quot;qtdelta=&quot;;[.F138])-7)" office:value-type="string" office:string-value="37 |&gt;] |&gt;" calcext:value-type="string">
            <text:p>37 |&gt;] |&gt;</text:p>
          </table:table-cell>
          <table:table-cell table:formula="of:=LEFT([.G138];LEN([.G138])-7)" office:value-type="string" office:string-value="37" calcext:value-type="string">
            <text:p>37</text:p>
          </table:table-cell>
          <table:table-cell table:formula="of:=VALUE([.H138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38" calcext:value-type="float">
            <text:p>138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39];LEN([.B139]) - SEARCH(&quot;qtdelta=&quot;;[.B139])-7)" office:value-type="string" office:string-value="33 |&gt;" calcext:value-type="string">
            <text:p>33 |&gt;</text:p>
          </table:table-cell>
          <table:table-cell table:formula="of:=LEFT([.C139];LEN([.C139])-3)" office:value-type="string" office:string-value="33" calcext:value-type="string">
            <text:p>33</text:p>
          </table:table-cell>
          <table:table-cell table:formula="of:=VALUE([.D139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21 |&gt;] |&gt;</text:p>
          </table:table-cell>
          <table:table-cell table:formula="of:=RIGHT([.F139];LEN([.F139]) - SEARCH(&quot;qtdelta=&quot;;[.F139])-7)" office:value-type="string" office:string-value="21 |&gt;] |&gt;" calcext:value-type="string">
            <text:p>21 |&gt;] |&gt;</text:p>
          </table:table-cell>
          <table:table-cell table:formula="of:=LEFT([.G139];LEN([.G139])-7)" office:value-type="string" office:string-value="21" calcext:value-type="string">
            <text:p>21</text:p>
          </table:table-cell>
          <table:table-cell table:formula="of:=VALUE([.H139])" office:value-type="float" office:value="21" calcext:value-type="float">
            <text:p>2.10E+01</text:p>
          </table:table-cell>
        </table:table-row>
        <table:table-row table:style-name="ro1">
          <table:table-cell office:value-type="float" office:value="139" calcext:value-type="float">
            <text:p>139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140];LEN([.B140]) - SEARCH(&quot;qtdelta=&quot;;[.B140])-7)" office:value-type="string" office:string-value="30 |&gt;" calcext:value-type="string">
            <text:p>30 |&gt;</text:p>
          </table:table-cell>
          <table:table-cell table:formula="of:=LEFT([.C140];LEN([.C140])-3)" office:value-type="string" office:string-value="30" calcext:value-type="string">
            <text:p>30</text:p>
          </table:table-cell>
          <table:table-cell table:formula="of:=VALUE([.D140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140];LEN([.F140]) - SEARCH(&quot;qtdelta=&quot;;[.F140])-7)" office:value-type="string" office:string-value="27 |&gt;] |&gt;" calcext:value-type="string">
            <text:p>27 |&gt;] |&gt;</text:p>
          </table:table-cell>
          <table:table-cell table:formula="of:=LEFT([.G140];LEN([.G140])-7)" office:value-type="string" office:string-value="27" calcext:value-type="string">
            <text:p>27</text:p>
          </table:table-cell>
          <table:table-cell table:formula="of:=VALUE([.H140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140" calcext:value-type="float">
            <text:p>140.00</text:p>
          </table:table-cell>
          <table:table-cell office:value-type="string" calcext:value-type="string">
            <text:p>&lt;SwitchTrace <text:s/>swid=2 qdepth=0 qtdelta=50 |&gt;</text:p>
          </table:table-cell>
          <table:table-cell table:formula="of:=RIGHT([.B141];LEN([.B141]) - SEARCH(&quot;qtdelta=&quot;;[.B141])-7)" office:value-type="string" office:string-value="50 |&gt;" calcext:value-type="string">
            <text:p>50 |&gt;</text:p>
          </table:table-cell>
          <table:table-cell table:formula="of:=LEFT([.C141];LEN([.C141])-3)" office:value-type="string" office:string-value="50" calcext:value-type="string">
            <text:p>50</text:p>
          </table:table-cell>
          <table:table-cell table:formula="of:=VALUE([.D141])" office:value-type="float" office:value="50" calcext:value-type="float">
            <text:p>5.0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41];LEN([.F141]) - SEARCH(&quot;qtdelta=&quot;;[.F141])-7)" office:value-type="string" office:string-value="32 |&gt;] |&gt;" calcext:value-type="string">
            <text:p>32 |&gt;] |&gt;</text:p>
          </table:table-cell>
          <table:table-cell table:formula="of:=LEFT([.G141];LEN([.G141])-7)" office:value-type="string" office:string-value="32" calcext:value-type="string">
            <text:p>32</text:p>
          </table:table-cell>
          <table:table-cell table:formula="of:=VALUE([.H141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41" calcext:value-type="float">
            <text:p>141.00</text:p>
          </table:table-cell>
          <table:table-cell office:value-type="string" calcext:value-type="string">
            <text:p>&lt;SwitchTrace <text:s/>swid=2 qdepth=0 qtdelta=45 |&gt;</text:p>
          </table:table-cell>
          <table:table-cell table:formula="of:=RIGHT([.B142];LEN([.B142]) - SEARCH(&quot;qtdelta=&quot;;[.B142])-7)" office:value-type="string" office:string-value="45 |&gt;" calcext:value-type="string">
            <text:p>45 |&gt;</text:p>
          </table:table-cell>
          <table:table-cell table:formula="of:=LEFT([.C142];LEN([.C142])-3)" office:value-type="string" office:string-value="45" calcext:value-type="string">
            <text:p>45</text:p>
          </table:table-cell>
          <table:table-cell table:formula="of:=VALUE([.D142])" office:value-type="float" office:value="45" calcext:value-type="float">
            <text:p>4.5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142];LEN([.F142]) - SEARCH(&quot;qtdelta=&quot;;[.F142])-7)" office:value-type="string" office:string-value="39 |&gt;] |&gt;" calcext:value-type="string">
            <text:p>39 |&gt;] |&gt;</text:p>
          </table:table-cell>
          <table:table-cell table:formula="of:=LEFT([.G142];LEN([.G142])-7)" office:value-type="string" office:string-value="39" calcext:value-type="string">
            <text:p>39</text:p>
          </table:table-cell>
          <table:table-cell table:formula="of:=VALUE([.H142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142" calcext:value-type="float">
            <text:p>142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43];LEN([.B143]) - SEARCH(&quot;qtdelta=&quot;;[.B143])-7)" office:value-type="string" office:string-value="31 |&gt;" calcext:value-type="string">
            <text:p>31 |&gt;</text:p>
          </table:table-cell>
          <table:table-cell table:formula="of:=LEFT([.C143];LEN([.C143])-3)" office:value-type="string" office:string-value="31" calcext:value-type="string">
            <text:p>31</text:p>
          </table:table-cell>
          <table:table-cell table:formula="of:=VALUE([.D143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43];LEN([.F143]) - SEARCH(&quot;qtdelta=&quot;;[.F143])-7)" office:value-type="string" office:string-value="34 |&gt;] |&gt;" calcext:value-type="string">
            <text:p>34 |&gt;] |&gt;</text:p>
          </table:table-cell>
          <table:table-cell table:formula="of:=LEFT([.G143];LEN([.G143])-7)" office:value-type="string" office:string-value="34" calcext:value-type="string">
            <text:p>34</text:p>
          </table:table-cell>
          <table:table-cell table:formula="of:=VALUE([.H143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43" calcext:value-type="float">
            <text:p>143.00</text:p>
          </table:table-cell>
          <table:table-cell office:value-type="string" calcext:value-type="string">
            <text:p>&lt;SwitchTrace <text:s/>swid=2 qdepth=0 qtdelta=77 |&gt;</text:p>
          </table:table-cell>
          <table:table-cell table:formula="of:=RIGHT([.B144];LEN([.B144]) - SEARCH(&quot;qtdelta=&quot;;[.B144])-7)" office:value-type="string" office:string-value="77 |&gt;" calcext:value-type="string">
            <text:p>77 |&gt;</text:p>
          </table:table-cell>
          <table:table-cell table:formula="of:=LEFT([.C144];LEN([.C144])-3)" office:value-type="string" office:string-value="77" calcext:value-type="string">
            <text:p>77</text:p>
          </table:table-cell>
          <table:table-cell table:formula="of:=VALUE([.D144])" office:value-type="float" office:value="77" calcext:value-type="float">
            <text:p>7.7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144];LEN([.F144]) - SEARCH(&quot;qtdelta=&quot;;[.F144])-7)" office:value-type="string" office:string-value="27 |&gt;] |&gt;" calcext:value-type="string">
            <text:p>27 |&gt;] |&gt;</text:p>
          </table:table-cell>
          <table:table-cell table:formula="of:=LEFT([.G144];LEN([.G144])-7)" office:value-type="string" office:string-value="27" calcext:value-type="string">
            <text:p>27</text:p>
          </table:table-cell>
          <table:table-cell table:formula="of:=VALUE([.H144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144" calcext:value-type="float">
            <text:p>144.00</text:p>
          </table:table-cell>
          <table:table-cell office:value-type="string" calcext:value-type="string">
            <text:p>&lt;SwitchTrace <text:s/>swid=2 qdepth=0 qtdelta=94 |&gt;</text:p>
          </table:table-cell>
          <table:table-cell table:formula="of:=RIGHT([.B145];LEN([.B145]) - SEARCH(&quot;qtdelta=&quot;;[.B145])-7)" office:value-type="string" office:string-value="94 |&gt;" calcext:value-type="string">
            <text:p>94 |&gt;</text:p>
          </table:table-cell>
          <table:table-cell table:formula="of:=LEFT([.C145];LEN([.C145])-3)" office:value-type="string" office:string-value="94" calcext:value-type="string">
            <text:p>94</text:p>
          </table:table-cell>
          <table:table-cell table:formula="of:=VALUE([.D145])" office:value-type="float" office:value="94" calcext:value-type="float">
            <text:p>9.40E+01</text:p>
          </table:table-cell>
          <table:table-cell office:value-type="string" calcext:value-type="string">
            <text:p><text:s/>&lt;SwitchTrace <text:s/>swid=1 qdepth=17 qtdelta=194891 |&gt;] |&gt;</text:p>
          </table:table-cell>
          <table:table-cell table:formula="of:=RIGHT([.F145];LEN([.F145]) - SEARCH(&quot;qtdelta=&quot;;[.F145])-7)" office:value-type="string" office:string-value="194891 |&gt;] |&gt;" calcext:value-type="string">
            <text:p>194891 |&gt;] |&gt;</text:p>
          </table:table-cell>
          <table:table-cell table:formula="of:=LEFT([.G145];LEN([.G145])-7)" office:value-type="string" office:string-value="194891" calcext:value-type="string">
            <text:p>194891</text:p>
          </table:table-cell>
          <table:table-cell table:formula="of:=VALUE([.H145])" office:value-type="float" office:value="194891" calcext:value-type="float">
            <text:p>1.95E+05</text:p>
          </table:table-cell>
        </table:table-row>
        <table:table-row table:style-name="ro1">
          <table:table-cell office:value-type="float" office:value="145" calcext:value-type="float">
            <text:p>145.00</text:p>
          </table:table-cell>
          <table:table-cell office:value-type="string" calcext:value-type="string">
            <text:p>&lt;SwitchTrace <text:s/>swid=2 qdepth=0 qtdelta=48 |&gt;</text:p>
          </table:table-cell>
          <table:table-cell table:formula="of:=RIGHT([.B146];LEN([.B146]) - SEARCH(&quot;qtdelta=&quot;;[.B146])-7)" office:value-type="string" office:string-value="48 |&gt;" calcext:value-type="string">
            <text:p>48 |&gt;</text:p>
          </table:table-cell>
          <table:table-cell table:formula="of:=LEFT([.C146];LEN([.C146])-3)" office:value-type="string" office:string-value="48" calcext:value-type="string">
            <text:p>48</text:p>
          </table:table-cell>
          <table:table-cell table:formula="of:=VALUE([.D146])" office:value-type="float" office:value="48" calcext:value-type="float">
            <text:p>4.80E+01</text:p>
          </table:table-cell>
          <table:table-cell office:value-type="string" calcext:value-type="string">
            <text:p><text:s/>&lt;SwitchTrace <text:s/>swid=1 qdepth=10 qtdelta=58298 |&gt;] |&gt;</text:p>
          </table:table-cell>
          <table:table-cell table:formula="of:=RIGHT([.F146];LEN([.F146]) - SEARCH(&quot;qtdelta=&quot;;[.F146])-7)" office:value-type="string" office:string-value="58298 |&gt;] |&gt;" calcext:value-type="string">
            <text:p>58298 |&gt;] |&gt;</text:p>
          </table:table-cell>
          <table:table-cell table:formula="of:=LEFT([.G146];LEN([.G146])-7)" office:value-type="string" office:string-value="58298" calcext:value-type="string">
            <text:p>58298</text:p>
          </table:table-cell>
          <table:table-cell table:formula="of:=VALUE([.H146])" office:value-type="float" office:value="58298" calcext:value-type="float">
            <text:p>5.83E+04</text:p>
          </table:table-cell>
        </table:table-row>
        <table:table-row table:style-name="ro1">
          <table:table-cell office:value-type="float" office:value="146" calcext:value-type="float">
            <text:p>146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47];LEN([.B147]) - SEARCH(&quot;qtdelta=&quot;;[.B147])-7)" office:value-type="string" office:string-value="34 |&gt;" calcext:value-type="string">
            <text:p>34 |&gt;</text:p>
          </table:table-cell>
          <table:table-cell table:formula="of:=LEFT([.C147];LEN([.C147])-3)" office:value-type="string" office:string-value="34" calcext:value-type="string">
            <text:p>34</text:p>
          </table:table-cell>
          <table:table-cell table:formula="of:=VALUE([.D147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36 qtdelta=638468 |&gt;] |&gt;</text:p>
          </table:table-cell>
          <table:table-cell table:formula="of:=RIGHT([.F147];LEN([.F147]) - SEARCH(&quot;qtdelta=&quot;;[.F147])-7)" office:value-type="string" office:string-value="638468 |&gt;] |&gt;" calcext:value-type="string">
            <text:p>638468 |&gt;] |&gt;</text:p>
          </table:table-cell>
          <table:table-cell table:formula="of:=LEFT([.G147];LEN([.G147])-7)" office:value-type="string" office:string-value="638468" calcext:value-type="string">
            <text:p>638468</text:p>
          </table:table-cell>
          <table:table-cell table:formula="of:=VALUE([.H147])" office:value-type="float" office:value="638468" calcext:value-type="float">
            <text:p>6.38E+05</text:p>
          </table:table-cell>
        </table:table-row>
        <table:table-row table:style-name="ro1">
          <table:table-cell office:value-type="float" office:value="147" calcext:value-type="float">
            <text:p>147.00</text:p>
          </table:table-cell>
          <table:table-cell office:value-type="string" calcext:value-type="string">
            <text:p>&lt;SwitchTrace <text:s/>swid=2 qdepth=0 qtdelta=43 |&gt;</text:p>
          </table:table-cell>
          <table:table-cell table:formula="of:=RIGHT([.B148];LEN([.B148]) - SEARCH(&quot;qtdelta=&quot;;[.B148])-7)" office:value-type="string" office:string-value="43 |&gt;" calcext:value-type="string">
            <text:p>43 |&gt;</text:p>
          </table:table-cell>
          <table:table-cell table:formula="of:=LEFT([.C148];LEN([.C148])-3)" office:value-type="string" office:string-value="43" calcext:value-type="string">
            <text:p>43</text:p>
          </table:table-cell>
          <table:table-cell table:formula="of:=VALUE([.D148])" office:value-type="float" office:value="43" calcext:value-type="float">
            <text:p>4.30E+01</text:p>
          </table:table-cell>
          <table:table-cell office:value-type="string" calcext:value-type="string">
            <text:p><text:s/>&lt;SwitchTrace <text:s/>swid=1 qdepth=25 qtdelta=513893 |&gt;] |&gt;</text:p>
          </table:table-cell>
          <table:table-cell table:formula="of:=RIGHT([.F148];LEN([.F148]) - SEARCH(&quot;qtdelta=&quot;;[.F148])-7)" office:value-type="string" office:string-value="513893 |&gt;] |&gt;" calcext:value-type="string">
            <text:p>513893 |&gt;] |&gt;</text:p>
          </table:table-cell>
          <table:table-cell table:formula="of:=LEFT([.G148];LEN([.G148])-7)" office:value-type="string" office:string-value="513893" calcext:value-type="string">
            <text:p>513893</text:p>
          </table:table-cell>
          <table:table-cell table:formula="of:=VALUE([.H148])" office:value-type="float" office:value="513893" calcext:value-type="float">
            <text:p>5.14E+05</text:p>
          </table:table-cell>
        </table:table-row>
        <table:table-row table:style-name="ro1">
          <table:table-cell office:value-type="float" office:value="148" calcext:value-type="float">
            <text:p>148.00</text:p>
          </table:table-cell>
          <table:table-cell office:value-type="string" calcext:value-type="string">
            <text:p>&lt;SwitchTrace <text:s/>swid=2 qdepth=0 qtdelta=41 |&gt;</text:p>
          </table:table-cell>
          <table:table-cell table:formula="of:=RIGHT([.B149];LEN([.B149]) - SEARCH(&quot;qtdelta=&quot;;[.B149])-7)" office:value-type="string" office:string-value="41 |&gt;" calcext:value-type="string">
            <text:p>41 |&gt;</text:p>
          </table:table-cell>
          <table:table-cell table:formula="of:=LEFT([.C149];LEN([.C149])-3)" office:value-type="string" office:string-value="41" calcext:value-type="string">
            <text:p>41</text:p>
          </table:table-cell>
          <table:table-cell table:formula="of:=VALUE([.D149])" office:value-type="float" office:value="41" calcext:value-type="float">
            <text:p>4.10E+01</text:p>
          </table:table-cell>
          <table:table-cell office:value-type="string" calcext:value-type="string">
            <text:p><text:s/>&lt;SwitchTrace <text:s/>swid=1 qdepth=54 qtdelta=813623 |&gt;] |&gt;</text:p>
          </table:table-cell>
          <table:table-cell table:formula="of:=RIGHT([.F149];LEN([.F149]) - SEARCH(&quot;qtdelta=&quot;;[.F149])-7)" office:value-type="string" office:string-value="813623 |&gt;] |&gt;" calcext:value-type="string">
            <text:p>813623 |&gt;] |&gt;</text:p>
          </table:table-cell>
          <table:table-cell table:formula="of:=LEFT([.G149];LEN([.G149])-7)" office:value-type="string" office:string-value="813623" calcext:value-type="string">
            <text:p>813623</text:p>
          </table:table-cell>
          <table:table-cell table:formula="of:=VALUE([.H149])" office:value-type="float" office:value="813623" calcext:value-type="float">
            <text:p>8.14E+05</text:p>
          </table:table-cell>
        </table:table-row>
        <table:table-row table:style-name="ro1">
          <table:table-cell office:value-type="float" office:value="149" calcext:value-type="float">
            <text:p>149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150];LEN([.B150]) - SEARCH(&quot;qtdelta=&quot;;[.B150])-7)" office:value-type="string" office:string-value="36 |&gt;" calcext:value-type="string">
            <text:p>36 |&gt;</text:p>
          </table:table-cell>
          <table:table-cell table:formula="of:=LEFT([.C150];LEN([.C150])-3)" office:value-type="string" office:string-value="36" calcext:value-type="string">
            <text:p>36</text:p>
          </table:table-cell>
          <table:table-cell table:formula="of:=VALUE([.D150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41 qtdelta=686094 |&gt;] |&gt;</text:p>
          </table:table-cell>
          <table:table-cell table:formula="of:=RIGHT([.F150];LEN([.F150]) - SEARCH(&quot;qtdelta=&quot;;[.F150])-7)" office:value-type="string" office:string-value="686094 |&gt;] |&gt;" calcext:value-type="string">
            <text:p>686094 |&gt;] |&gt;</text:p>
          </table:table-cell>
          <table:table-cell table:formula="of:=LEFT([.G150];LEN([.G150])-7)" office:value-type="string" office:string-value="686094" calcext:value-type="string">
            <text:p>686094</text:p>
          </table:table-cell>
          <table:table-cell table:formula="of:=VALUE([.H150])" office:value-type="float" office:value="686094" calcext:value-type="float">
            <text:p>6.86E+05</text:p>
          </table:table-cell>
        </table:table-row>
        <table:table-row table:style-name="ro1">
          <table:table-cell office:value-type="float" office:value="150" calcext:value-type="float">
            <text:p>150.00</text:p>
          </table:table-cell>
          <table:table-cell office:value-type="string" calcext:value-type="string">
            <text:p>&lt;SwitchTrace <text:s/>swid=2 qdepth=0 qtdelta=89 |&gt;</text:p>
          </table:table-cell>
          <table:table-cell table:formula="of:=RIGHT([.B151];LEN([.B151]) - SEARCH(&quot;qtdelta=&quot;;[.B151])-7)" office:value-type="string" office:string-value="89 |&gt;" calcext:value-type="string">
            <text:p>89 |&gt;</text:p>
          </table:table-cell>
          <table:table-cell table:formula="of:=LEFT([.C151];LEN([.C151])-3)" office:value-type="string" office:string-value="89" calcext:value-type="string">
            <text:p>89</text:p>
          </table:table-cell>
          <table:table-cell table:formula="of:=VALUE([.D151])" office:value-type="float" office:value="89" calcext:value-type="float">
            <text:p>8.90E+01</text:p>
          </table:table-cell>
          <table:table-cell office:value-type="string" calcext:value-type="string">
            <text:p><text:s/>&lt;SwitchTrace <text:s/>swid=1 qdepth=22 qtdelta=467415 |&gt;] |&gt;</text:p>
          </table:table-cell>
          <table:table-cell table:formula="of:=RIGHT([.F151];LEN([.F151]) - SEARCH(&quot;qtdelta=&quot;;[.F151])-7)" office:value-type="string" office:string-value="467415 |&gt;] |&gt;" calcext:value-type="string">
            <text:p>467415 |&gt;] |&gt;</text:p>
          </table:table-cell>
          <table:table-cell table:formula="of:=LEFT([.G151];LEN([.G151])-7)" office:value-type="string" office:string-value="467415" calcext:value-type="string">
            <text:p>467415</text:p>
          </table:table-cell>
          <table:table-cell table:formula="of:=VALUE([.H151])" office:value-type="float" office:value="467415" calcext:value-type="float">
            <text:p>4.67E+05</text:p>
          </table:table-cell>
        </table:table-row>
        <table:table-row table:style-name="ro1">
          <table:table-cell office:value-type="float" office:value="151" calcext:value-type="float">
            <text:p>151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52];LEN([.B152]) - SEARCH(&quot;qtdelta=&quot;;[.B152])-7)" office:value-type="string" office:string-value="26 |&gt;" calcext:value-type="string">
            <text:p>26 |&gt;</text:p>
          </table:table-cell>
          <table:table-cell table:formula="of:=LEFT([.C152];LEN([.C152])-3)" office:value-type="string" office:string-value="26" calcext:value-type="string">
            <text:p>26</text:p>
          </table:table-cell>
          <table:table-cell table:formula="of:=VALUE([.D152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4 qtdelta=1019387 |&gt;] |&gt;</text:p>
          </table:table-cell>
          <table:table-cell table:formula="of:=RIGHT([.F152];LEN([.F152]) - SEARCH(&quot;qtdelta=&quot;;[.F152])-7)" office:value-type="string" office:string-value="1019387 |&gt;] |&gt;" calcext:value-type="string">
            <text:p>1019387 |&gt;] |&gt;</text:p>
          </table:table-cell>
          <table:table-cell table:formula="of:=LEFT([.G152];LEN([.G152])-7)" office:value-type="string" office:string-value="1019387" calcext:value-type="string">
            <text:p>1019387</text:p>
          </table:table-cell>
          <table:table-cell table:formula="of:=VALUE([.H152])" office:value-type="float" office:value="1019387" calcext:value-type="float">
            <text:p>1.02E+06</text:p>
          </table:table-cell>
        </table:table-row>
        <table:table-row table:style-name="ro1">
          <table:table-cell office:value-type="float" office:value="152" calcext:value-type="float">
            <text:p>152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53];LEN([.B153]) - SEARCH(&quot;qtdelta=&quot;;[.B153])-7)" office:value-type="string" office:string-value="29 |&gt;" calcext:value-type="string">
            <text:p>29 |&gt;</text:p>
          </table:table-cell>
          <table:table-cell table:formula="of:=LEFT([.C153];LEN([.C153])-3)" office:value-type="string" office:string-value="29" calcext:value-type="string">
            <text:p>29</text:p>
          </table:table-cell>
          <table:table-cell table:formula="of:=VALUE([.D153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1106 |&gt;] |&gt;</text:p>
          </table:table-cell>
          <table:table-cell table:formula="of:=RIGHT([.F153];LEN([.F153]) - SEARCH(&quot;qtdelta=&quot;;[.F153])-7)" office:value-type="string" office:string-value="31106 |&gt;] |&gt;" calcext:value-type="string">
            <text:p>31106 |&gt;] |&gt;</text:p>
          </table:table-cell>
          <table:table-cell table:formula="of:=LEFT([.G153];LEN([.G153])-7)" office:value-type="string" office:string-value="31106" calcext:value-type="string">
            <text:p>31106</text:p>
          </table:table-cell>
          <table:table-cell table:formula="of:=VALUE([.H153])" office:value-type="float" office:value="31106" calcext:value-type="float">
            <text:p>3.11E+04</text:p>
          </table:table-cell>
        </table:table-row>
        <table:table-row table:style-name="ro1">
          <table:table-cell office:value-type="float" office:value="153" calcext:value-type="float">
            <text:p>153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54];LEN([.B154]) - SEARCH(&quot;qtdelta=&quot;;[.B154])-7)" office:value-type="string" office:string-value="34 |&gt;" calcext:value-type="string">
            <text:p>34 |&gt;</text:p>
          </table:table-cell>
          <table:table-cell table:formula="of:=LEFT([.C154];LEN([.C154])-3)" office:value-type="string" office:string-value="34" calcext:value-type="string">
            <text:p>34</text:p>
          </table:table-cell>
          <table:table-cell table:formula="of:=VALUE([.D154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27 |&gt;] |&gt;</text:p>
          </table:table-cell>
          <table:table-cell table:formula="of:=RIGHT([.F154];LEN([.F154]) - SEARCH(&quot;qtdelta=&quot;;[.F154])-7)" office:value-type="string" office:string-value="27 |&gt;] |&gt;" calcext:value-type="string">
            <text:p>27 |&gt;] |&gt;</text:p>
          </table:table-cell>
          <table:table-cell table:formula="of:=LEFT([.G154];LEN([.G154])-7)" office:value-type="string" office:string-value="27" calcext:value-type="string">
            <text:p>27</text:p>
          </table:table-cell>
          <table:table-cell table:formula="of:=VALUE([.H154])" office:value-type="float" office:value="27" calcext:value-type="float">
            <text:p>2.70E+01</text:p>
          </table:table-cell>
        </table:table-row>
        <table:table-row table:style-name="ro1">
          <table:table-cell office:value-type="float" office:value="154" calcext:value-type="float">
            <text:p>15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55];LEN([.B155]) - SEARCH(&quot;qtdelta=&quot;;[.B155])-7)" office:value-type="string" office:string-value="27 |&gt;" calcext:value-type="string">
            <text:p>27 |&gt;</text:p>
          </table:table-cell>
          <table:table-cell table:formula="of:=LEFT([.C155];LEN([.C155])-3)" office:value-type="string" office:string-value="27" calcext:value-type="string">
            <text:p>27</text:p>
          </table:table-cell>
          <table:table-cell table:formula="of:=VALUE([.D15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45 |&gt;] |&gt;</text:p>
          </table:table-cell>
          <table:table-cell table:formula="of:=RIGHT([.F155];LEN([.F155]) - SEARCH(&quot;qtdelta=&quot;;[.F155])-7)" office:value-type="string" office:string-value="45 |&gt;] |&gt;" calcext:value-type="string">
            <text:p>45 |&gt;] |&gt;</text:p>
          </table:table-cell>
          <table:table-cell table:formula="of:=LEFT([.G155];LEN([.G155])-7)" office:value-type="string" office:string-value="45" calcext:value-type="string">
            <text:p>45</text:p>
          </table:table-cell>
          <table:table-cell table:formula="of:=VALUE([.H155])" office:value-type="float" office:value="45" calcext:value-type="float">
            <text:p>4.50E+01</text:p>
          </table:table-cell>
        </table:table-row>
        <table:table-row table:style-name="ro1">
          <table:table-cell office:value-type="float" office:value="155" calcext:value-type="float">
            <text:p>155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56];LEN([.B156]) - SEARCH(&quot;qtdelta=&quot;;[.B156])-7)" office:value-type="string" office:string-value="26 |&gt;" calcext:value-type="string">
            <text:p>26 |&gt;</text:p>
          </table:table-cell>
          <table:table-cell table:formula="of:=LEFT([.C156];LEN([.C156])-3)" office:value-type="string" office:string-value="26" calcext:value-type="string">
            <text:p>26</text:p>
          </table:table-cell>
          <table:table-cell table:formula="of:=VALUE([.D156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0 |&gt;] |&gt;</text:p>
          </table:table-cell>
          <table:table-cell table:formula="of:=RIGHT([.F156];LEN([.F156]) - SEARCH(&quot;qtdelta=&quot;;[.F156])-7)" office:value-type="string" office:string-value="20 |&gt;] |&gt;" calcext:value-type="string">
            <text:p>20 |&gt;] |&gt;</text:p>
          </table:table-cell>
          <table:table-cell table:formula="of:=LEFT([.G156];LEN([.G156])-7)" office:value-type="string" office:string-value="20" calcext:value-type="string">
            <text:p>20</text:p>
          </table:table-cell>
          <table:table-cell table:formula="of:=VALUE([.H156])" office:value-type="float" office:value="20" calcext:value-type="float">
            <text:p>2.00E+01</text:p>
          </table:table-cell>
        </table:table-row>
        <table:table-row table:style-name="ro1">
          <table:table-cell office:value-type="float" office:value="156" calcext:value-type="float">
            <text:p>156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57];LEN([.B157]) - SEARCH(&quot;qtdelta=&quot;;[.B157])-7)" office:value-type="string" office:string-value="29 |&gt;" calcext:value-type="string">
            <text:p>29 |&gt;</text:p>
          </table:table-cell>
          <table:table-cell table:formula="of:=LEFT([.C157];LEN([.C157])-3)" office:value-type="string" office:string-value="29" calcext:value-type="string">
            <text:p>29</text:p>
          </table:table-cell>
          <table:table-cell table:formula="of:=VALUE([.D157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57];LEN([.F157]) - SEARCH(&quot;qtdelta=&quot;;[.F157])-7)" office:value-type="string" office:string-value="41 |&gt;] |&gt;" calcext:value-type="string">
            <text:p>41 |&gt;] |&gt;</text:p>
          </table:table-cell>
          <table:table-cell table:formula="of:=LEFT([.G157];LEN([.G157])-7)" office:value-type="string" office:string-value="41" calcext:value-type="string">
            <text:p>41</text:p>
          </table:table-cell>
          <table:table-cell table:formula="of:=VALUE([.H157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57" calcext:value-type="float">
            <text:p>157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58];LEN([.B158]) - SEARCH(&quot;qtdelta=&quot;;[.B158])-7)" office:value-type="string" office:string-value="33 |&gt;" calcext:value-type="string">
            <text:p>33 |&gt;</text:p>
          </table:table-cell>
          <table:table-cell table:formula="of:=LEFT([.C158];LEN([.C158])-3)" office:value-type="string" office:string-value="33" calcext:value-type="string">
            <text:p>33</text:p>
          </table:table-cell>
          <table:table-cell table:formula="of:=VALUE([.D158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58];LEN([.F158]) - SEARCH(&quot;qtdelta=&quot;;[.F158])-7)" office:value-type="string" office:string-value="33 |&gt;] |&gt;" calcext:value-type="string">
            <text:p>33 |&gt;] |&gt;</text:p>
          </table:table-cell>
          <table:table-cell table:formula="of:=LEFT([.G158];LEN([.G158])-7)" office:value-type="string" office:string-value="33" calcext:value-type="string">
            <text:p>33</text:p>
          </table:table-cell>
          <table:table-cell table:formula="of:=VALUE([.H158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58" calcext:value-type="float">
            <text:p>158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59];LEN([.B159]) - SEARCH(&quot;qtdelta=&quot;;[.B159])-7)" office:value-type="string" office:string-value="28 |&gt;" calcext:value-type="string">
            <text:p>28 |&gt;</text:p>
          </table:table-cell>
          <table:table-cell table:formula="of:=LEFT([.C159];LEN([.C159])-3)" office:value-type="string" office:string-value="28" calcext:value-type="string">
            <text:p>28</text:p>
          </table:table-cell>
          <table:table-cell table:formula="of:=VALUE([.D159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59];LEN([.F159]) - SEARCH(&quot;qtdelta=&quot;;[.F159])-7)" office:value-type="string" office:string-value="34 |&gt;] |&gt;" calcext:value-type="string">
            <text:p>34 |&gt;] |&gt;</text:p>
          </table:table-cell>
          <table:table-cell table:formula="of:=LEFT([.G159];LEN([.G159])-7)" office:value-type="string" office:string-value="34" calcext:value-type="string">
            <text:p>34</text:p>
          </table:table-cell>
          <table:table-cell table:formula="of:=VALUE([.H159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59" calcext:value-type="float">
            <text:p>159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60];LEN([.B160]) - SEARCH(&quot;qtdelta=&quot;;[.B160])-7)" office:value-type="string" office:string-value="34 |&gt;" calcext:value-type="string">
            <text:p>34 |&gt;</text:p>
          </table:table-cell>
          <table:table-cell table:formula="of:=LEFT([.C160];LEN([.C160])-3)" office:value-type="string" office:string-value="34" calcext:value-type="string">
            <text:p>34</text:p>
          </table:table-cell>
          <table:table-cell table:formula="of:=VALUE([.D160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60];LEN([.F160]) - SEARCH(&quot;qtdelta=&quot;;[.F160])-7)" office:value-type="string" office:string-value="34 |&gt;] |&gt;" calcext:value-type="string">
            <text:p>34 |&gt;] |&gt;</text:p>
          </table:table-cell>
          <table:table-cell table:formula="of:=LEFT([.G160];LEN([.G160])-7)" office:value-type="string" office:string-value="34" calcext:value-type="string">
            <text:p>34</text:p>
          </table:table-cell>
          <table:table-cell table:formula="of:=VALUE([.H160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60" calcext:value-type="float">
            <text:p>160.00</text:p>
          </table:table-cell>
          <table:table-cell office:value-type="string" calcext:value-type="string">
            <text:p>&lt;SwitchTrace <text:s/>swid=2 qdepth=0 qtdelta=37 |&gt;</text:p>
          </table:table-cell>
          <table:table-cell table:formula="of:=RIGHT([.B161];LEN([.B161]) - SEARCH(&quot;qtdelta=&quot;;[.B161])-7)" office:value-type="string" office:string-value="37 |&gt;" calcext:value-type="string">
            <text:p>37 |&gt;</text:p>
          </table:table-cell>
          <table:table-cell table:formula="of:=LEFT([.C161];LEN([.C161])-3)" office:value-type="string" office:string-value="37" calcext:value-type="string">
            <text:p>37</text:p>
          </table:table-cell>
          <table:table-cell table:formula="of:=VALUE([.D161])" office:value-type="float" office:value="37" calcext:value-type="float">
            <text:p>3.7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161];LEN([.F161]) - SEARCH(&quot;qtdelta=&quot;;[.F161])-7)" office:value-type="string" office:string-value="28 |&gt;] |&gt;" calcext:value-type="string">
            <text:p>28 |&gt;] |&gt;</text:p>
          </table:table-cell>
          <table:table-cell table:formula="of:=LEFT([.G161];LEN([.G161])-7)" office:value-type="string" office:string-value="28" calcext:value-type="string">
            <text:p>28</text:p>
          </table:table-cell>
          <table:table-cell table:formula="of:=VALUE([.H161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161" calcext:value-type="float">
            <text:p>161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162];LEN([.B162]) - SEARCH(&quot;qtdelta=&quot;;[.B162])-7)" office:value-type="string" office:string-value="34 |&gt;" calcext:value-type="string">
            <text:p>34 |&gt;</text:p>
          </table:table-cell>
          <table:table-cell table:formula="of:=LEFT([.C162];LEN([.C162])-3)" office:value-type="string" office:string-value="34" calcext:value-type="string">
            <text:p>34</text:p>
          </table:table-cell>
          <table:table-cell table:formula="of:=VALUE([.D162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71 |&gt;] |&gt;</text:p>
          </table:table-cell>
          <table:table-cell table:formula="of:=RIGHT([.F162];LEN([.F162]) - SEARCH(&quot;qtdelta=&quot;;[.F162])-7)" office:value-type="string" office:string-value="71 |&gt;] |&gt;" calcext:value-type="string">
            <text:p>71 |&gt;] |&gt;</text:p>
          </table:table-cell>
          <table:table-cell table:formula="of:=LEFT([.G162];LEN([.G162])-7)" office:value-type="string" office:string-value="71" calcext:value-type="string">
            <text:p>71</text:p>
          </table:table-cell>
          <table:table-cell table:formula="of:=VALUE([.H162])" office:value-type="float" office:value="71" calcext:value-type="float">
            <text:p>7.10E+01</text:p>
          </table:table-cell>
        </table:table-row>
        <table:table-row table:style-name="ro1">
          <table:table-cell office:value-type="float" office:value="162" calcext:value-type="float">
            <text:p>162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63];LEN([.B163]) - SEARCH(&quot;qtdelta=&quot;;[.B163])-7)" office:value-type="string" office:string-value="31 |&gt;" calcext:value-type="string">
            <text:p>31 |&gt;</text:p>
          </table:table-cell>
          <table:table-cell table:formula="of:=LEFT([.C163];LEN([.C163])-3)" office:value-type="string" office:string-value="31" calcext:value-type="string">
            <text:p>31</text:p>
          </table:table-cell>
          <table:table-cell table:formula="of:=VALUE([.D163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126 |&gt;] |&gt;</text:p>
          </table:table-cell>
          <table:table-cell table:formula="of:=RIGHT([.F163];LEN([.F163]) - SEARCH(&quot;qtdelta=&quot;;[.F163])-7)" office:value-type="string" office:string-value="126 |&gt;] |&gt;" calcext:value-type="string">
            <text:p>126 |&gt;] |&gt;</text:p>
          </table:table-cell>
          <table:table-cell table:formula="of:=LEFT([.G163];LEN([.G163])-7)" office:value-type="string" office:string-value="126" calcext:value-type="string">
            <text:p>126</text:p>
          </table:table-cell>
          <table:table-cell table:formula="of:=VALUE([.H163])" office:value-type="float" office:value="126" calcext:value-type="float">
            <text:p>1.26E+02</text:p>
          </table:table-cell>
        </table:table-row>
        <table:table-row table:style-name="ro1">
          <table:table-cell office:value-type="float" office:value="163" calcext:value-type="float">
            <text:p>163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64];LEN([.B164]) - SEARCH(&quot;qtdelta=&quot;;[.B164])-7)" office:value-type="string" office:string-value="32 |&gt;" calcext:value-type="string">
            <text:p>32 |&gt;</text:p>
          </table:table-cell>
          <table:table-cell table:formula="of:=LEFT([.C164];LEN([.C164])-3)" office:value-type="string" office:string-value="32" calcext:value-type="string">
            <text:p>32</text:p>
          </table:table-cell>
          <table:table-cell table:formula="of:=VALUE([.D164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64];LEN([.F164]) - SEARCH(&quot;qtdelta=&quot;;[.F164])-7)" office:value-type="string" office:string-value="37 |&gt;] |&gt;" calcext:value-type="string">
            <text:p>37 |&gt;] |&gt;</text:p>
          </table:table-cell>
          <table:table-cell table:formula="of:=LEFT([.G164];LEN([.G164])-7)" office:value-type="string" office:string-value="37" calcext:value-type="string">
            <text:p>37</text:p>
          </table:table-cell>
          <table:table-cell table:formula="of:=VALUE([.H164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64" calcext:value-type="float">
            <text:p>16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65];LEN([.B165]) - SEARCH(&quot;qtdelta=&quot;;[.B165])-7)" office:value-type="string" office:string-value="27 |&gt;" calcext:value-type="string">
            <text:p>27 |&gt;</text:p>
          </table:table-cell>
          <table:table-cell table:formula="of:=LEFT([.C165];LEN([.C165])-3)" office:value-type="string" office:string-value="27" calcext:value-type="string">
            <text:p>27</text:p>
          </table:table-cell>
          <table:table-cell table:formula="of:=VALUE([.D16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65];LEN([.F165]) - SEARCH(&quot;qtdelta=&quot;;[.F165])-7)" office:value-type="string" office:string-value="31 |&gt;] |&gt;" calcext:value-type="string">
            <text:p>31 |&gt;] |&gt;</text:p>
          </table:table-cell>
          <table:table-cell table:formula="of:=LEFT([.G165];LEN([.G165])-7)" office:value-type="string" office:string-value="31" calcext:value-type="string">
            <text:p>31</text:p>
          </table:table-cell>
          <table:table-cell table:formula="of:=VALUE([.H165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65" calcext:value-type="float">
            <text:p>165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66];LEN([.B166]) - SEARCH(&quot;qtdelta=&quot;;[.B166])-7)" office:value-type="string" office:string-value="26 |&gt;" calcext:value-type="string">
            <text:p>26 |&gt;</text:p>
          </table:table-cell>
          <table:table-cell table:formula="of:=LEFT([.C166];LEN([.C166])-3)" office:value-type="string" office:string-value="26" calcext:value-type="string">
            <text:p>26</text:p>
          </table:table-cell>
          <table:table-cell table:formula="of:=VALUE([.D166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45 |&gt;] |&gt;</text:p>
          </table:table-cell>
          <table:table-cell table:formula="of:=RIGHT([.F166];LEN([.F166]) - SEARCH(&quot;qtdelta=&quot;;[.F166])-7)" office:value-type="string" office:string-value="45 |&gt;] |&gt;" calcext:value-type="string">
            <text:p>45 |&gt;] |&gt;</text:p>
          </table:table-cell>
          <table:table-cell table:formula="of:=LEFT([.G166];LEN([.G166])-7)" office:value-type="string" office:string-value="45" calcext:value-type="string">
            <text:p>45</text:p>
          </table:table-cell>
          <table:table-cell table:formula="of:=VALUE([.H166])" office:value-type="float" office:value="45" calcext:value-type="float">
            <text:p>4.50E+01</text:p>
          </table:table-cell>
        </table:table-row>
        <table:table-row table:style-name="ro1">
          <table:table-cell office:value-type="float" office:value="166" calcext:value-type="float">
            <text:p>166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67];LEN([.B167]) - SEARCH(&quot;qtdelta=&quot;;[.B167])-7)" office:value-type="string" office:string-value="27 |&gt;" calcext:value-type="string">
            <text:p>27 |&gt;</text:p>
          </table:table-cell>
          <table:table-cell table:formula="of:=LEFT([.C167];LEN([.C167])-3)" office:value-type="string" office:string-value="27" calcext:value-type="string">
            <text:p>27</text:p>
          </table:table-cell>
          <table:table-cell table:formula="of:=VALUE([.D167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67];LEN([.F167]) - SEARCH(&quot;qtdelta=&quot;;[.F167])-7)" office:value-type="string" office:string-value="29 |&gt;] |&gt;" calcext:value-type="string">
            <text:p>29 |&gt;] |&gt;</text:p>
          </table:table-cell>
          <table:table-cell table:formula="of:=LEFT([.G167];LEN([.G167])-7)" office:value-type="string" office:string-value="29" calcext:value-type="string">
            <text:p>29</text:p>
          </table:table-cell>
          <table:table-cell table:formula="of:=VALUE([.H167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67" calcext:value-type="float">
            <text:p>167.00</text:p>
          </table:table-cell>
          <table:table-cell office:value-type="string" calcext:value-type="string">
            <text:p>&lt;SwitchTrace <text:s/>swid=2 qdepth=0 qtdelta=55 |&gt;</text:p>
          </table:table-cell>
          <table:table-cell table:formula="of:=RIGHT([.B168];LEN([.B168]) - SEARCH(&quot;qtdelta=&quot;;[.B168])-7)" office:value-type="string" office:string-value="55 |&gt;" calcext:value-type="string">
            <text:p>55 |&gt;</text:p>
          </table:table-cell>
          <table:table-cell table:formula="of:=LEFT([.C168];LEN([.C168])-3)" office:value-type="string" office:string-value="55" calcext:value-type="string">
            <text:p>55</text:p>
          </table:table-cell>
          <table:table-cell table:formula="of:=VALUE([.D168])" office:value-type="float" office:value="55" calcext:value-type="float">
            <text:p>5.5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68];LEN([.F168]) - SEARCH(&quot;qtdelta=&quot;;[.F168])-7)" office:value-type="string" office:string-value="33 |&gt;] |&gt;" calcext:value-type="string">
            <text:p>33 |&gt;] |&gt;</text:p>
          </table:table-cell>
          <table:table-cell table:formula="of:=LEFT([.G168];LEN([.G168])-7)" office:value-type="string" office:string-value="33" calcext:value-type="string">
            <text:p>33</text:p>
          </table:table-cell>
          <table:table-cell table:formula="of:=VALUE([.H168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68" calcext:value-type="float">
            <text:p>168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169];LEN([.B169]) - SEARCH(&quot;qtdelta=&quot;;[.B169])-7)" office:value-type="string" office:string-value="30 |&gt;" calcext:value-type="string">
            <text:p>30 |&gt;</text:p>
          </table:table-cell>
          <table:table-cell table:formula="of:=LEFT([.C169];LEN([.C169])-3)" office:value-type="string" office:string-value="30" calcext:value-type="string">
            <text:p>30</text:p>
          </table:table-cell>
          <table:table-cell table:formula="of:=VALUE([.D169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69];LEN([.F169]) - SEARCH(&quot;qtdelta=&quot;;[.F169])-7)" office:value-type="string" office:string-value="41 |&gt;] |&gt;" calcext:value-type="string">
            <text:p>41 |&gt;] |&gt;</text:p>
          </table:table-cell>
          <table:table-cell table:formula="of:=LEFT([.G169];LEN([.G169])-7)" office:value-type="string" office:string-value="41" calcext:value-type="string">
            <text:p>41</text:p>
          </table:table-cell>
          <table:table-cell table:formula="of:=VALUE([.H169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69" calcext:value-type="float">
            <text:p>169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70];LEN([.B170]) - SEARCH(&quot;qtdelta=&quot;;[.B170])-7)" office:value-type="string" office:string-value="27 |&gt;" calcext:value-type="string">
            <text:p>27 |&gt;</text:p>
          </table:table-cell>
          <table:table-cell table:formula="of:=LEFT([.C170];LEN([.C170])-3)" office:value-type="string" office:string-value="27" calcext:value-type="string">
            <text:p>27</text:p>
          </table:table-cell>
          <table:table-cell table:formula="of:=VALUE([.D170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61 |&gt;] |&gt;</text:p>
          </table:table-cell>
          <table:table-cell table:formula="of:=RIGHT([.F170];LEN([.F170]) - SEARCH(&quot;qtdelta=&quot;;[.F170])-7)" office:value-type="string" office:string-value="61 |&gt;] |&gt;" calcext:value-type="string">
            <text:p>61 |&gt;] |&gt;</text:p>
          </table:table-cell>
          <table:table-cell table:formula="of:=LEFT([.G170];LEN([.G170])-7)" office:value-type="string" office:string-value="61" calcext:value-type="string">
            <text:p>61</text:p>
          </table:table-cell>
          <table:table-cell table:formula="of:=VALUE([.H170])" office:value-type="float" office:value="61" calcext:value-type="float">
            <text:p>6.10E+01</text:p>
          </table:table-cell>
        </table:table-row>
        <table:table-row table:style-name="ro1">
          <table:table-cell office:value-type="float" office:value="170" calcext:value-type="float">
            <text:p>170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71];LEN([.B171]) - SEARCH(&quot;qtdelta=&quot;;[.B171])-7)" office:value-type="string" office:string-value="26 |&gt;" calcext:value-type="string">
            <text:p>26 |&gt;</text:p>
          </table:table-cell>
          <table:table-cell table:formula="of:=LEFT([.C171];LEN([.C171])-3)" office:value-type="string" office:string-value="26" calcext:value-type="string">
            <text:p>26</text:p>
          </table:table-cell>
          <table:table-cell table:formula="of:=VALUE([.D171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71];LEN([.F171]) - SEARCH(&quot;qtdelta=&quot;;[.F171])-7)" office:value-type="string" office:string-value="34 |&gt;] |&gt;" calcext:value-type="string">
            <text:p>34 |&gt;] |&gt;</text:p>
          </table:table-cell>
          <table:table-cell table:formula="of:=LEFT([.G171];LEN([.G171])-7)" office:value-type="string" office:string-value="34" calcext:value-type="string">
            <text:p>34</text:p>
          </table:table-cell>
          <table:table-cell table:formula="of:=VALUE([.H171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71" calcext:value-type="float">
            <text:p>171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72];LEN([.B172]) - SEARCH(&quot;qtdelta=&quot;;[.B172])-7)" office:value-type="string" office:string-value="33 |&gt;" calcext:value-type="string">
            <text:p>33 |&gt;</text:p>
          </table:table-cell>
          <table:table-cell table:formula="of:=LEFT([.C172];LEN([.C172])-3)" office:value-type="string" office:string-value="33" calcext:value-type="string">
            <text:p>33</text:p>
          </table:table-cell>
          <table:table-cell table:formula="of:=VALUE([.D172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72];LEN([.F172]) - SEARCH(&quot;qtdelta=&quot;;[.F172])-7)" office:value-type="string" office:string-value="41 |&gt;] |&gt;" calcext:value-type="string">
            <text:p>41 |&gt;] |&gt;</text:p>
          </table:table-cell>
          <table:table-cell table:formula="of:=LEFT([.G172];LEN([.G172])-7)" office:value-type="string" office:string-value="41" calcext:value-type="string">
            <text:p>41</text:p>
          </table:table-cell>
          <table:table-cell table:formula="of:=VALUE([.H172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72" calcext:value-type="float">
            <text:p>172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73];LEN([.B173]) - SEARCH(&quot;qtdelta=&quot;;[.B173])-7)" office:value-type="string" office:string-value="32 |&gt;" calcext:value-type="string">
            <text:p>32 |&gt;</text:p>
          </table:table-cell>
          <table:table-cell table:formula="of:=LEFT([.C173];LEN([.C173])-3)" office:value-type="string" office:string-value="32" calcext:value-type="string">
            <text:p>32</text:p>
          </table:table-cell>
          <table:table-cell table:formula="of:=VALUE([.D173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73];LEN([.F173]) - SEARCH(&quot;qtdelta=&quot;;[.F173])-7)" office:value-type="string" office:string-value="41 |&gt;] |&gt;" calcext:value-type="string">
            <text:p>41 |&gt;] |&gt;</text:p>
          </table:table-cell>
          <table:table-cell table:formula="of:=LEFT([.G173];LEN([.G173])-7)" office:value-type="string" office:string-value="41" calcext:value-type="string">
            <text:p>41</text:p>
          </table:table-cell>
          <table:table-cell table:formula="of:=VALUE([.H173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73" calcext:value-type="float">
            <text:p>173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74];LEN([.B174]) - SEARCH(&quot;qtdelta=&quot;;[.B174])-7)" office:value-type="string" office:string-value="32 |&gt;" calcext:value-type="string">
            <text:p>32 |&gt;</text:p>
          </table:table-cell>
          <table:table-cell table:formula="of:=LEFT([.C174];LEN([.C174])-3)" office:value-type="string" office:string-value="32" calcext:value-type="string">
            <text:p>32</text:p>
          </table:table-cell>
          <table:table-cell table:formula="of:=VALUE([.D174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174];LEN([.F174]) - SEARCH(&quot;qtdelta=&quot;;[.F174])-7)" office:value-type="string" office:string-value="40 |&gt;] |&gt;" calcext:value-type="string">
            <text:p>40 |&gt;] |&gt;</text:p>
          </table:table-cell>
          <table:table-cell table:formula="of:=LEFT([.G174];LEN([.G174])-7)" office:value-type="string" office:string-value="40" calcext:value-type="string">
            <text:p>40</text:p>
          </table:table-cell>
          <table:table-cell table:formula="of:=VALUE([.H174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174" calcext:value-type="float">
            <text:p>174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75];LEN([.B175]) - SEARCH(&quot;qtdelta=&quot;;[.B175])-7)" office:value-type="string" office:string-value="32 |&gt;" calcext:value-type="string">
            <text:p>32 |&gt;</text:p>
          </table:table-cell>
          <table:table-cell table:formula="of:=LEFT([.C175];LEN([.C175])-3)" office:value-type="string" office:string-value="32" calcext:value-type="string">
            <text:p>32</text:p>
          </table:table-cell>
          <table:table-cell table:formula="of:=VALUE([.D175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75];LEN([.F175]) - SEARCH(&quot;qtdelta=&quot;;[.F175])-7)" office:value-type="string" office:string-value="37 |&gt;] |&gt;" calcext:value-type="string">
            <text:p>37 |&gt;] |&gt;</text:p>
          </table:table-cell>
          <table:table-cell table:formula="of:=LEFT([.G175];LEN([.G175])-7)" office:value-type="string" office:string-value="37" calcext:value-type="string">
            <text:p>37</text:p>
          </table:table-cell>
          <table:table-cell table:formula="of:=VALUE([.H175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75" calcext:value-type="float">
            <text:p>175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176];LEN([.B176]) - SEARCH(&quot;qtdelta=&quot;;[.B176])-7)" office:value-type="string" office:string-value="38 |&gt;" calcext:value-type="string">
            <text:p>38 |&gt;</text:p>
          </table:table-cell>
          <table:table-cell table:formula="of:=LEFT([.C176];LEN([.C176])-3)" office:value-type="string" office:string-value="38" calcext:value-type="string">
            <text:p>38</text:p>
          </table:table-cell>
          <table:table-cell table:formula="of:=VALUE([.D176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76];LEN([.F176]) - SEARCH(&quot;qtdelta=&quot;;[.F176])-7)" office:value-type="string" office:string-value="32 |&gt;] |&gt;" calcext:value-type="string">
            <text:p>32 |&gt;] |&gt;</text:p>
          </table:table-cell>
          <table:table-cell table:formula="of:=LEFT([.G176];LEN([.G176])-7)" office:value-type="string" office:string-value="32" calcext:value-type="string">
            <text:p>32</text:p>
          </table:table-cell>
          <table:table-cell table:formula="of:=VALUE([.H176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76" calcext:value-type="float">
            <text:p>176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77];LEN([.B177]) - SEARCH(&quot;qtdelta=&quot;;[.B177])-7)" office:value-type="string" office:string-value="28 |&gt;" calcext:value-type="string">
            <text:p>28 |&gt;</text:p>
          </table:table-cell>
          <table:table-cell table:formula="of:=LEFT([.C177];LEN([.C177])-3)" office:value-type="string" office:string-value="28" calcext:value-type="string">
            <text:p>28</text:p>
          </table:table-cell>
          <table:table-cell table:formula="of:=VALUE([.D177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77];LEN([.F177]) - SEARCH(&quot;qtdelta=&quot;;[.F177])-7)" office:value-type="string" office:string-value="33 |&gt;] |&gt;" calcext:value-type="string">
            <text:p>33 |&gt;] |&gt;</text:p>
          </table:table-cell>
          <table:table-cell table:formula="of:=LEFT([.G177];LEN([.G177])-7)" office:value-type="string" office:string-value="33" calcext:value-type="string">
            <text:p>33</text:p>
          </table:table-cell>
          <table:table-cell table:formula="of:=VALUE([.H177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77" calcext:value-type="float">
            <text:p>177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178];LEN([.B178]) - SEARCH(&quot;qtdelta=&quot;;[.B178])-7)" office:value-type="string" office:string-value="30 |&gt;" calcext:value-type="string">
            <text:p>30 |&gt;</text:p>
          </table:table-cell>
          <table:table-cell table:formula="of:=LEFT([.C178];LEN([.C178])-3)" office:value-type="string" office:string-value="30" calcext:value-type="string">
            <text:p>30</text:p>
          </table:table-cell>
          <table:table-cell table:formula="of:=VALUE([.D178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78];LEN([.F178]) - SEARCH(&quot;qtdelta=&quot;;[.F178])-7)" office:value-type="string" office:string-value="38 |&gt;] |&gt;" calcext:value-type="string">
            <text:p>38 |&gt;] |&gt;</text:p>
          </table:table-cell>
          <table:table-cell table:formula="of:=LEFT([.G178];LEN([.G178])-7)" office:value-type="string" office:string-value="38" calcext:value-type="string">
            <text:p>38</text:p>
          </table:table-cell>
          <table:table-cell table:formula="of:=VALUE([.H178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78" calcext:value-type="float">
            <text:p>178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79];LEN([.B179]) - SEARCH(&quot;qtdelta=&quot;;[.B179])-7)" office:value-type="string" office:string-value="29 |&gt;" calcext:value-type="string">
            <text:p>29 |&gt;</text:p>
          </table:table-cell>
          <table:table-cell table:formula="of:=LEFT([.C179];LEN([.C179])-3)" office:value-type="string" office:string-value="29" calcext:value-type="string">
            <text:p>29</text:p>
          </table:table-cell>
          <table:table-cell table:formula="of:=VALUE([.D179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179];LEN([.F179]) - SEARCH(&quot;qtdelta=&quot;;[.F179])-7)" office:value-type="string" office:string-value="41 |&gt;] |&gt;" calcext:value-type="string">
            <text:p>41 |&gt;] |&gt;</text:p>
          </table:table-cell>
          <table:table-cell table:formula="of:=LEFT([.G179];LEN([.G179])-7)" office:value-type="string" office:string-value="41" calcext:value-type="string">
            <text:p>41</text:p>
          </table:table-cell>
          <table:table-cell table:formula="of:=VALUE([.H179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179" calcext:value-type="float">
            <text:p>179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80];LEN([.B180]) - SEARCH(&quot;qtdelta=&quot;;[.B180])-7)" office:value-type="string" office:string-value="32 |&gt;" calcext:value-type="string">
            <text:p>32 |&gt;</text:p>
          </table:table-cell>
          <table:table-cell table:formula="of:=LEFT([.C180];LEN([.C180])-3)" office:value-type="string" office:string-value="32" calcext:value-type="string">
            <text:p>32</text:p>
          </table:table-cell>
          <table:table-cell table:formula="of:=VALUE([.D180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7 |&gt;] |&gt;</text:p>
          </table:table-cell>
          <table:table-cell table:formula="of:=RIGHT([.F180];LEN([.F180]) - SEARCH(&quot;qtdelta=&quot;;[.F180])-7)" office:value-type="string" office:string-value="37 |&gt;] |&gt;" calcext:value-type="string">
            <text:p>37 |&gt;] |&gt;</text:p>
          </table:table-cell>
          <table:table-cell table:formula="of:=LEFT([.G180];LEN([.G180])-7)" office:value-type="string" office:string-value="37" calcext:value-type="string">
            <text:p>37</text:p>
          </table:table-cell>
          <table:table-cell table:formula="of:=VALUE([.H180])" office:value-type="float" office:value="37" calcext:value-type="float">
            <text:p>3.70E+01</text:p>
          </table:table-cell>
        </table:table-row>
        <table:table-row table:style-name="ro1">
          <table:table-cell office:value-type="float" office:value="180" calcext:value-type="float">
            <text:p>180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181];LEN([.B181]) - SEARCH(&quot;qtdelta=&quot;;[.B181])-7)" office:value-type="string" office:string-value="25 |&gt;" calcext:value-type="string">
            <text:p>25 |&gt;</text:p>
          </table:table-cell>
          <table:table-cell table:formula="of:=LEFT([.C181];LEN([.C181])-3)" office:value-type="string" office:string-value="25" calcext:value-type="string">
            <text:p>25</text:p>
          </table:table-cell>
          <table:table-cell table:formula="of:=VALUE([.D181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81];LEN([.F181]) - SEARCH(&quot;qtdelta=&quot;;[.F181])-7)" office:value-type="string" office:string-value="34 |&gt;] |&gt;" calcext:value-type="string">
            <text:p>34 |&gt;] |&gt;</text:p>
          </table:table-cell>
          <table:table-cell table:formula="of:=LEFT([.G181];LEN([.G181])-7)" office:value-type="string" office:string-value="34" calcext:value-type="string">
            <text:p>34</text:p>
          </table:table-cell>
          <table:table-cell table:formula="of:=VALUE([.H181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81" calcext:value-type="float">
            <text:p>181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82];LEN([.B182]) - SEARCH(&quot;qtdelta=&quot;;[.B182])-7)" office:value-type="string" office:string-value="28 |&gt;" calcext:value-type="string">
            <text:p>28 |&gt;</text:p>
          </table:table-cell>
          <table:table-cell table:formula="of:=LEFT([.C182];LEN([.C182])-3)" office:value-type="string" office:string-value="28" calcext:value-type="string">
            <text:p>28</text:p>
          </table:table-cell>
          <table:table-cell table:formula="of:=VALUE([.D182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182];LEN([.F182]) - SEARCH(&quot;qtdelta=&quot;;[.F182])-7)" office:value-type="string" office:string-value="32 |&gt;] |&gt;" calcext:value-type="string">
            <text:p>32 |&gt;] |&gt;</text:p>
          </table:table-cell>
          <table:table-cell table:formula="of:=LEFT([.G182];LEN([.G182])-7)" office:value-type="string" office:string-value="32" calcext:value-type="string">
            <text:p>32</text:p>
          </table:table-cell>
          <table:table-cell table:formula="of:=VALUE([.H182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182" calcext:value-type="float">
            <text:p>182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183];LEN([.B183]) - SEARCH(&quot;qtdelta=&quot;;[.B183])-7)" office:value-type="string" office:string-value="33 |&gt;" calcext:value-type="string">
            <text:p>33 |&gt;</text:p>
          </table:table-cell>
          <table:table-cell table:formula="of:=LEFT([.C183];LEN([.C183])-3)" office:value-type="string" office:string-value="33" calcext:value-type="string">
            <text:p>33</text:p>
          </table:table-cell>
          <table:table-cell table:formula="of:=VALUE([.D183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183];LEN([.F183]) - SEARCH(&quot;qtdelta=&quot;;[.F183])-7)" office:value-type="string" office:string-value="33 |&gt;] |&gt;" calcext:value-type="string">
            <text:p>33 |&gt;] |&gt;</text:p>
          </table:table-cell>
          <table:table-cell table:formula="of:=LEFT([.G183];LEN([.G183])-7)" office:value-type="string" office:string-value="33" calcext:value-type="string">
            <text:p>33</text:p>
          </table:table-cell>
          <table:table-cell table:formula="of:=VALUE([.H183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183" calcext:value-type="float">
            <text:p>183.00</text:p>
          </table:table-cell>
          <table:table-cell office:value-type="string" calcext:value-type="string">
            <text:p>&lt;SwitchTrace <text:s/>swid=2 qdepth=0 qtdelta=53 |&gt;</text:p>
          </table:table-cell>
          <table:table-cell table:formula="of:=RIGHT([.B184];LEN([.B184]) - SEARCH(&quot;qtdelta=&quot;;[.B184])-7)" office:value-type="string" office:string-value="53 |&gt;" calcext:value-type="string">
            <text:p>53 |&gt;</text:p>
          </table:table-cell>
          <table:table-cell table:formula="of:=LEFT([.C184];LEN([.C184])-3)" office:value-type="string" office:string-value="53" calcext:value-type="string">
            <text:p>53</text:p>
          </table:table-cell>
          <table:table-cell table:formula="of:=VALUE([.D184])" office:value-type="float" office:value="53" calcext:value-type="float">
            <text:p>5.3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184];LEN([.F184]) - SEARCH(&quot;qtdelta=&quot;;[.F184])-7)" office:value-type="string" office:string-value="31 |&gt;] |&gt;" calcext:value-type="string">
            <text:p>31 |&gt;] |&gt;</text:p>
          </table:table-cell>
          <table:table-cell table:formula="of:=LEFT([.G184];LEN([.G184])-7)" office:value-type="string" office:string-value="31" calcext:value-type="string">
            <text:p>31</text:p>
          </table:table-cell>
          <table:table-cell table:formula="of:=VALUE([.H184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184" calcext:value-type="float">
            <text:p>18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85];LEN([.B185]) - SEARCH(&quot;qtdelta=&quot;;[.B185])-7)" office:value-type="string" office:string-value="27 |&gt;" calcext:value-type="string">
            <text:p>27 |&gt;</text:p>
          </table:table-cell>
          <table:table-cell table:formula="of:=LEFT([.C185];LEN([.C185])-3)" office:value-type="string" office:string-value="27" calcext:value-type="string">
            <text:p>27</text:p>
          </table:table-cell>
          <table:table-cell table:formula="of:=VALUE([.D18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43 |&gt;] |&gt;</text:p>
          </table:table-cell>
          <table:table-cell table:formula="of:=RIGHT([.F185];LEN([.F185]) - SEARCH(&quot;qtdelta=&quot;;[.F185])-7)" office:value-type="string" office:string-value="43 |&gt;] |&gt;" calcext:value-type="string">
            <text:p>43 |&gt;] |&gt;</text:p>
          </table:table-cell>
          <table:table-cell table:formula="of:=LEFT([.G185];LEN([.G185])-7)" office:value-type="string" office:string-value="43" calcext:value-type="string">
            <text:p>43</text:p>
          </table:table-cell>
          <table:table-cell table:formula="of:=VALUE([.H185])" office:value-type="float" office:value="43" calcext:value-type="float">
            <text:p>4.30E+01</text:p>
          </table:table-cell>
        </table:table-row>
        <table:table-row table:style-name="ro1">
          <table:table-cell office:value-type="float" office:value="185" calcext:value-type="float">
            <text:p>185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86];LEN([.B186]) - SEARCH(&quot;qtdelta=&quot;;[.B186])-7)" office:value-type="string" office:string-value="28 |&gt;" calcext:value-type="string">
            <text:p>28 |&gt;</text:p>
          </table:table-cell>
          <table:table-cell table:formula="of:=LEFT([.C186];LEN([.C186])-3)" office:value-type="string" office:string-value="28" calcext:value-type="string">
            <text:p>28</text:p>
          </table:table-cell>
          <table:table-cell table:formula="of:=VALUE([.D186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52 |&gt;] |&gt;</text:p>
          </table:table-cell>
          <table:table-cell table:formula="of:=RIGHT([.F186];LEN([.F186]) - SEARCH(&quot;qtdelta=&quot;;[.F186])-7)" office:value-type="string" office:string-value="52 |&gt;] |&gt;" calcext:value-type="string">
            <text:p>52 |&gt;] |&gt;</text:p>
          </table:table-cell>
          <table:table-cell table:formula="of:=LEFT([.G186];LEN([.G186])-7)" office:value-type="string" office:string-value="52" calcext:value-type="string">
            <text:p>52</text:p>
          </table:table-cell>
          <table:table-cell table:formula="of:=VALUE([.H186])" office:value-type="float" office:value="52" calcext:value-type="float">
            <text:p>5.20E+01</text:p>
          </table:table-cell>
        </table:table-row>
        <table:table-row table:style-name="ro1">
          <table:table-cell office:value-type="float" office:value="186" calcext:value-type="float">
            <text:p>186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87];LEN([.B187]) - SEARCH(&quot;qtdelta=&quot;;[.B187])-7)" office:value-type="string" office:string-value="26 |&gt;" calcext:value-type="string">
            <text:p>26 |&gt;</text:p>
          </table:table-cell>
          <table:table-cell table:formula="of:=LEFT([.C187];LEN([.C187])-3)" office:value-type="string" office:string-value="26" calcext:value-type="string">
            <text:p>26</text:p>
          </table:table-cell>
          <table:table-cell table:formula="of:=VALUE([.D187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87];LEN([.F187]) - SEARCH(&quot;qtdelta=&quot;;[.F187])-7)" office:value-type="string" office:string-value="30 |&gt;] |&gt;" calcext:value-type="string">
            <text:p>30 |&gt;] |&gt;</text:p>
          </table:table-cell>
          <table:table-cell table:formula="of:=LEFT([.G187];LEN([.G187])-7)" office:value-type="string" office:string-value="30" calcext:value-type="string">
            <text:p>30</text:p>
          </table:table-cell>
          <table:table-cell table:formula="of:=VALUE([.H187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87" calcext:value-type="float">
            <text:p>187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88];LEN([.B188]) - SEARCH(&quot;qtdelta=&quot;;[.B188])-7)" office:value-type="string" office:string-value="27 |&gt;" calcext:value-type="string">
            <text:p>27 |&gt;</text:p>
          </table:table-cell>
          <table:table-cell table:formula="of:=LEFT([.C188];LEN([.C188])-3)" office:value-type="string" office:string-value="27" calcext:value-type="string">
            <text:p>27</text:p>
          </table:table-cell>
          <table:table-cell table:formula="of:=VALUE([.D188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188];LEN([.F188]) - SEARCH(&quot;qtdelta=&quot;;[.F188])-7)" office:value-type="string" office:string-value="36 |&gt;] |&gt;" calcext:value-type="string">
            <text:p>36 |&gt;] |&gt;</text:p>
          </table:table-cell>
          <table:table-cell table:formula="of:=LEFT([.G188];LEN([.G188])-7)" office:value-type="string" office:string-value="36" calcext:value-type="string">
            <text:p>36</text:p>
          </table:table-cell>
          <table:table-cell table:formula="of:=VALUE([.H188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188" calcext:value-type="float">
            <text:p>188.00</text:p>
          </table:table-cell>
          <table:table-cell office:value-type="string" calcext:value-type="string">
            <text:p>&lt;SwitchTrace <text:s/>swid=2 qdepth=0 qtdelta=362 |&gt;</text:p>
          </table:table-cell>
          <table:table-cell table:formula="of:=RIGHT([.B189];LEN([.B189]) - SEARCH(&quot;qtdelta=&quot;;[.B189])-7)" office:value-type="string" office:string-value="362 |&gt;" calcext:value-type="string">
            <text:p>362 |&gt;</text:p>
          </table:table-cell>
          <table:table-cell table:formula="of:=LEFT([.C189];LEN([.C189])-3)" office:value-type="string" office:string-value="362" calcext:value-type="string">
            <text:p>362</text:p>
          </table:table-cell>
          <table:table-cell table:formula="of:=VALUE([.D189])" office:value-type="float" office:value="362" calcext:value-type="float">
            <text:p>3.62E+02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89];LEN([.F189]) - SEARCH(&quot;qtdelta=&quot;;[.F189])-7)" office:value-type="string" office:string-value="30 |&gt;] |&gt;" calcext:value-type="string">
            <text:p>30 |&gt;] |&gt;</text:p>
          </table:table-cell>
          <table:table-cell table:formula="of:=LEFT([.G189];LEN([.G189])-7)" office:value-type="string" office:string-value="30" calcext:value-type="string">
            <text:p>30</text:p>
          </table:table-cell>
          <table:table-cell table:formula="of:=VALUE([.H189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89" calcext:value-type="float">
            <text:p>189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190];LEN([.B190]) - SEARCH(&quot;qtdelta=&quot;;[.B190])-7)" office:value-type="string" office:string-value="31 |&gt;" calcext:value-type="string">
            <text:p>31 |&gt;</text:p>
          </table:table-cell>
          <table:table-cell table:formula="of:=LEFT([.C190];LEN([.C190])-3)" office:value-type="string" office:string-value="31" calcext:value-type="string">
            <text:p>31</text:p>
          </table:table-cell>
          <table:table-cell table:formula="of:=VALUE([.D190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90];LEN([.F190]) - SEARCH(&quot;qtdelta=&quot;;[.F190])-7)" office:value-type="string" office:string-value="38 |&gt;] |&gt;" calcext:value-type="string">
            <text:p>38 |&gt;] |&gt;</text:p>
          </table:table-cell>
          <table:table-cell table:formula="of:=LEFT([.G190];LEN([.G190])-7)" office:value-type="string" office:string-value="38" calcext:value-type="string">
            <text:p>38</text:p>
          </table:table-cell>
          <table:table-cell table:formula="of:=VALUE([.H190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90" calcext:value-type="float">
            <text:p>190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191];LEN([.B191]) - SEARCH(&quot;qtdelta=&quot;;[.B191])-7)" office:value-type="string" office:string-value="26 |&gt;" calcext:value-type="string">
            <text:p>26 |&gt;</text:p>
          </table:table-cell>
          <table:table-cell table:formula="of:=LEFT([.C191];LEN([.C191])-3)" office:value-type="string" office:string-value="26" calcext:value-type="string">
            <text:p>26</text:p>
          </table:table-cell>
          <table:table-cell table:formula="of:=VALUE([.D191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91];LEN([.F191]) - SEARCH(&quot;qtdelta=&quot;;[.F191])-7)" office:value-type="string" office:string-value="34 |&gt;] |&gt;" calcext:value-type="string">
            <text:p>34 |&gt;] |&gt;</text:p>
          </table:table-cell>
          <table:table-cell table:formula="of:=LEFT([.G191];LEN([.G191])-7)" office:value-type="string" office:string-value="34" calcext:value-type="string">
            <text:p>34</text:p>
          </table:table-cell>
          <table:table-cell table:formula="of:=VALUE([.H191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91" calcext:value-type="float">
            <text:p>191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192];LEN([.B192]) - SEARCH(&quot;qtdelta=&quot;;[.B192])-7)" office:value-type="string" office:string-value="29 |&gt;" calcext:value-type="string">
            <text:p>29 |&gt;</text:p>
          </table:table-cell>
          <table:table-cell table:formula="of:=LEFT([.C192];LEN([.C192])-3)" office:value-type="string" office:string-value="29" calcext:value-type="string">
            <text:p>29</text:p>
          </table:table-cell>
          <table:table-cell table:formula="of:=VALUE([.D192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192];LEN([.F192]) - SEARCH(&quot;qtdelta=&quot;;[.F192])-7)" office:value-type="string" office:string-value="29 |&gt;] |&gt;" calcext:value-type="string">
            <text:p>29 |&gt;] |&gt;</text:p>
          </table:table-cell>
          <table:table-cell table:formula="of:=LEFT([.G192];LEN([.G192])-7)" office:value-type="string" office:string-value="29" calcext:value-type="string">
            <text:p>29</text:p>
          </table:table-cell>
          <table:table-cell table:formula="of:=VALUE([.H192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192" calcext:value-type="float">
            <text:p>192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193];LEN([.B193]) - SEARCH(&quot;qtdelta=&quot;;[.B193])-7)" office:value-type="string" office:string-value="28 |&gt;" calcext:value-type="string">
            <text:p>28 |&gt;</text:p>
          </table:table-cell>
          <table:table-cell table:formula="of:=LEFT([.C193];LEN([.C193])-3)" office:value-type="string" office:string-value="28" calcext:value-type="string">
            <text:p>28</text:p>
          </table:table-cell>
          <table:table-cell table:formula="of:=VALUE([.D193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193];LEN([.F193]) - SEARCH(&quot;qtdelta=&quot;;[.F193])-7)" office:value-type="string" office:string-value="38 |&gt;] |&gt;" calcext:value-type="string">
            <text:p>38 |&gt;] |&gt;</text:p>
          </table:table-cell>
          <table:table-cell table:formula="of:=LEFT([.G193];LEN([.G193])-7)" office:value-type="string" office:string-value="38" calcext:value-type="string">
            <text:p>38</text:p>
          </table:table-cell>
          <table:table-cell table:formula="of:=VALUE([.H193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193" calcext:value-type="float">
            <text:p>193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94];LEN([.B194]) - SEARCH(&quot;qtdelta=&quot;;[.B194])-7)" office:value-type="string" office:string-value="27 |&gt;" calcext:value-type="string">
            <text:p>27 |&gt;</text:p>
          </table:table-cell>
          <table:table-cell table:formula="of:=LEFT([.C194];LEN([.C194])-3)" office:value-type="string" office:string-value="27" calcext:value-type="string">
            <text:p>27</text:p>
          </table:table-cell>
          <table:table-cell table:formula="of:=VALUE([.D194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194];LEN([.F194]) - SEARCH(&quot;qtdelta=&quot;;[.F194])-7)" office:value-type="string" office:string-value="30 |&gt;] |&gt;" calcext:value-type="string">
            <text:p>30 |&gt;] |&gt;</text:p>
          </table:table-cell>
          <table:table-cell table:formula="of:=LEFT([.G194];LEN([.G194])-7)" office:value-type="string" office:string-value="30" calcext:value-type="string">
            <text:p>30</text:p>
          </table:table-cell>
          <table:table-cell table:formula="of:=VALUE([.H194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194" calcext:value-type="float">
            <text:p>194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95];LEN([.B195]) - SEARCH(&quot;qtdelta=&quot;;[.B195])-7)" office:value-type="string" office:string-value="27 |&gt;" calcext:value-type="string">
            <text:p>27 |&gt;</text:p>
          </table:table-cell>
          <table:table-cell table:formula="of:=LEFT([.C195];LEN([.C195])-3)" office:value-type="string" office:string-value="27" calcext:value-type="string">
            <text:p>27</text:p>
          </table:table-cell>
          <table:table-cell table:formula="of:=VALUE([.D195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195];LEN([.F195]) - SEARCH(&quot;qtdelta=&quot;;[.F195])-7)" office:value-type="string" office:string-value="34 |&gt;] |&gt;" calcext:value-type="string">
            <text:p>34 |&gt;] |&gt;</text:p>
          </table:table-cell>
          <table:table-cell table:formula="of:=LEFT([.G195];LEN([.G195])-7)" office:value-type="string" office:string-value="34" calcext:value-type="string">
            <text:p>34</text:p>
          </table:table-cell>
          <table:table-cell table:formula="of:=VALUE([.H195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195" calcext:value-type="float">
            <text:p>195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96];LEN([.B196]) - SEARCH(&quot;qtdelta=&quot;;[.B196])-7)" office:value-type="string" office:string-value="32 |&gt;" calcext:value-type="string">
            <text:p>32 |&gt;</text:p>
          </table:table-cell>
          <table:table-cell table:formula="of:=LEFT([.C196];LEN([.C196])-3)" office:value-type="string" office:string-value="32" calcext:value-type="string">
            <text:p>32</text:p>
          </table:table-cell>
          <table:table-cell table:formula="of:=VALUE([.D196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42 |&gt;] |&gt;</text:p>
          </table:table-cell>
          <table:table-cell table:formula="of:=RIGHT([.F196];LEN([.F196]) - SEARCH(&quot;qtdelta=&quot;;[.F196])-7)" office:value-type="string" office:string-value="42 |&gt;] |&gt;" calcext:value-type="string">
            <text:p>42 |&gt;] |&gt;</text:p>
          </table:table-cell>
          <table:table-cell table:formula="of:=LEFT([.G196];LEN([.G196])-7)" office:value-type="string" office:string-value="42" calcext:value-type="string">
            <text:p>42</text:p>
          </table:table-cell>
          <table:table-cell table:formula="of:=VALUE([.H196])" office:value-type="float" office:value="42" calcext:value-type="float">
            <text:p>4.20E+01</text:p>
          </table:table-cell>
        </table:table-row>
        <table:table-row table:style-name="ro1">
          <table:table-cell office:value-type="float" office:value="196" calcext:value-type="float">
            <text:p>196.00</text:p>
          </table:table-cell>
          <table:table-cell office:value-type="string" calcext:value-type="string">
            <text:p>&lt;SwitchTrace <text:s/>swid=2 qdepth=0 qtdelta=38 |&gt;</text:p>
          </table:table-cell>
          <table:table-cell table:formula="of:=RIGHT([.B197];LEN([.B197]) - SEARCH(&quot;qtdelta=&quot;;[.B197])-7)" office:value-type="string" office:string-value="38 |&gt;" calcext:value-type="string">
            <text:p>38 |&gt;</text:p>
          </table:table-cell>
          <table:table-cell table:formula="of:=LEFT([.C197];LEN([.C197])-3)" office:value-type="string" office:string-value="38" calcext:value-type="string">
            <text:p>38</text:p>
          </table:table-cell>
          <table:table-cell table:formula="of:=VALUE([.D197])" office:value-type="float" office:value="38" calcext:value-type="float">
            <text:p>3.80E+01</text:p>
          </table:table-cell>
          <table:table-cell office:value-type="string" calcext:value-type="string">
            <text:p><text:s/>&lt;SwitchTrace <text:s/>swid=1 qdepth=0 qtdelta=118 |&gt;] |&gt;</text:p>
          </table:table-cell>
          <table:table-cell table:formula="of:=RIGHT([.F197];LEN([.F197]) - SEARCH(&quot;qtdelta=&quot;;[.F197])-7)" office:value-type="string" office:string-value="118 |&gt;] |&gt;" calcext:value-type="string">
            <text:p>118 |&gt;] |&gt;</text:p>
          </table:table-cell>
          <table:table-cell table:formula="of:=LEFT([.G197];LEN([.G197])-7)" office:value-type="string" office:string-value="118" calcext:value-type="string">
            <text:p>118</text:p>
          </table:table-cell>
          <table:table-cell table:formula="of:=VALUE([.H197])" office:value-type="float" office:value="118" calcext:value-type="float">
            <text:p>1.18E+02</text:p>
          </table:table-cell>
        </table:table-row>
        <table:table-row table:style-name="ro1">
          <table:table-cell office:value-type="float" office:value="197" calcext:value-type="float">
            <text:p>197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198];LEN([.B198]) - SEARCH(&quot;qtdelta=&quot;;[.B198])-7)" office:value-type="string" office:string-value="32 |&gt;" calcext:value-type="string">
            <text:p>32 |&gt;</text:p>
          </table:table-cell>
          <table:table-cell table:formula="of:=LEFT([.C198];LEN([.C198])-3)" office:value-type="string" office:string-value="32" calcext:value-type="string">
            <text:p>32</text:p>
          </table:table-cell>
          <table:table-cell table:formula="of:=VALUE([.D198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67 |&gt;] |&gt;</text:p>
          </table:table-cell>
          <table:table-cell table:formula="of:=RIGHT([.F198];LEN([.F198]) - SEARCH(&quot;qtdelta=&quot;;[.F198])-7)" office:value-type="string" office:string-value="67 |&gt;] |&gt;" calcext:value-type="string">
            <text:p>67 |&gt;] |&gt;</text:p>
          </table:table-cell>
          <table:table-cell table:formula="of:=LEFT([.G198];LEN([.G198])-7)" office:value-type="string" office:string-value="67" calcext:value-type="string">
            <text:p>67</text:p>
          </table:table-cell>
          <table:table-cell table:formula="of:=VALUE([.H198])" office:value-type="float" office:value="67" calcext:value-type="float">
            <text:p>6.70E+01</text:p>
          </table:table-cell>
        </table:table-row>
        <table:table-row table:style-name="ro1">
          <table:table-cell office:value-type="float" office:value="198" calcext:value-type="float">
            <text:p>198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199];LEN([.B199]) - SEARCH(&quot;qtdelta=&quot;;[.B199])-7)" office:value-type="string" office:string-value="27 |&gt;" calcext:value-type="string">
            <text:p>27 |&gt;</text:p>
          </table:table-cell>
          <table:table-cell table:formula="of:=LEFT([.C199];LEN([.C199])-3)" office:value-type="string" office:string-value="27" calcext:value-type="string">
            <text:p>27</text:p>
          </table:table-cell>
          <table:table-cell table:formula="of:=VALUE([.D199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199];LEN([.F199]) - SEARCH(&quot;qtdelta=&quot;;[.F199])-7)" office:value-type="string" office:string-value="39 |&gt;] |&gt;" calcext:value-type="string">
            <text:p>39 |&gt;] |&gt;</text:p>
          </table:table-cell>
          <table:table-cell table:formula="of:=LEFT([.G199];LEN([.G199])-7)" office:value-type="string" office:string-value="39" calcext:value-type="string">
            <text:p>39</text:p>
          </table:table-cell>
          <table:table-cell table:formula="of:=VALUE([.H199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199" calcext:value-type="float">
            <text:p>199.00</text:p>
          </table:table-cell>
          <table:table-cell office:value-type="string" calcext:value-type="string">
            <text:p>&lt;SwitchTrace <text:s/>swid=2 qdepth=0 qtdelta=45 |&gt;</text:p>
          </table:table-cell>
          <table:table-cell table:formula="of:=RIGHT([.B200];LEN([.B200]) - SEARCH(&quot;qtdelta=&quot;;[.B200])-7)" office:value-type="string" office:string-value="45 |&gt;" calcext:value-type="string">
            <text:p>45 |&gt;</text:p>
          </table:table-cell>
          <table:table-cell table:formula="of:=LEFT([.C200];LEN([.C200])-3)" office:value-type="string" office:string-value="45" calcext:value-type="string">
            <text:p>45</text:p>
          </table:table-cell>
          <table:table-cell table:formula="of:=VALUE([.D200])" office:value-type="float" office:value="45" calcext:value-type="float">
            <text:p>4.5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200];LEN([.F200]) - SEARCH(&quot;qtdelta=&quot;;[.F200])-7)" office:value-type="string" office:string-value="31 |&gt;] |&gt;" calcext:value-type="string">
            <text:p>31 |&gt;] |&gt;</text:p>
          </table:table-cell>
          <table:table-cell table:formula="of:=LEFT([.G200];LEN([.G200])-7)" office:value-type="string" office:string-value="31" calcext:value-type="string">
            <text:p>31</text:p>
          </table:table-cell>
          <table:table-cell table:formula="of:=VALUE([.H200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200" calcext:value-type="float">
            <text:p>200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201];LEN([.B201]) - SEARCH(&quot;qtdelta=&quot;;[.B201])-7)" office:value-type="string" office:string-value="36 |&gt;" calcext:value-type="string">
            <text:p>36 |&gt;</text:p>
          </table:table-cell>
          <table:table-cell table:formula="of:=LEFT([.C201];LEN([.C201])-3)" office:value-type="string" office:string-value="36" calcext:value-type="string">
            <text:p>36</text:p>
          </table:table-cell>
          <table:table-cell table:formula="of:=VALUE([.D201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0 qtdelta=38 |&gt;] |&gt;</text:p>
          </table:table-cell>
          <table:table-cell table:formula="of:=RIGHT([.F201];LEN([.F201]) - SEARCH(&quot;qtdelta=&quot;;[.F201])-7)" office:value-type="string" office:string-value="38 |&gt;] |&gt;" calcext:value-type="string">
            <text:p>38 |&gt;] |&gt;</text:p>
          </table:table-cell>
          <table:table-cell table:formula="of:=LEFT([.G201];LEN([.G201])-7)" office:value-type="string" office:string-value="38" calcext:value-type="string">
            <text:p>38</text:p>
          </table:table-cell>
          <table:table-cell table:formula="of:=VALUE([.H201])" office:value-type="float" office:value="38" calcext:value-type="float">
            <text:p>3.80E+01</text:p>
          </table:table-cell>
        </table:table-row>
        <table:table-row table:style-name="ro1">
          <table:table-cell office:value-type="float" office:value="201" calcext:value-type="float">
            <text:p>201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202];LEN([.B202]) - SEARCH(&quot;qtdelta=&quot;;[.B202])-7)" office:value-type="string" office:string-value="34 |&gt;" calcext:value-type="string">
            <text:p>34 |&gt;</text:p>
          </table:table-cell>
          <table:table-cell table:formula="of:=LEFT([.C202];LEN([.C202])-3)" office:value-type="string" office:string-value="34" calcext:value-type="string">
            <text:p>34</text:p>
          </table:table-cell>
          <table:table-cell table:formula="of:=VALUE([.D202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02];LEN([.F202]) - SEARCH(&quot;qtdelta=&quot;;[.F202])-7)" office:value-type="string" office:string-value="34 |&gt;] |&gt;" calcext:value-type="string">
            <text:p>34 |&gt;] |&gt;</text:p>
          </table:table-cell>
          <table:table-cell table:formula="of:=LEFT([.G202];LEN([.G202])-7)" office:value-type="string" office:string-value="34" calcext:value-type="string">
            <text:p>34</text:p>
          </table:table-cell>
          <table:table-cell table:formula="of:=VALUE([.H202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02" calcext:value-type="float">
            <text:p>202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03];LEN([.B203]) - SEARCH(&quot;qtdelta=&quot;;[.B203])-7)" office:value-type="string" office:string-value="32 |&gt;" calcext:value-type="string">
            <text:p>32 |&gt;</text:p>
          </table:table-cell>
          <table:table-cell table:formula="of:=LEFT([.C203];LEN([.C203])-3)" office:value-type="string" office:string-value="32" calcext:value-type="string">
            <text:p>32</text:p>
          </table:table-cell>
          <table:table-cell table:formula="of:=VALUE([.D203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03];LEN([.F203]) - SEARCH(&quot;qtdelta=&quot;;[.F203])-7)" office:value-type="string" office:string-value="35 |&gt;] |&gt;" calcext:value-type="string">
            <text:p>35 |&gt;] |&gt;</text:p>
          </table:table-cell>
          <table:table-cell table:formula="of:=LEFT([.G203];LEN([.G203])-7)" office:value-type="string" office:string-value="35" calcext:value-type="string">
            <text:p>35</text:p>
          </table:table-cell>
          <table:table-cell table:formula="of:=VALUE([.H203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03" calcext:value-type="float">
            <text:p>203.00</text:p>
          </table:table-cell>
          <table:table-cell office:value-type="string" calcext:value-type="string">
            <text:p>&lt;SwitchTrace <text:s/>swid=2 qdepth=0 qtdelta=155 |&gt;</text:p>
          </table:table-cell>
          <table:table-cell table:formula="of:=RIGHT([.B204];LEN([.B204]) - SEARCH(&quot;qtdelta=&quot;;[.B204])-7)" office:value-type="string" office:string-value="155 |&gt;" calcext:value-type="string">
            <text:p>155 |&gt;</text:p>
          </table:table-cell>
          <table:table-cell table:formula="of:=LEFT([.C204];LEN([.C204])-3)" office:value-type="string" office:string-value="155" calcext:value-type="string">
            <text:p>155</text:p>
          </table:table-cell>
          <table:table-cell table:formula="of:=VALUE([.D204])" office:value-type="float" office:value="155" calcext:value-type="float">
            <text:p>1.55E+02</text:p>
          </table:table-cell>
          <table:table-cell office:value-type="string" calcext:value-type="string">
            <text:p><text:s/>&lt;SwitchTrace <text:s/>swid=1 qdepth=0 qtdelta=39 |&gt;] |&gt;</text:p>
          </table:table-cell>
          <table:table-cell table:formula="of:=RIGHT([.F204];LEN([.F204]) - SEARCH(&quot;qtdelta=&quot;;[.F204])-7)" office:value-type="string" office:string-value="39 |&gt;] |&gt;" calcext:value-type="string">
            <text:p>39 |&gt;] |&gt;</text:p>
          </table:table-cell>
          <table:table-cell table:formula="of:=LEFT([.G204];LEN([.G204])-7)" office:value-type="string" office:string-value="39" calcext:value-type="string">
            <text:p>39</text:p>
          </table:table-cell>
          <table:table-cell table:formula="of:=VALUE([.H204])" office:value-type="float" office:value="39" calcext:value-type="float">
            <text:p>3.90E+01</text:p>
          </table:table-cell>
        </table:table-row>
        <table:table-row table:style-name="ro1">
          <table:table-cell office:value-type="float" office:value="204" calcext:value-type="float">
            <text:p>204.00</text:p>
          </table:table-cell>
          <table:table-cell office:value-type="string" calcext:value-type="string">
            <text:p>&lt;SwitchTrace <text:s/>swid=2 qdepth=0 qtdelta=35 |&gt;</text:p>
          </table:table-cell>
          <table:table-cell table:formula="of:=RIGHT([.B205];LEN([.B205]) - SEARCH(&quot;qtdelta=&quot;;[.B205])-7)" office:value-type="string" office:string-value="35 |&gt;" calcext:value-type="string">
            <text:p>35 |&gt;</text:p>
          </table:table-cell>
          <table:table-cell table:formula="of:=LEFT([.C205];LEN([.C205])-3)" office:value-type="string" office:string-value="35" calcext:value-type="string">
            <text:p>35</text:p>
          </table:table-cell>
          <table:table-cell table:formula="of:=VALUE([.D205])" office:value-type="float" office:value="35" calcext:value-type="float">
            <text:p>3.5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05];LEN([.F205]) - SEARCH(&quot;qtdelta=&quot;;[.F205])-7)" office:value-type="string" office:string-value="35 |&gt;] |&gt;" calcext:value-type="string">
            <text:p>35 |&gt;] |&gt;</text:p>
          </table:table-cell>
          <table:table-cell table:formula="of:=LEFT([.G205];LEN([.G205])-7)" office:value-type="string" office:string-value="35" calcext:value-type="string">
            <text:p>35</text:p>
          </table:table-cell>
          <table:table-cell table:formula="of:=VALUE([.H205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05" calcext:value-type="float">
            <text:p>205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06];LEN([.B206]) - SEARCH(&quot;qtdelta=&quot;;[.B206])-7)" office:value-type="string" office:string-value="27 |&gt;" calcext:value-type="string">
            <text:p>27 |&gt;</text:p>
          </table:table-cell>
          <table:table-cell table:formula="of:=LEFT([.C206];LEN([.C206])-3)" office:value-type="string" office:string-value="27" calcext:value-type="string">
            <text:p>27</text:p>
          </table:table-cell>
          <table:table-cell table:formula="of:=VALUE([.D206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06];LEN([.F206]) - SEARCH(&quot;qtdelta=&quot;;[.F206])-7)" office:value-type="string" office:string-value="33 |&gt;] |&gt;" calcext:value-type="string">
            <text:p>33 |&gt;] |&gt;</text:p>
          </table:table-cell>
          <table:table-cell table:formula="of:=LEFT([.G206];LEN([.G206])-7)" office:value-type="string" office:string-value="33" calcext:value-type="string">
            <text:p>33</text:p>
          </table:table-cell>
          <table:table-cell table:formula="of:=VALUE([.H206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06" calcext:value-type="float">
            <text:p>206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07];LEN([.B207]) - SEARCH(&quot;qtdelta=&quot;;[.B207])-7)" office:value-type="string" office:string-value="33 |&gt;" calcext:value-type="string">
            <text:p>33 |&gt;</text:p>
          </table:table-cell>
          <table:table-cell table:formula="of:=LEFT([.C207];LEN([.C207])-3)" office:value-type="string" office:string-value="33" calcext:value-type="string">
            <text:p>33</text:p>
          </table:table-cell>
          <table:table-cell table:formula="of:=VALUE([.D207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07];LEN([.F207]) - SEARCH(&quot;qtdelta=&quot;;[.F207])-7)" office:value-type="string" office:string-value="34 |&gt;] |&gt;" calcext:value-type="string">
            <text:p>34 |&gt;] |&gt;</text:p>
          </table:table-cell>
          <table:table-cell table:formula="of:=LEFT([.G207];LEN([.G207])-7)" office:value-type="string" office:string-value="34" calcext:value-type="string">
            <text:p>34</text:p>
          </table:table-cell>
          <table:table-cell table:formula="of:=VALUE([.H207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07" calcext:value-type="float">
            <text:p>207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08];LEN([.B208]) - SEARCH(&quot;qtdelta=&quot;;[.B208])-7)" office:value-type="string" office:string-value="28 |&gt;" calcext:value-type="string">
            <text:p>28 |&gt;</text:p>
          </table:table-cell>
          <table:table-cell table:formula="of:=LEFT([.C208];LEN([.C208])-3)" office:value-type="string" office:string-value="28" calcext:value-type="string">
            <text:p>28</text:p>
          </table:table-cell>
          <table:table-cell table:formula="of:=VALUE([.D208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08];LEN([.F208]) - SEARCH(&quot;qtdelta=&quot;;[.F208])-7)" office:value-type="string" office:string-value="34 |&gt;] |&gt;" calcext:value-type="string">
            <text:p>34 |&gt;] |&gt;</text:p>
          </table:table-cell>
          <table:table-cell table:formula="of:=LEFT([.G208];LEN([.G208])-7)" office:value-type="string" office:string-value="34" calcext:value-type="string">
            <text:p>34</text:p>
          </table:table-cell>
          <table:table-cell table:formula="of:=VALUE([.H208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08" calcext:value-type="float">
            <text:p>208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09];LEN([.B209]) - SEARCH(&quot;qtdelta=&quot;;[.B209])-7)" office:value-type="string" office:string-value="32 |&gt;" calcext:value-type="string">
            <text:p>32 |&gt;</text:p>
          </table:table-cell>
          <table:table-cell table:formula="of:=LEFT([.C209];LEN([.C209])-3)" office:value-type="string" office:string-value="32" calcext:value-type="string">
            <text:p>32</text:p>
          </table:table-cell>
          <table:table-cell table:formula="of:=VALUE([.D209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209];LEN([.F209]) - SEARCH(&quot;qtdelta=&quot;;[.F209])-7)" office:value-type="string" office:string-value="31 |&gt;] |&gt;" calcext:value-type="string">
            <text:p>31 |&gt;] |&gt;</text:p>
          </table:table-cell>
          <table:table-cell table:formula="of:=LEFT([.G209];LEN([.G209])-7)" office:value-type="string" office:string-value="31" calcext:value-type="string">
            <text:p>31</text:p>
          </table:table-cell>
          <table:table-cell table:formula="of:=VALUE([.H209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209" calcext:value-type="float">
            <text:p>209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210];LEN([.B210]) - SEARCH(&quot;qtdelta=&quot;;[.B210])-7)" office:value-type="string" office:string-value="29 |&gt;" calcext:value-type="string">
            <text:p>29 |&gt;</text:p>
          </table:table-cell>
          <table:table-cell table:formula="of:=LEFT([.C210];LEN([.C210])-3)" office:value-type="string" office:string-value="29" calcext:value-type="string">
            <text:p>29</text:p>
          </table:table-cell>
          <table:table-cell table:formula="of:=VALUE([.D210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10];LEN([.F210]) - SEARCH(&quot;qtdelta=&quot;;[.F210])-7)" office:value-type="string" office:string-value="34 |&gt;] |&gt;" calcext:value-type="string">
            <text:p>34 |&gt;] |&gt;</text:p>
          </table:table-cell>
          <table:table-cell table:formula="of:=LEFT([.G210];LEN([.G210])-7)" office:value-type="string" office:string-value="34" calcext:value-type="string">
            <text:p>34</text:p>
          </table:table-cell>
          <table:table-cell table:formula="of:=VALUE([.H210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10" calcext:value-type="float">
            <text:p>210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11];LEN([.B211]) - SEARCH(&quot;qtdelta=&quot;;[.B211])-7)" office:value-type="string" office:string-value="32 |&gt;" calcext:value-type="string">
            <text:p>32 |&gt;</text:p>
          </table:table-cell>
          <table:table-cell table:formula="of:=LEFT([.C211];LEN([.C211])-3)" office:value-type="string" office:string-value="32" calcext:value-type="string">
            <text:p>32</text:p>
          </table:table-cell>
          <table:table-cell table:formula="of:=VALUE([.D211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11];LEN([.F211]) - SEARCH(&quot;qtdelta=&quot;;[.F211])-7)" office:value-type="string" office:string-value="35 |&gt;] |&gt;" calcext:value-type="string">
            <text:p>35 |&gt;] |&gt;</text:p>
          </table:table-cell>
          <table:table-cell table:formula="of:=LEFT([.G211];LEN([.G211])-7)" office:value-type="string" office:string-value="35" calcext:value-type="string">
            <text:p>35</text:p>
          </table:table-cell>
          <table:table-cell table:formula="of:=VALUE([.H211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11" calcext:value-type="float">
            <text:p>211.00</text:p>
          </table:table-cell>
          <table:table-cell office:value-type="string" calcext:value-type="string">
            <text:p>&lt;SwitchTrace <text:s/>swid=2 qdepth=0 qtdelta=30 |&gt;</text:p>
          </table:table-cell>
          <table:table-cell table:formula="of:=RIGHT([.B212];LEN([.B212]) - SEARCH(&quot;qtdelta=&quot;;[.B212])-7)" office:value-type="string" office:string-value="30 |&gt;" calcext:value-type="string">
            <text:p>30 |&gt;</text:p>
          </table:table-cell>
          <table:table-cell table:formula="of:=LEFT([.C212];LEN([.C212])-3)" office:value-type="string" office:string-value="30" calcext:value-type="string">
            <text:p>30</text:p>
          </table:table-cell>
          <table:table-cell table:formula="of:=VALUE([.D212])" office:value-type="float" office:value="30" calcext:value-type="float">
            <text:p>3.0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12];LEN([.F212]) - SEARCH(&quot;qtdelta=&quot;;[.F212])-7)" office:value-type="string" office:string-value="35 |&gt;] |&gt;" calcext:value-type="string">
            <text:p>35 |&gt;] |&gt;</text:p>
          </table:table-cell>
          <table:table-cell table:formula="of:=LEFT([.G212];LEN([.G212])-7)" office:value-type="string" office:string-value="35" calcext:value-type="string">
            <text:p>35</text:p>
          </table:table-cell>
          <table:table-cell table:formula="of:=VALUE([.H212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12" calcext:value-type="float">
            <text:p>212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213];LEN([.B213]) - SEARCH(&quot;qtdelta=&quot;;[.B213])-7)" office:value-type="string" office:string-value="29 |&gt;" calcext:value-type="string">
            <text:p>29 |&gt;</text:p>
          </table:table-cell>
          <table:table-cell table:formula="of:=LEFT([.C213];LEN([.C213])-3)" office:value-type="string" office:string-value="29" calcext:value-type="string">
            <text:p>29</text:p>
          </table:table-cell>
          <table:table-cell table:formula="of:=VALUE([.D213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31 |&gt;] |&gt;</text:p>
          </table:table-cell>
          <table:table-cell table:formula="of:=RIGHT([.F213];LEN([.F213]) - SEARCH(&quot;qtdelta=&quot;;[.F213])-7)" office:value-type="string" office:string-value="31 |&gt;] |&gt;" calcext:value-type="string">
            <text:p>31 |&gt;] |&gt;</text:p>
          </table:table-cell>
          <table:table-cell table:formula="of:=LEFT([.G213];LEN([.G213])-7)" office:value-type="string" office:string-value="31" calcext:value-type="string">
            <text:p>31</text:p>
          </table:table-cell>
          <table:table-cell table:formula="of:=VALUE([.H213])" office:value-type="float" office:value="31" calcext:value-type="float">
            <text:p>3.10E+01</text:p>
          </table:table-cell>
        </table:table-row>
        <table:table-row table:style-name="ro1">
          <table:table-cell office:value-type="float" office:value="213" calcext:value-type="float">
            <text:p>213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214];LEN([.B214]) - SEARCH(&quot;qtdelta=&quot;;[.B214])-7)" office:value-type="string" office:string-value="26 |&gt;" calcext:value-type="string">
            <text:p>26 |&gt;</text:p>
          </table:table-cell>
          <table:table-cell table:formula="of:=LEFT([.C214];LEN([.C214])-3)" office:value-type="string" office:string-value="26" calcext:value-type="string">
            <text:p>26</text:p>
          </table:table-cell>
          <table:table-cell table:formula="of:=VALUE([.D214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214];LEN([.F214]) - SEARCH(&quot;qtdelta=&quot;;[.F214])-7)" office:value-type="string" office:string-value="28 |&gt;] |&gt;" calcext:value-type="string">
            <text:p>28 |&gt;] |&gt;</text:p>
          </table:table-cell>
          <table:table-cell table:formula="of:=LEFT([.G214];LEN([.G214])-7)" office:value-type="string" office:string-value="28" calcext:value-type="string">
            <text:p>28</text:p>
          </table:table-cell>
          <table:table-cell table:formula="of:=VALUE([.H214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214" calcext:value-type="float">
            <text:p>214.00</text:p>
          </table:table-cell>
          <table:table-cell office:value-type="string" calcext:value-type="string">
            <text:p>&lt;SwitchTrace <text:s/>swid=2 qdepth=0 qtdelta=31 |&gt;</text:p>
          </table:table-cell>
          <table:table-cell table:formula="of:=RIGHT([.B215];LEN([.B215]) - SEARCH(&quot;qtdelta=&quot;;[.B215])-7)" office:value-type="string" office:string-value="31 |&gt;" calcext:value-type="string">
            <text:p>31 |&gt;</text:p>
          </table:table-cell>
          <table:table-cell table:formula="of:=LEFT([.C215];LEN([.C215])-3)" office:value-type="string" office:string-value="31" calcext:value-type="string">
            <text:p>31</text:p>
          </table:table-cell>
          <table:table-cell table:formula="of:=VALUE([.D215])" office:value-type="float" office:value="31" calcext:value-type="float">
            <text:p>3.10E+01</text:p>
          </table:table-cell>
          <table:table-cell office:value-type="string" calcext:value-type="string">
            <text:p><text:s/>&lt;SwitchTrace <text:s/>swid=1 qdepth=0 qtdelta=84 |&gt;] |&gt;</text:p>
          </table:table-cell>
          <table:table-cell table:formula="of:=RIGHT([.F215];LEN([.F215]) - SEARCH(&quot;qtdelta=&quot;;[.F215])-7)" office:value-type="string" office:string-value="84 |&gt;] |&gt;" calcext:value-type="string">
            <text:p>84 |&gt;] |&gt;</text:p>
          </table:table-cell>
          <table:table-cell table:formula="of:=LEFT([.G215];LEN([.G215])-7)" office:value-type="string" office:string-value="84" calcext:value-type="string">
            <text:p>84</text:p>
          </table:table-cell>
          <table:table-cell table:formula="of:=VALUE([.H215])" office:value-type="float" office:value="84" calcext:value-type="float">
            <text:p>8.40E+01</text:p>
          </table:table-cell>
        </table:table-row>
        <table:table-row table:style-name="ro1">
          <table:table-cell office:value-type="float" office:value="215" calcext:value-type="float">
            <text:p>215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216];LEN([.B216]) - SEARCH(&quot;qtdelta=&quot;;[.B216])-7)" office:value-type="string" office:string-value="29 |&gt;" calcext:value-type="string">
            <text:p>29 |&gt;</text:p>
          </table:table-cell>
          <table:table-cell table:formula="of:=LEFT([.C216];LEN([.C216])-3)" office:value-type="string" office:string-value="29" calcext:value-type="string">
            <text:p>29</text:p>
          </table:table-cell>
          <table:table-cell table:formula="of:=VALUE([.D216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216];LEN([.F216]) - SEARCH(&quot;qtdelta=&quot;;[.F216])-7)" office:value-type="string" office:string-value="28 |&gt;] |&gt;" calcext:value-type="string">
            <text:p>28 |&gt;] |&gt;</text:p>
          </table:table-cell>
          <table:table-cell table:formula="of:=LEFT([.G216];LEN([.G216])-7)" office:value-type="string" office:string-value="28" calcext:value-type="string">
            <text:p>28</text:p>
          </table:table-cell>
          <table:table-cell table:formula="of:=VALUE([.H216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216" calcext:value-type="float">
            <text:p>216.00</text:p>
          </table:table-cell>
          <table:table-cell office:value-type="string" calcext:value-type="string">
            <text:p>&lt;SwitchTrace <text:s/>swid=2 qdepth=0 qtdelta=34 |&gt;</text:p>
          </table:table-cell>
          <table:table-cell table:formula="of:=RIGHT([.B217];LEN([.B217]) - SEARCH(&quot;qtdelta=&quot;;[.B217])-7)" office:value-type="string" office:string-value="34 |&gt;" calcext:value-type="string">
            <text:p>34 |&gt;</text:p>
          </table:table-cell>
          <table:table-cell table:formula="of:=LEFT([.C217];LEN([.C217])-3)" office:value-type="string" office:string-value="34" calcext:value-type="string">
            <text:p>34</text:p>
          </table:table-cell>
          <table:table-cell table:formula="of:=VALUE([.D217])" office:value-type="float" office:value="34" calcext:value-type="float">
            <text:p>3.40E+01</text:p>
          </table:table-cell>
          <table:table-cell office:value-type="string" calcext:value-type="string">
            <text:p><text:s/>&lt;SwitchTrace <text:s/>swid=1 qdepth=0 qtdelta=46 |&gt;] |&gt;</text:p>
          </table:table-cell>
          <table:table-cell table:formula="of:=RIGHT([.F217];LEN([.F217]) - SEARCH(&quot;qtdelta=&quot;;[.F217])-7)" office:value-type="string" office:string-value="46 |&gt;] |&gt;" calcext:value-type="string">
            <text:p>46 |&gt;] |&gt;</text:p>
          </table:table-cell>
          <table:table-cell table:formula="of:=LEFT([.G217];LEN([.G217])-7)" office:value-type="string" office:string-value="46" calcext:value-type="string">
            <text:p>46</text:p>
          </table:table-cell>
          <table:table-cell table:formula="of:=VALUE([.H217])" office:value-type="float" office:value="46" calcext:value-type="float">
            <text:p>4.60E+01</text:p>
          </table:table-cell>
        </table:table-row>
        <table:table-row table:style-name="ro1">
          <table:table-cell office:value-type="float" office:value="217" calcext:value-type="float">
            <text:p>217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18];LEN([.B218]) - SEARCH(&quot;qtdelta=&quot;;[.B218])-7)" office:value-type="string" office:string-value="33 |&gt;" calcext:value-type="string">
            <text:p>33 |&gt;</text:p>
          </table:table-cell>
          <table:table-cell table:formula="of:=LEFT([.C218];LEN([.C218])-3)" office:value-type="string" office:string-value="33" calcext:value-type="string">
            <text:p>33</text:p>
          </table:table-cell>
          <table:table-cell table:formula="of:=VALUE([.D218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218];LEN([.F218]) - SEARCH(&quot;qtdelta=&quot;;[.F218])-7)" office:value-type="string" office:string-value="36 |&gt;] |&gt;" calcext:value-type="string">
            <text:p>36 |&gt;] |&gt;</text:p>
          </table:table-cell>
          <table:table-cell table:formula="of:=LEFT([.G218];LEN([.G218])-7)" office:value-type="string" office:string-value="36" calcext:value-type="string">
            <text:p>36</text:p>
          </table:table-cell>
          <table:table-cell table:formula="of:=VALUE([.H218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218" calcext:value-type="float">
            <text:p>218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19];LEN([.B219]) - SEARCH(&quot;qtdelta=&quot;;[.B219])-7)" office:value-type="string" office:string-value="28 |&gt;" calcext:value-type="string">
            <text:p>28 |&gt;</text:p>
          </table:table-cell>
          <table:table-cell table:formula="of:=LEFT([.C219];LEN([.C219])-3)" office:value-type="string" office:string-value="28" calcext:value-type="string">
            <text:p>28</text:p>
          </table:table-cell>
          <table:table-cell table:formula="of:=VALUE([.D219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19];LEN([.F219]) - SEARCH(&quot;qtdelta=&quot;;[.F219])-7)" office:value-type="string" office:string-value="35 |&gt;] |&gt;" calcext:value-type="string">
            <text:p>35 |&gt;] |&gt;</text:p>
          </table:table-cell>
          <table:table-cell table:formula="of:=LEFT([.G219];LEN([.G219])-7)" office:value-type="string" office:string-value="35" calcext:value-type="string">
            <text:p>35</text:p>
          </table:table-cell>
          <table:table-cell table:formula="of:=VALUE([.H219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19" calcext:value-type="float">
            <text:p>219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220];LEN([.B220]) - SEARCH(&quot;qtdelta=&quot;;[.B220])-7)" office:value-type="string" office:string-value="29 |&gt;" calcext:value-type="string">
            <text:p>29 |&gt;</text:p>
          </table:table-cell>
          <table:table-cell table:formula="of:=LEFT([.C220];LEN([.C220])-3)" office:value-type="string" office:string-value="29" calcext:value-type="string">
            <text:p>29</text:p>
          </table:table-cell>
          <table:table-cell table:formula="of:=VALUE([.D220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220];LEN([.F220]) - SEARCH(&quot;qtdelta=&quot;;[.F220])-7)" office:value-type="string" office:string-value="28 |&gt;] |&gt;" calcext:value-type="string">
            <text:p>28 |&gt;] |&gt;</text:p>
          </table:table-cell>
          <table:table-cell table:formula="of:=LEFT([.G220];LEN([.G220])-7)" office:value-type="string" office:string-value="28" calcext:value-type="string">
            <text:p>28</text:p>
          </table:table-cell>
          <table:table-cell table:formula="of:=VALUE([.H220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220" calcext:value-type="float">
            <text:p>220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21];LEN([.B221]) - SEARCH(&quot;qtdelta=&quot;;[.B221])-7)" office:value-type="string" office:string-value="28 |&gt;" calcext:value-type="string">
            <text:p>28 |&gt;</text:p>
          </table:table-cell>
          <table:table-cell table:formula="of:=LEFT([.C221];LEN([.C221])-3)" office:value-type="string" office:string-value="28" calcext:value-type="string">
            <text:p>28</text:p>
          </table:table-cell>
          <table:table-cell table:formula="of:=VALUE([.D221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36 |&gt;] |&gt;</text:p>
          </table:table-cell>
          <table:table-cell table:formula="of:=RIGHT([.F221];LEN([.F221]) - SEARCH(&quot;qtdelta=&quot;;[.F221])-7)" office:value-type="string" office:string-value="36 |&gt;] |&gt;" calcext:value-type="string">
            <text:p>36 |&gt;] |&gt;</text:p>
          </table:table-cell>
          <table:table-cell table:formula="of:=LEFT([.G221];LEN([.G221])-7)" office:value-type="string" office:string-value="36" calcext:value-type="string">
            <text:p>36</text:p>
          </table:table-cell>
          <table:table-cell table:formula="of:=VALUE([.H221])" office:value-type="float" office:value="36" calcext:value-type="float">
            <text:p>3.60E+01</text:p>
          </table:table-cell>
        </table:table-row>
        <table:table-row table:style-name="ro1">
          <table:table-cell office:value-type="float" office:value="221" calcext:value-type="float">
            <text:p>221.00</text:p>
          </table:table-cell>
          <table:table-cell office:value-type="string" calcext:value-type="string">
            <text:p>&lt;SwitchTrace <text:s/>swid=2 qdepth=0 qtdelta=29 |&gt;</text:p>
          </table:table-cell>
          <table:table-cell table:formula="of:=RIGHT([.B222];LEN([.B222]) - SEARCH(&quot;qtdelta=&quot;;[.B222])-7)" office:value-type="string" office:string-value="29 |&gt;" calcext:value-type="string">
            <text:p>29 |&gt;</text:p>
          </table:table-cell>
          <table:table-cell table:formula="of:=LEFT([.C222];LEN([.C222])-3)" office:value-type="string" office:string-value="29" calcext:value-type="string">
            <text:p>29</text:p>
          </table:table-cell>
          <table:table-cell table:formula="of:=VALUE([.D222])" office:value-type="float" office:value="29" calcext:value-type="float">
            <text:p>2.9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222];LEN([.F222]) - SEARCH(&quot;qtdelta=&quot;;[.F222])-7)" office:value-type="string" office:string-value="29 |&gt;] |&gt;" calcext:value-type="string">
            <text:p>29 |&gt;] |&gt;</text:p>
          </table:table-cell>
          <table:table-cell table:formula="of:=LEFT([.G222];LEN([.G222])-7)" office:value-type="string" office:string-value="29" calcext:value-type="string">
            <text:p>29</text:p>
          </table:table-cell>
          <table:table-cell table:formula="of:=VALUE([.H222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222" calcext:value-type="float">
            <text:p>222.00</text:p>
          </table:table-cell>
          <table:table-cell office:value-type="string" calcext:value-type="string">
            <text:p>&lt;SwitchTrace <text:s/>swid=2 qdepth=0 qtdelta=26 |&gt;</text:p>
          </table:table-cell>
          <table:table-cell table:formula="of:=RIGHT([.B223];LEN([.B223]) - SEARCH(&quot;qtdelta=&quot;;[.B223])-7)" office:value-type="string" office:string-value="26 |&gt;" calcext:value-type="string">
            <text:p>26 |&gt;</text:p>
          </table:table-cell>
          <table:table-cell table:formula="of:=LEFT([.C223];LEN([.C223])-3)" office:value-type="string" office:string-value="26" calcext:value-type="string">
            <text:p>26</text:p>
          </table:table-cell>
          <table:table-cell table:formula="of:=VALUE([.D223])" office:value-type="float" office:value="26" calcext:value-type="float">
            <text:p>2.60E+01</text:p>
          </table:table-cell>
          <table:table-cell office:value-type="string" calcext:value-type="string">
            <text:p><text:s/>&lt;SwitchTrace <text:s/>swid=1 qdepth=0 qtdelta=29 |&gt;] |&gt;</text:p>
          </table:table-cell>
          <table:table-cell table:formula="of:=RIGHT([.F223];LEN([.F223]) - SEARCH(&quot;qtdelta=&quot;;[.F223])-7)" office:value-type="string" office:string-value="29 |&gt;] |&gt;" calcext:value-type="string">
            <text:p>29 |&gt;] |&gt;</text:p>
          </table:table-cell>
          <table:table-cell table:formula="of:=LEFT([.G223];LEN([.G223])-7)" office:value-type="string" office:string-value="29" calcext:value-type="string">
            <text:p>29</text:p>
          </table:table-cell>
          <table:table-cell table:formula="of:=VALUE([.H223])" office:value-type="float" office:value="29" calcext:value-type="float">
            <text:p>2.90E+01</text:p>
          </table:table-cell>
        </table:table-row>
        <table:table-row table:style-name="ro1">
          <table:table-cell office:value-type="float" office:value="223" calcext:value-type="float">
            <text:p>223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24];LEN([.B224]) - SEARCH(&quot;qtdelta=&quot;;[.B224])-7)" office:value-type="string" office:string-value="28 |&gt;" calcext:value-type="string">
            <text:p>28 |&gt;</text:p>
          </table:table-cell>
          <table:table-cell table:formula="of:=LEFT([.C224];LEN([.C224])-3)" office:value-type="string" office:string-value="28" calcext:value-type="string">
            <text:p>28</text:p>
          </table:table-cell>
          <table:table-cell table:formula="of:=VALUE([.D224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40 |&gt;] |&gt;</text:p>
          </table:table-cell>
          <table:table-cell table:formula="of:=RIGHT([.F224];LEN([.F224]) - SEARCH(&quot;qtdelta=&quot;;[.F224])-7)" office:value-type="string" office:string-value="40 |&gt;] |&gt;" calcext:value-type="string">
            <text:p>40 |&gt;] |&gt;</text:p>
          </table:table-cell>
          <table:table-cell table:formula="of:=LEFT([.G224];LEN([.G224])-7)" office:value-type="string" office:string-value="40" calcext:value-type="string">
            <text:p>40</text:p>
          </table:table-cell>
          <table:table-cell table:formula="of:=VALUE([.H224])" office:value-type="float" office:value="40" calcext:value-type="float">
            <text:p>4.00E+01</text:p>
          </table:table-cell>
        </table:table-row>
        <table:table-row table:style-name="ro1">
          <table:table-cell office:value-type="float" office:value="224" calcext:value-type="float">
            <text:p>224.00</text:p>
          </table:table-cell>
          <table:table-cell office:value-type="string" calcext:value-type="string">
            <text:p>&lt;SwitchTrace <text:s/>swid=2 qdepth=0 qtdelta=81 |&gt;</text:p>
          </table:table-cell>
          <table:table-cell table:formula="of:=RIGHT([.B225];LEN([.B225]) - SEARCH(&quot;qtdelta=&quot;;[.B225])-7)" office:value-type="string" office:string-value="81 |&gt;" calcext:value-type="string">
            <text:p>81 |&gt;</text:p>
          </table:table-cell>
          <table:table-cell table:formula="of:=LEFT([.C225];LEN([.C225])-3)" office:value-type="string" office:string-value="81" calcext:value-type="string">
            <text:p>81</text:p>
          </table:table-cell>
          <table:table-cell table:formula="of:=VALUE([.D225])" office:value-type="float" office:value="81" calcext:value-type="float">
            <text:p>8.1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225];LEN([.F225]) - SEARCH(&quot;qtdelta=&quot;;[.F225])-7)" office:value-type="string" office:string-value="28 |&gt;] |&gt;" calcext:value-type="string">
            <text:p>28 |&gt;] |&gt;</text:p>
          </table:table-cell>
          <table:table-cell table:formula="of:=LEFT([.G225];LEN([.G225])-7)" office:value-type="string" office:string-value="28" calcext:value-type="string">
            <text:p>28</text:p>
          </table:table-cell>
          <table:table-cell table:formula="of:=VALUE([.H225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225" calcext:value-type="float">
            <text:p>225.00</text:p>
          </table:table-cell>
          <table:table-cell office:value-type="string" calcext:value-type="string">
            <text:p>&lt;SwitchTrace <text:s/>swid=2 qdepth=0 qtdelta=28 |&gt;</text:p>
          </table:table-cell>
          <table:table-cell table:formula="of:=RIGHT([.B226];LEN([.B226]) - SEARCH(&quot;qtdelta=&quot;;[.B226])-7)" office:value-type="string" office:string-value="28 |&gt;" calcext:value-type="string">
            <text:p>28 |&gt;</text:p>
          </table:table-cell>
          <table:table-cell table:formula="of:=LEFT([.C226];LEN([.C226])-3)" office:value-type="string" office:string-value="28" calcext:value-type="string">
            <text:p>28</text:p>
          </table:table-cell>
          <table:table-cell table:formula="of:=VALUE([.D226])" office:value-type="float" office:value="28" calcext:value-type="float">
            <text:p>2.80E+01</text:p>
          </table:table-cell>
          <table:table-cell office:value-type="string" calcext:value-type="string">
            <text:p><text:s/>&lt;SwitchTrace <text:s/>swid=1 qdepth=0 qtdelta=41 |&gt;] |&gt;</text:p>
          </table:table-cell>
          <table:table-cell table:formula="of:=RIGHT([.F226];LEN([.F226]) - SEARCH(&quot;qtdelta=&quot;;[.F226])-7)" office:value-type="string" office:string-value="41 |&gt;] |&gt;" calcext:value-type="string">
            <text:p>41 |&gt;] |&gt;</text:p>
          </table:table-cell>
          <table:table-cell table:formula="of:=LEFT([.G226];LEN([.G226])-7)" office:value-type="string" office:string-value="41" calcext:value-type="string">
            <text:p>41</text:p>
          </table:table-cell>
          <table:table-cell table:formula="of:=VALUE([.H226])" office:value-type="float" office:value="41" calcext:value-type="float">
            <text:p>4.10E+01</text:p>
          </table:table-cell>
        </table:table-row>
        <table:table-row table:style-name="ro1">
          <table:table-cell office:value-type="float" office:value="226" calcext:value-type="float">
            <text:p>226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27];LEN([.B227]) - SEARCH(&quot;qtdelta=&quot;;[.B227])-7)" office:value-type="string" office:string-value="32 |&gt;" calcext:value-type="string">
            <text:p>32 |&gt;</text:p>
          </table:table-cell>
          <table:table-cell table:formula="of:=LEFT([.C227];LEN([.C227])-3)" office:value-type="string" office:string-value="32" calcext:value-type="string">
            <text:p>32</text:p>
          </table:table-cell>
          <table:table-cell table:formula="of:=VALUE([.D227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27];LEN([.F227]) - SEARCH(&quot;qtdelta=&quot;;[.F227])-7)" office:value-type="string" office:string-value="35 |&gt;] |&gt;" calcext:value-type="string">
            <text:p>35 |&gt;] |&gt;</text:p>
          </table:table-cell>
          <table:table-cell table:formula="of:=LEFT([.G227];LEN([.G227])-7)" office:value-type="string" office:string-value="35" calcext:value-type="string">
            <text:p>35</text:p>
          </table:table-cell>
          <table:table-cell table:formula="of:=VALUE([.H227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27" calcext:value-type="float">
            <text:p>227.00</text:p>
          </table:table-cell>
          <table:table-cell office:value-type="string" calcext:value-type="string">
            <text:p>&lt;SwitchTrace <text:s/>swid=2 qdepth=0 qtdelta=53 |&gt;</text:p>
          </table:table-cell>
          <table:table-cell table:formula="of:=RIGHT([.B228];LEN([.B228]) - SEARCH(&quot;qtdelta=&quot;;[.B228])-7)" office:value-type="string" office:string-value="53 |&gt;" calcext:value-type="string">
            <text:p>53 |&gt;</text:p>
          </table:table-cell>
          <table:table-cell table:formula="of:=LEFT([.C228];LEN([.C228])-3)" office:value-type="string" office:string-value="53" calcext:value-type="string">
            <text:p>53</text:p>
          </table:table-cell>
          <table:table-cell table:formula="of:=VALUE([.D228])" office:value-type="float" office:value="53" calcext:value-type="float">
            <text:p>5.30E+01</text:p>
          </table:table-cell>
          <table:table-cell office:value-type="string" calcext:value-type="string">
            <text:p><text:s/>&lt;SwitchTrace <text:s/>swid=1 qdepth=0 qtdelta=32 |&gt;] |&gt;</text:p>
          </table:table-cell>
          <table:table-cell table:formula="of:=RIGHT([.F228];LEN([.F228]) - SEARCH(&quot;qtdelta=&quot;;[.F228])-7)" office:value-type="string" office:string-value="32 |&gt;] |&gt;" calcext:value-type="string">
            <text:p>32 |&gt;] |&gt;</text:p>
          </table:table-cell>
          <table:table-cell table:formula="of:=LEFT([.G228];LEN([.G228])-7)" office:value-type="string" office:string-value="32" calcext:value-type="string">
            <text:p>32</text:p>
          </table:table-cell>
          <table:table-cell table:formula="of:=VALUE([.H228])" office:value-type="float" office:value="32" calcext:value-type="float">
            <text:p>3.20E+01</text:p>
          </table:table-cell>
        </table:table-row>
        <table:table-row table:style-name="ro1">
          <table:table-cell office:value-type="float" office:value="228" calcext:value-type="float">
            <text:p>228.00</text:p>
          </table:table-cell>
          <table:table-cell office:value-type="string" calcext:value-type="string">
            <text:p>&lt;SwitchTrace <text:s/>swid=2 qdepth=0 qtdelta=36 |&gt;</text:p>
          </table:table-cell>
          <table:table-cell table:formula="of:=RIGHT([.B229];LEN([.B229]) - SEARCH(&quot;qtdelta=&quot;;[.B229])-7)" office:value-type="string" office:string-value="36 |&gt;" calcext:value-type="string">
            <text:p>36 |&gt;</text:p>
          </table:table-cell>
          <table:table-cell table:formula="of:=LEFT([.C229];LEN([.C229])-3)" office:value-type="string" office:string-value="36" calcext:value-type="string">
            <text:p>36</text:p>
          </table:table-cell>
          <table:table-cell table:formula="of:=VALUE([.D229])" office:value-type="float" office:value="36" calcext:value-type="float">
            <text:p>3.60E+01</text:p>
          </table:table-cell>
          <table:table-cell office:value-type="string" calcext:value-type="string">
            <text:p><text:s/>&lt;SwitchTrace <text:s/>swid=1 qdepth=0 qtdelta=30 |&gt;] |&gt;</text:p>
          </table:table-cell>
          <table:table-cell table:formula="of:=RIGHT([.F229];LEN([.F229]) - SEARCH(&quot;qtdelta=&quot;;[.F229])-7)" office:value-type="string" office:string-value="30 |&gt;] |&gt;" calcext:value-type="string">
            <text:p>30 |&gt;] |&gt;</text:p>
          </table:table-cell>
          <table:table-cell table:formula="of:=LEFT([.G229];LEN([.G229])-7)" office:value-type="string" office:string-value="30" calcext:value-type="string">
            <text:p>30</text:p>
          </table:table-cell>
          <table:table-cell table:formula="of:=VALUE([.H229])" office:value-type="float" office:value="30" calcext:value-type="float">
            <text:p>3.00E+01</text:p>
          </table:table-cell>
        </table:table-row>
        <table:table-row table:style-name="ro1">
          <table:table-cell office:value-type="float" office:value="229" calcext:value-type="float">
            <text:p>229.00</text:p>
          </table:table-cell>
          <table:table-cell office:value-type="string" calcext:value-type="string">
            <text:p>&lt;SwitchTrace <text:s/>swid=2 qdepth=0 qtdelta=73 |&gt;</text:p>
          </table:table-cell>
          <table:table-cell table:formula="of:=RIGHT([.B230];LEN([.B230]) - SEARCH(&quot;qtdelta=&quot;;[.B230])-7)" office:value-type="string" office:string-value="73 |&gt;" calcext:value-type="string">
            <text:p>73 |&gt;</text:p>
          </table:table-cell>
          <table:table-cell table:formula="of:=LEFT([.C230];LEN([.C230])-3)" office:value-type="string" office:string-value="73" calcext:value-type="string">
            <text:p>73</text:p>
          </table:table-cell>
          <table:table-cell table:formula="of:=VALUE([.D230])" office:value-type="float" office:value="73" calcext:value-type="float">
            <text:p>7.30E+01</text:p>
          </table:table-cell>
          <table:table-cell office:value-type="string" calcext:value-type="string">
            <text:p><text:s/>&lt;SwitchTrace <text:s/>swid=1 qdepth=0 qtdelta=33 |&gt;] |&gt;</text:p>
          </table:table-cell>
          <table:table-cell table:formula="of:=RIGHT([.F230];LEN([.F230]) - SEARCH(&quot;qtdelta=&quot;;[.F230])-7)" office:value-type="string" office:string-value="33 |&gt;] |&gt;" calcext:value-type="string">
            <text:p>33 |&gt;] |&gt;</text:p>
          </table:table-cell>
          <table:table-cell table:formula="of:=LEFT([.G230];LEN([.G230])-7)" office:value-type="string" office:string-value="33" calcext:value-type="string">
            <text:p>33</text:p>
          </table:table-cell>
          <table:table-cell table:formula="of:=VALUE([.H230])" office:value-type="float" office:value="33" calcext:value-type="float">
            <text:p>3.30E+01</text:p>
          </table:table-cell>
        </table:table-row>
        <table:table-row table:style-name="ro1">
          <table:table-cell office:value-type="float" office:value="230" calcext:value-type="float">
            <text:p>230.00</text:p>
          </table:table-cell>
          <table:table-cell office:value-type="string" calcext:value-type="string">
            <text:p>&lt;SwitchTrace <text:s/>swid=2 qdepth=0 qtdelta=61 |&gt;</text:p>
          </table:table-cell>
          <table:table-cell table:formula="of:=RIGHT([.B231];LEN([.B231]) - SEARCH(&quot;qtdelta=&quot;;[.B231])-7)" office:value-type="string" office:string-value="61 |&gt;" calcext:value-type="string">
            <text:p>61 |&gt;</text:p>
          </table:table-cell>
          <table:table-cell table:formula="of:=LEFT([.C231];LEN([.C231])-3)" office:value-type="string" office:string-value="61" calcext:value-type="string">
            <text:p>61</text:p>
          </table:table-cell>
          <table:table-cell table:formula="of:=VALUE([.D231])" office:value-type="float" office:value="61" calcext:value-type="float">
            <text:p>6.10E+01</text:p>
          </table:table-cell>
          <table:table-cell office:value-type="string" calcext:value-type="string">
            <text:p><text:s/>&lt;SwitchTrace <text:s/>swid=1 qdepth=0 qtdelta=28 |&gt;] |&gt;</text:p>
          </table:table-cell>
          <table:table-cell table:formula="of:=RIGHT([.F231];LEN([.F231]) - SEARCH(&quot;qtdelta=&quot;;[.F231])-7)" office:value-type="string" office:string-value="28 |&gt;] |&gt;" calcext:value-type="string">
            <text:p>28 |&gt;] |&gt;</text:p>
          </table:table-cell>
          <table:table-cell table:formula="of:=LEFT([.G231];LEN([.G231])-7)" office:value-type="string" office:string-value="28" calcext:value-type="string">
            <text:p>28</text:p>
          </table:table-cell>
          <table:table-cell table:formula="of:=VALUE([.H231])" office:value-type="float" office:value="28" calcext:value-type="float">
            <text:p>2.80E+01</text:p>
          </table:table-cell>
        </table:table-row>
        <table:table-row table:style-name="ro1">
          <table:table-cell office:value-type="float" office:value="231" calcext:value-type="float">
            <text:p>231.00</text:p>
          </table:table-cell>
          <table:table-cell office:value-type="string" calcext:value-type="string">
            <text:p>&lt;SwitchTrace <text:s/>swid=2 qdepth=0 qtdelta=33 |&gt;</text:p>
          </table:table-cell>
          <table:table-cell table:formula="of:=RIGHT([.B232];LEN([.B232]) - SEARCH(&quot;qtdelta=&quot;;[.B232])-7)" office:value-type="string" office:string-value="33 |&gt;" calcext:value-type="string">
            <text:p>33 |&gt;</text:p>
          </table:table-cell>
          <table:table-cell table:formula="of:=LEFT([.C232];LEN([.C232])-3)" office:value-type="string" office:string-value="33" calcext:value-type="string">
            <text:p>33</text:p>
          </table:table-cell>
          <table:table-cell table:formula="of:=VALUE([.D232])" office:value-type="float" office:value="33" calcext:value-type="float">
            <text:p>3.30E+01</text:p>
          </table:table-cell>
          <table:table-cell office:value-type="string" calcext:value-type="string">
            <text:p><text:s/>&lt;SwitchTrace <text:s/>swid=1 qdepth=0 qtdelta=83 |&gt;] |&gt;</text:p>
          </table:table-cell>
          <table:table-cell table:formula="of:=RIGHT([.F232];LEN([.F232]) - SEARCH(&quot;qtdelta=&quot;;[.F232])-7)" office:value-type="string" office:string-value="83 |&gt;] |&gt;" calcext:value-type="string">
            <text:p>83 |&gt;] |&gt;</text:p>
          </table:table-cell>
          <table:table-cell table:formula="of:=LEFT([.G232];LEN([.G232])-7)" office:value-type="string" office:string-value="83" calcext:value-type="string">
            <text:p>83</text:p>
          </table:table-cell>
          <table:table-cell table:formula="of:=VALUE([.H232])" office:value-type="float" office:value="83" calcext:value-type="float">
            <text:p>8.30E+01</text:p>
          </table:table-cell>
        </table:table-row>
        <table:table-row table:style-name="ro1">
          <table:table-cell office:value-type="float" office:value="232" calcext:value-type="float">
            <text:p>232.00</text:p>
          </table:table-cell>
          <table:table-cell office:value-type="string" calcext:value-type="string">
            <text:p>&lt;SwitchTrace <text:s/>swid=2 qdepth=0 qtdelta=27 |&gt;</text:p>
          </table:table-cell>
          <table:table-cell table:formula="of:=RIGHT([.B233];LEN([.B233]) - SEARCH(&quot;qtdelta=&quot;;[.B233])-7)" office:value-type="string" office:string-value="27 |&gt;" calcext:value-type="string">
            <text:p>27 |&gt;</text:p>
          </table:table-cell>
          <table:table-cell table:formula="of:=LEFT([.C233];LEN([.C233])-3)" office:value-type="string" office:string-value="27" calcext:value-type="string">
            <text:p>27</text:p>
          </table:table-cell>
          <table:table-cell table:formula="of:=VALUE([.D233])" office:value-type="float" office:value="27" calcext:value-type="float">
            <text:p>2.70E+01</text:p>
          </table:table-cell>
          <table:table-cell office:value-type="string" calcext:value-type="string">
            <text:p><text:s/>&lt;SwitchTrace <text:s/>swid=1 qdepth=0 qtdelta=34 |&gt;] |&gt;</text:p>
          </table:table-cell>
          <table:table-cell table:formula="of:=RIGHT([.F233];LEN([.F233]) - SEARCH(&quot;qtdelta=&quot;;[.F233])-7)" office:value-type="string" office:string-value="34 |&gt;] |&gt;" calcext:value-type="string">
            <text:p>34 |&gt;] |&gt;</text:p>
          </table:table-cell>
          <table:table-cell table:formula="of:=LEFT([.G233];LEN([.G233])-7)" office:value-type="string" office:string-value="34" calcext:value-type="string">
            <text:p>34</text:p>
          </table:table-cell>
          <table:table-cell table:formula="of:=VALUE([.H233])" office:value-type="float" office:value="34" calcext:value-type="float">
            <text:p>3.40E+01</text:p>
          </table:table-cell>
        </table:table-row>
        <table:table-row table:style-name="ro1">
          <table:table-cell office:value-type="float" office:value="233" calcext:value-type="float">
            <text:p>233.00</text:p>
          </table:table-cell>
          <table:table-cell office:value-type="string" calcext:value-type="string">
            <text:p>&lt;SwitchTrace <text:s/>swid=2 qdepth=0 qtdelta=32 |&gt;</text:p>
          </table:table-cell>
          <table:table-cell table:formula="of:=RIGHT([.B234];LEN([.B234]) - SEARCH(&quot;qtdelta=&quot;;[.B234])-7)" office:value-type="string" office:string-value="32 |&gt;" calcext:value-type="string">
            <text:p>32 |&gt;</text:p>
          </table:table-cell>
          <table:table-cell table:formula="of:=LEFT([.C234];LEN([.C234])-3)" office:value-type="string" office:string-value="32" calcext:value-type="string">
            <text:p>32</text:p>
          </table:table-cell>
          <table:table-cell table:formula="of:=VALUE([.D234])" office:value-type="float" office:value="32" calcext:value-type="float">
            <text:p>3.20E+01</text:p>
          </table:table-cell>
          <table:table-cell office:value-type="string" calcext:value-type="string">
            <text:p><text:s/>&lt;SwitchTrace <text:s/>swid=1 qdepth=0 qtdelta=35 |&gt;] |&gt;</text:p>
          </table:table-cell>
          <table:table-cell table:formula="of:=RIGHT([.F234];LEN([.F234]) - SEARCH(&quot;qtdelta=&quot;;[.F234])-7)" office:value-type="string" office:string-value="35 |&gt;] |&gt;" calcext:value-type="string">
            <text:p>35 |&gt;] |&gt;</text:p>
          </table:table-cell>
          <table:table-cell table:formula="of:=LEFT([.G234];LEN([.G234])-7)" office:value-type="string" office:string-value="35" calcext:value-type="string">
            <text:p>35</text:p>
          </table:table-cell>
          <table:table-cell table:formula="of:=VALUE([.H234])" office:value-type="float" office:value="35" calcext:value-type="float">
            <text:p>3.50E+01</text:p>
          </table:table-cell>
        </table:table-row>
        <table:table-row table:style-name="ro1">
          <table:table-cell office:value-type="float" office:value="234" calcext:value-type="float">
            <text:p>234.00</text:p>
          </table:table-cell>
          <table:table-cell office:value-type="string" calcext:value-type="string">
            <text:p>&lt;SwitchTrace <text:s/>swid=2 qdepth=0 qtdelta=25 |&gt;</text:p>
          </table:table-cell>
          <table:table-cell table:formula="of:=RIGHT([.B235];LEN([.B235]) - SEARCH(&quot;qtdelta=&quot;;[.B235])-7)" office:value-type="string" office:string-value="25 |&gt;" calcext:value-type="string">
            <text:p>25 |&gt;</text:p>
          </table:table-cell>
          <table:table-cell table:formula="of:=LEFT([.C235];LEN([.C235])-3)" office:value-type="string" office:string-value="25" calcext:value-type="string">
            <text:p>25</text:p>
          </table:table-cell>
          <table:table-cell table:formula="of:=VALUE([.D235])" office:value-type="float" office:value="25" calcext:value-type="float">
            <text:p>2.50E+01</text:p>
          </table:table-cell>
          <table:table-cell office:value-type="string" calcext:value-type="string">
            <text:p><text:s/>&lt;SwitchTrace <text:s/>swid=1 qdepth=0 qtdelta=46 |&gt;] |&gt;</text:p>
          </table:table-cell>
          <table:table-cell table:formula="of:=RIGHT([.F235];LEN([.F235]) - SEARCH(&quot;qtdelta=&quot;;[.F235])-7)" office:value-type="string" office:string-value="46 |&gt;] |&gt;" calcext:value-type="string">
            <text:p>46 |&gt;] |&gt;</text:p>
          </table:table-cell>
          <table:table-cell table:formula="of:=LEFT([.G235];LEN([.G235])-7)" office:value-type="string" office:string-value="46" calcext:value-type="string">
            <text:p>46</text:p>
          </table:table-cell>
          <table:table-cell table:formula="of:=VALUE([.H235])" office:value-type="float" office:value="46" calcext:value-type="float">
            <text:p>4.60E+01</text:p>
          </table:table-cell>
        </table:table-row>
        <table:table-row table:style-name="ro1" table:number-rows-repeated="10483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4T16:48:11.446768024</dc:date>
    <meta:editing-duration>PT1H7M3S</meta:editing-duration>
    <meta:editing-cycles>3</meta:editing-cycles>
    <meta:generator>LibreOffice/6.0.7.3$Linux_X86_64 LibreOffice_project/00m0$Build-3</meta:generator>
    <meta:document-statistic meta:table-count="1" meta:cell-count="21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8cm" svg:height="11.182cm" xlink:href=".." xlink:type="simple" chart:class="chart:scatter" chart:style-name="ch1">
        <chart:title svg:x="4.79cm" svg:y="0.359cm" chart:style-name="ch2">
          <text:p>Time in queue vs. packet number with 750kbps link</text:p>
        </chart:title>
        <chart:legend svg:x="0cm" svg:y="9.82cm" style:legend-expansion="custom" chartooo:width="6.438cm" chartooo:height="1.361cm" style:legend-expansion-aspect-ratio="4.73034533431301" chart:style-name="ch3"/>
        <chart:plot-area chart:style-name="ch4" table:cell-range-address="DRIPout.A1:DRIPout.A222 DRIPout.E1:DRIPout.E222 DRIPout.I1:DRIPout.I222" chart:data-source-has-labels="row" svg:x="1.408cm" svg:y="1.361cm" svg:width="18.075cm" svg:height="8.617cm">
          <chartooo:coordinate-region svg:x="3.141cm" svg:y="1.56cm" svg:width="15.824cm" svg:height="7.771cm"/>
          <chart:axis chart:dimension="x" chart:name="primary-x" chart:style-name="ch5">
            <chart:title svg:x="8.88cm" svg:y="10.201cm" chart:style-name="ch6">
              <text:p>DRIP Packet number</text:p>
            </chart:title>
          </chart:axis>
          <chart:axis chart:dimension="y" chart:name="primary-y" chart:style-name="ch7">
            <chart:title svg:x="0.451cm" svg:y="8.518cm" chart:style-name="ch8">
              <text:p>Time in queue at respective switch (μs)</text:p>
            </chart:title>
            <chart:grid chart:style-name="ch9" chart:class="major"/>
          </chart:axis>
          <chart:series chart:style-name="ch10" chart:values-cell-range-address="DRIPout.E2:DRIPout.E222" chart:label-cell-address="DRIPout.E1:DRIPout.E1" chart:class="chart:scatter">
            <chart:domain table:cell-range-address="DRIPout.A2:DRIPout.A222"/>
            <chart:data-point chart:repeated="221"/>
          </chart:series>
          <chart:series chart:style-name="ch11" chart:values-cell-range-address="DRIPout.I2:DRIPout.I222" chart:label-cell-address="DRIPout.I1:DRIPout.I1" chart:class="chart:scatter">
            <chart:data-point chart:repeated="2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eue time delta Switch 2</text:p>
                <draw:g>
                  <svg:desc>DRIPout.E1:DRIPout.E1</svg:desc>
                </draw:g>
              </table:table-cell>
              <table:table-cell office:value-type="string">
                <text:p>Queue time delta Switch 1</text:p>
                <draw:g>
                  <svg:desc>DRIPout.I1:DRIPou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RIPout.A2:DRIPout.A222</svg:desc>
                </draw:g>
              </table:table-cell>
              <table:table-cell office:value-type="float" office:value="28">
                <text:p>28</text:p>
                <draw:g>
                  <svg:desc>DRIPout.E2:DRIPout.E222</svg:desc>
                </draw:g>
              </table:table-cell>
              <table:table-cell office:value-type="float" office:value="40">
                <text:p>40</text:p>
                <draw:g>
                  <svg:desc>DRIPout.I2:DRIPout.I2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4">
                <text:p>64</text:p>
              </table:table-cell>
              <table:table-cell office:value-type="float" office:value="353160">
                <text:p>353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928216">
                <text:p>928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36820">
                <text:p>7368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606591">
                <text:p>606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5">
                <text:p>95</text:p>
              </table:table-cell>
              <table:table-cell office:value-type="float" office:value="1131246">
                <text:p>1131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790916">
                <text:p>790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6">
                <text:p>66</text:p>
              </table:table-cell>
              <table:table-cell office:value-type="float" office:value="614485">
                <text:p>6144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60378">
                <text:p>360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5">
                <text:p>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4">
                <text:p>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434957">
                <text:p>434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233789">
                <text:p>2337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781019">
                <text:p>781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6">
                <text:p>26</text:p>
              </table:table-cell>
              <table:table-cell office:value-type="float" office:value="574252">
                <text:p>574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11">
                <text:p>211</text:p>
              </table:table-cell>
              <table:table-cell office:value-type="float" office:value="624907">
                <text:p>6249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0">
                <text:p>30</text:p>
              </table:table-cell>
              <table:table-cell office:value-type="float" office:value="1103497">
                <text:p>1103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5">
                <text:p>55</text:p>
              </table:table-cell>
              <table:table-cell office:value-type="float" office:value="762856">
                <text:p>762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  <table:table-cell office:value-type="float" office:value="533104">
                <text:p>533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6">
                <text:p>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4">
                <text:p>34</text:p>
              </table:table-cell>
              <table:table-cell office:value-type="float" office:value="550375">
                <text:p>550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3">
                <text:p>53</text:p>
              </table:table-cell>
              <table:table-cell office:value-type="float" office:value="1128351">
                <text:p>11283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0">
                <text:p>40</text:p>
              </table:table-cell>
              <table:table-cell office:value-type="float" office:value="740977">
                <text:p>7409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0">
                <text:p>40</text:p>
              </table:table-cell>
              <table:table-cell office:value-type="float" office:value="552975">
                <text:p>552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  <table:table-cell office:value-type="float" office:value="1127526">
                <text:p>11275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0">
                <text:p>40</text:p>
              </table:table-cell>
              <table:table-cell office:value-type="float" office:value="746087">
                <text:p>7460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4">
                <text:p>94</text:p>
              </table:table-cell>
              <table:table-cell office:value-type="float" office:value="194891">
                <text:p>1948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8">
                <text:p>48</text:p>
              </table:table-cell>
              <table:table-cell office:value-type="float" office:value="58298">
                <text:p>582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4">
                <text:p>34</text:p>
              </table:table-cell>
              <table:table-cell office:value-type="float" office:value="638468">
                <text:p>6384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3">
                <text:p>43</text:p>
              </table:table-cell>
              <table:table-cell office:value-type="float" office:value="513893">
                <text:p>5138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1">
                <text:p>41</text:p>
              </table:table-cell>
              <table:table-cell office:value-type="float" office:value="813623">
                <text:p>8136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6">
                <text:p>36</text:p>
              </table:table-cell>
              <table:table-cell office:value-type="float" office:value="686094">
                <text:p>6860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9">
                <text:p>89</text:p>
              </table:table-cell>
              <table:table-cell office:value-type="float" office:value="467415">
                <text:p>4674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6">
                <text:p>26</text:p>
              </table:table-cell>
              <table:table-cell office:value-type="float" office:value="1019387">
                <text:p>10193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1106">
                <text:p>31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1">
                <text:p>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6">
                <text:p>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3">
                <text:p>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8">
                <text:p>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62">
                <text:p>3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8">
                <text:p>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2">
                <text:p>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55">
                <text:p>1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1">
                <text:p>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